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9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9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9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9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9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9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9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9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9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9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0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0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0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0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0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0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0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0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0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0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1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1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1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1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1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1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1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1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1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1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2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2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2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2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2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2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2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2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2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2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3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3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3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3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3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3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3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3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3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3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4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4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4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4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4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4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4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4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4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4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5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5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5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5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5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5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5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5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5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5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6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6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6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6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6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6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6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6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6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6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7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7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7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7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7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7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7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7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7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7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8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8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8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8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8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8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8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8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8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8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9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9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9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9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9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9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9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9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9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29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0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0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0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0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0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0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0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0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0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0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1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1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1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1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1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1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1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1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1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1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2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2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2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2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2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2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2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2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2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2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3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3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3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3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3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3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3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3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3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3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4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4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4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4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4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4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4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4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4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4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5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5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5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5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5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5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5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5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5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5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6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6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6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6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6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6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6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6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6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6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7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7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7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7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7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7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7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7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7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7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8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8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8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8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8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8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8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8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8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8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9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9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9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9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9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9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9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9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9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39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0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0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0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0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0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0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0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0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0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0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1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1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1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1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1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1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1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1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1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1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2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2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2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2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2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2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2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2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2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2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3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3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3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3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3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3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3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3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3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3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4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4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4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4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4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4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4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4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4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4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5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5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5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5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5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5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5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5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5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5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6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6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6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6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6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6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6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6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6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6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7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7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7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7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7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7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7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7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7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7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8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8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8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8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8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8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8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8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8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8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9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9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9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9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9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9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9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9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9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49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0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0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0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0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0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0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0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0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0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0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1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1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1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1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1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1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1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1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1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1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2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2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2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2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2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2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2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2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2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2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3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3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3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3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3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3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3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3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3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3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4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4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4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4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4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4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4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4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4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4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5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5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5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5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5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5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5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5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5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5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6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6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6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6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6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6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6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6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6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6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7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7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7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7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7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7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7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7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7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7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8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8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8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8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8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8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8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8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8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8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9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9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9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9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9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9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9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9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9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59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0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0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0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0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0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0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0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0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0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0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1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1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1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1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1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1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1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1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1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1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2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2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2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2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2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2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2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2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2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2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3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3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3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3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3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3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3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3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3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3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4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4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4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4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4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4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4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4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4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4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5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5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5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5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5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5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5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5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5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5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6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6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6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6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6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6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6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6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6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6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7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7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7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7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7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7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7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7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7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7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8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8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8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8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8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8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8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8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8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8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9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9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9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9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9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9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9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9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9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9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0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0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0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0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0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0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0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0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0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0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1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1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1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1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1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1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1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1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1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1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2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2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2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2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2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2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2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2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2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2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3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3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3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3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3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3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3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3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3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3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4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4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4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4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4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4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4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4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4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4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5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5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5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5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5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5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5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5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5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5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6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6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6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6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6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6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6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6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6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6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7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7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7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7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7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7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7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7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7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7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8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8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8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8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8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8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8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8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8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8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9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9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9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9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9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9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9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9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9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9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0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0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0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0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0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0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0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0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0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0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1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1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1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1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1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1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1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1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1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1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2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2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2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2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2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2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2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2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2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2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3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3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3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3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3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3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3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3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3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3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4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4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4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4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4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4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4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4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4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4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5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5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5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5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5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5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5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5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5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5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6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6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6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6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6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6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6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6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6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6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7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7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7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7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7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7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7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7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7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7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8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8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8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8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8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8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8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8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8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8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9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9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9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9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9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9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9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9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9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9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0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0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0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0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0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0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0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0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0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0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1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1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1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1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1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1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1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1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1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1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2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2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2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2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2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2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2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2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2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2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3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3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3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3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3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3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3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3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3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3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4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4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4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4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4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4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4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4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4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4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5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5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5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5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5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5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5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5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5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5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6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6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6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6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6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6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6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6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6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6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7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7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7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7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7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7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7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7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7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7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8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8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8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8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8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8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8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8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8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8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9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9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9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9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9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9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9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9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9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9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0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0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0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0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0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0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0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0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0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0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1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1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1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1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1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1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1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1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1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1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2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2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2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2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2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2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2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2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2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2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3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3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3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3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3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3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3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3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3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3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4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4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4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4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4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4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4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4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4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4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5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5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5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5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5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5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5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5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5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5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6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6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6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6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6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6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6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6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6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6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7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7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7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7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7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7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7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7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7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7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8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8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8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8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8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8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8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8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8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8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9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9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9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9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9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9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9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9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9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09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0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0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0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0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0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0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0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0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0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0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1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1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1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1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1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1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1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1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1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1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2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2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2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2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2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2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2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2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2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2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3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3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3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3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3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3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3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3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3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3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4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4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4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4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4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4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4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4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4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4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5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5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5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5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5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5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5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5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5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5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6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6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6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6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6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6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6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6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6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6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7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7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7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7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7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7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7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7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7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7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8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8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8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8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8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8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8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8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8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8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9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9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9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9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9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9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9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9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9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19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0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0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0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0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0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0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0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0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0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0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1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1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1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1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1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1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1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1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1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1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2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2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2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2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2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2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2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2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2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2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3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3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3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3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3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3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3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3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3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3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4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4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4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4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4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4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4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4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4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4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5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5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5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5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5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5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5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5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5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5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6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6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6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6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6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6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6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6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6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6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7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7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7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7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7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7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7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7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7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7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8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8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8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8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8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8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8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8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8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8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9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9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9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9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9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9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9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9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9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29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0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0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0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0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0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0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0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0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0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0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1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1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1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1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1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1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1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1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1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1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2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2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2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2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2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2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2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2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2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2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3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3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3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3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3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3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3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3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3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3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4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4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4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4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4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4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4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4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4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4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5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5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5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5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5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5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5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5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5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5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6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6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6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6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6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6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6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6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6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6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7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7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7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7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7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7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7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7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7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7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8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8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8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8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8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8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8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8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8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8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9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9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9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9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9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9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9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9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9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39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0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0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0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0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0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0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0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0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0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0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1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1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1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1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1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1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1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1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1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1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2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2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2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2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2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2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2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2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2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2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3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3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3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3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3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3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3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3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3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3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4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4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4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4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4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4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4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4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4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4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5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5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5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5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5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5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5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5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5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5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6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6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6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6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6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6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6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6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6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6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7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7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7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7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7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7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7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7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7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7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8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8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8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8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8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8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8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8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8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8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9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9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9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9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9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9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9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9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9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49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0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0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0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0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0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0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0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0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0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0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1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1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1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1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1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1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1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1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1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1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2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2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2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2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2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2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2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2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2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2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3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3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3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3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3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3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3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3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3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3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4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4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4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4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4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4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4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4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4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4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5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5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5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5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5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5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5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5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5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5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6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6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6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6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6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6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6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6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6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6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7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7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7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7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7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7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7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7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7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7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8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8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8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8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8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8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8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8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8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8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9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9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9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9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9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9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9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9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9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59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0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0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0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0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0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0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0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0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0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0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1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1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1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1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1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1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1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1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1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1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2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2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2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2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2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2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2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2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2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2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3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3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3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3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3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3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3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3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3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3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4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4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4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4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4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4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4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4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4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4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5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5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5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5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5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5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5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5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5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5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6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6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6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6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6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6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6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6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6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6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7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7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7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7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7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7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7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7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7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7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8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8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8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8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8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8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8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8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8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8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9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9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9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9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9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9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9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9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9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69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0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0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0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0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0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0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0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0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0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0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1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1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1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1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1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1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1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1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1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1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2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2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2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2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2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2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2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2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2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2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3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3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3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3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3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3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3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3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3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3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4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4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4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4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4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4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4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4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4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4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5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5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5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5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5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5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5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5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5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5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6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6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6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6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6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6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6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6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6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6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7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7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7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7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7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7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7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7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7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7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8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8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8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8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8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8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8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8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8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8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9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9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9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9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9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9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9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9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9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79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0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0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0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0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0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0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0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0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0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0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1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1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1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1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1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1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1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1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1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1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2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2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2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2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2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2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2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2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2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2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3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3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3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3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3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3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3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3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3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3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4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4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4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4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4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4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4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4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4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4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5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5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5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53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54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55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56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57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58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59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60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61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62" style:parent-style-name="Normal" style:family="paragraph">
      <style:paragraph-properties fo:line-height="10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1863" style:parent-style-name="Normal" style:family="paragraph">
      <style:paragraph-properties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222222" fo:font-size="10pt" style:font-size-asian="10pt" style:font-size-complex="10pt"/>
    </style:style>
  </office:automatic-styles>
  <office:body>
    <office:text text:use-soft-page-breaks="true">
      <text:p text:style-name="P1">######################################################################  Penguins</text:p>
      <text:p text:style-name="P4">Priceless HS Penguins,PNG</text:p>
      <text:p text:style-name="P5">QB,Aphran Aaron,23,2014,61,51,54,53,56,60,8.5,3</text:p>
      <text:p text:style-name="P6">QB,Jackie Puftington,25,2014,63,70,42,44,37,60,3.8,4</text:p>
      <text:p text:style-name="P7">RB,Colet Phileon,23,2012,61,65,66,38,48,47,6.08,3</text:p>
      <text:p text:style-name="P8">RB,Bell Fishtiker,25,2013,60,68,60,32,39,45,3.7,2</text:p>
      <text:p text:style-name="P9">RB,Michael Carollon,22,2015,51,52,44,29,45,50,1.25,1</text:p>
      <text:p text:style-name="P10">RB,Paul White,26,2010,50,49,50,61,30,31,1.9,2</text:p>
      <text:p text:style-name="P11">WR,Titly Steven,25,2010,53,59,70,41,60,35,3.75,4</text:p>
      <text:p text:style-name="P12">WR,Lenny Longwell,28,2008,61,62,61,33,58,41,2.45,3</text:p>
      <text:p text:style-name="P13">WR,Camron Camelia,27,2009,71,68,40,31,60,19,1.8,2</text:p>
      <text:p text:style-name="P14">WR,Walter Altoid,23,2014,65,71,41,30,45,30,2.25,4</text:p>
      <text:p text:style-name="P15">WR,Jacob Filton,25,2015,61,61,25,20,37,43,1.5,2</text:p>
      <text:p text:style-name="P16">WR,Michon Xavier,24,2015,70,71,31,15,18,21,1.5,3</text:p>
      <text:p text:style-name="P17">OL,Danny Lockstone,26,2013,75,64,80,75,61,70,5.8,4</text:p>
      <text:p text:style-name="P18">OL,Taylor Ronalods,25,2011,68,72,67,78,66,69,7.75,3</text:p>
      <text:p text:style-name="P19">OL,Chris Sally,24,2013,68,69,70,76,70,50,2.5,1</text:p>
      <text:p text:style-name="P20">OL,Tutties Xanda,24,2014,76,61,50,65,68.43,3.5,2</text:p>
      <text:p text:style-name="P21">OL,Eduardo Chillion,25,2010,65,71,62,74,65,70,51,5,4</text:p>
      <text:p text:style-name="P22">OL,George Washington,24,2013,67,67,57,77,67,67,1.25,1</text:p>
      <text:p text:style-name="P23">OL,John Adams,25,2012,59,65,65,65,55,70,2.25,2</text:p>
      <text:p text:style-name="P24">OL,Thomas Jefferson,27,2011,63,63,63,50,65,38,5.7,6</text:p>
      <text:p text:style-name="P25">OL,James Madison,30,2008,58,65,61,60,58,58,3,3</text:p>
      <text:p text:style-name="P26">OL,James Monroe,33,2005,50,45,56,65,57,56,1.5,2</text:p>
      <text:p text:style-name="P27">OL,John Adams,32,2006,51,43,58,61,60,55,1.3,3</text:p>
      <text:p text:style-name="P28">OL,Andrew Jackson,31,53,47,56,66,58,49,51,1.1,2</text:p>
      <text:p text:style-name="P29">K,Yo Zooda,24,2012,63,80,35,72,63,74,2.7,4</text:p>
      <text:p text:style-name="P30">K,Carson Danz,26,2010,61,70,64,68,65,71,2,3</text:p>
      <text:p text:style-name="P31">S,Harold Say,23,2013,67,61,73,71,72,63,12.9,5</text:p>
      <text:p text:style-name="P32">S,Gabriel Leeson,24,2014,69,70,64,64,62,60,7.75,3</text:p>
      <text:p text:style-name="P33">CB,Tiny Little,27,2009,65,67,61,73,68,51,5.5,3</text:p>
      <text:p text:style-name="P34">CB,Red Green,26,2012,62,70,62,65,65,60,6,4</text:p>
      <text:p text:style-name="P35">CB,Felix Samuel,28,2009,60,65,58,64,64,50,3,2</text:p>
      <text:p text:style-name="P36">CB,Quincy Sand,24,2014,50,54,61,63,66,38,1.3,1</text:p>
      <text:p text:style-name="P37">CB,Ugene Yolon,27,2012,65,66,59,61,60,30,1.5,2</text:p>
      <text:p text:style-name="P38">CB,William Harrison,28,2011,55,45,40,10,58,2,2</text:p>
      <text:p text:style-name="P39">DL,De’kent Johnson,25,2013,73,71,70,73,66,70,7,3</text:p>
      <text:p text:style-name="P40">DL,Thomas Lopez,23,2015,63,68,65,76,71,61,3,1</text:p>
      <text:p text:style-name="P41">DL,Bear Patterson,21,2015,65,81,53,41,68,77,4.25,2</text:p>
      <text:p text:style-name="P42">DL,Jessie Lillard,23,2012,55,43,61,58,71,59,2.25,1</text:p>
      <text:p text:style-name="P43">DL,Nixon Gary,29,2009,60,54,70,36,65,55,3.75,2</text:p>
      <text:p text:style-name="P44">DL,Howard Avin,28,2009,64,41,50,41,50,47,1.75,1</text:p>
      <text:p text:style-name="P45">DL,Allen Rodgriguez,27,2011,59,32,45,62,60,40,2.5,2</text:p>
      <text:p text:style-name="P46">DL,Terrey Grey,25,2013,81,63,30,20,19,50,3.5,4</text:p>
      <text:p text:style-name="P47">LB,Malcom Navaro,23,2014,41,76,65,78,58,62,2,1</text:p>
      <text:p text:style-name="P48">LB,Vantiel Sofusha,25,2013,61,70,68,73,61,57,5,4</text:p>
      <text:p text:style-name="P49">LB,William Anderson,24,2013,65,71,60,43,50,61,1.5,1</text:p>
      <text:p text:style-name="P50">LB,Vince Tail,23,2014,73,41,53,71,30,63,1.35,1</text:p>
      <text:p text:style-name="P51">LB,Isaac Oliver,26,2009,60,41,32,40,17,61,2.45,2</text:p>
      <text:p text:style-name="P52">LB,Martin Buren,29,2010,59,50,30,35,15,59,1.25,1</text:p>
      <text:p text:style-name="P53">END_PLAYERS</text:p>
      <text:p text:style-name="P54">######################################################################  Cox</text:p>
      <text:p text:style-name="P55">Cayce X HS Cox,COX  </text:p>
      <text:p text:style-name="P56">QB,Chadwick Thomason,21,2015,76,63,57,77,65,40,7.5,3</text:p>
      <text:p text:style-name="P57">QB,Shaltin Martinez,25,2014,74,50,41,61,54,38,6.5,3</text:p>
      <text:p text:style-name="P58">QB,Kenny Ashaad,24,2012,31,71,20,78,61,80,4.75,2</text:p>
      <text:p text:style-name="P59">RB,Deshawn Ludwig,25,2012,66,71,78,61,74,83,3,1</text:p>
      <text:p text:style-name="P60">RB,Rudolf Neil,24,2013,70,60,63,76,44,50,4,2</text:p>
      <text:p text:style-name="P61">RB,John Tyler,25,2012,62,63,52,65,60,62,3,2</text:p>
      <text:p text:style-name="P62">RB,Arnesto Noire,22,2014,65,45,60,65,50,53,1.5,1</text:p>
      <text:p text:style-name="P63">WR,Lance Carter,25,2013,70,60,51,79,77,73,5.25,3</text:p>
      <text:p text:style-name="P64">WR,Richardo Dominguez,24,2014,61,64,48,49,64,69,2.8,2</text:p>
      <text:p text:style-name="P65">WR,Bill Hillard,26,2012,80,83,72,75,60,50,3.2,3</text:p>
      <text:p text:style-name="P66">WR,Oliver Northwood,23,2015,61,64,48,49,64,69,4.25,4</text:p>
      <text:p text:style-name="P67">WR,Jeremy Oak,25,2012,60,52,33,52,44,28,1.15,1</text:p>
      <text:soft-page-break/>
      <text:p text:style-name="P68">WR,James Polk,27,2011,57,51,31,48,45,25,2,2</text:p>
      <text:p text:style-name="P69">OL,Adrian Jexing,27,2009,73,65,71,73,76,60,3,2</text:p>
      <text:p text:style-name="P70">OL,Kevin Hooth,23,2014,64,59,70,68,71,64,2.5,2</text:p>
      <text:p text:style-name="P71">OL,Manny Tother,23,2015,69,48,61,72,69,68,2.3,2</text:p>
      <text:p text:style-name="P72">OL,Christian Baker,24,2011,71,65,60,58,61,62,1.3,1</text:p>
      <text:p text:style-name="P73">OL,Utopia Smith,25,2011,60,58,41,60,44,52,1.3,1</text:p>
      <text:p text:style-name="P74">OL,Xavier George,22,2015,63,61,50,32,60,21,2.1,2</text:p>
      <text:p text:style-name="P75">OL,William Ling,25,2012,60,55,45,28,42,15,5.2,6</text:p>
      <text:p text:style-name="P76">OL,Zachary Taylor,26,2011,58,54,46,27,41,14,4.3,5</text:p>
      <text:p text:style-name="P77">OL,Millard Fillmore,27,2010,60,56,44,25,40,13,2.4,3</text:p>
      <text:p text:style-name="P78">OL,Franklin Pierce,28,2009,59,40,46,37,22,20,3,5</text:p>
      <text:p text:style-name="P79">K,Tobey Joshua,22,2015,78,71,61,73,62,71,5.4,3</text:p>
      <text:p text:style-name="P80">K,Daniel Carl,24,2013,75,67,64,67,64,68,4.7,3</text:p>
      <text:p text:style-name="P81">S,James Petterson,27,2010,76,69,74,72,60.40,6.8,3</text:p>
      <text:p text:style-name="P82">S,John Swayne,23,2015,89,61,71,45,50,77,4.9,4</text:p>
      <text:p text:style-name="P83">CB,Kami Sensi,27,2011,78,90,90,84,79,63,17.8,5</text:p>
      <text:p text:style-name="P84">CB,Marvin Jefferson,23,2014,74,63,62,72,64,40,6.5,3</text:p>
      <text:p text:style-name="P85">CB,Zacharia Lillard,24,2013,70,62,52,61,61,45,4.8,3</text:p>
      <text:p text:style-name="P86">CB,Jesse Guitierez,22,2015,70,60,41,50,65,20,7.2,6</text:p>
      <text:p text:style-name="P87">CB,Peter Hunter,28,2008,50,45,30,25,61,17,3.3,4</text:p>
      <text:p text:style-name="P88">CB,James Buchanan,30,2006,52,42,32,22,64,14,1.1,2</text:p>
      <text:p text:style-name="P89">DL,Deon Leo,23,2014,82,70,73,68,64,61,8.7,5</text:p>
      <text:p text:style-name="P90">DL,Zar Lorin,23,2014,76,73,67,66,71,60,6.9,4</text:p>
      <text:p text:style-name="P91">DL,Chuck Posey,24,2012,73,65,58,70,71,42,5,4</text:p>
      <text:p text:style-name="P92">DL,Fredrick Ham,26,2012,71,71,61,54,61,53,3.8,2</text:p>
      <text:p text:style-name="P93">DL,George Tillerson,23,2015,65,48,41,60,53,48,2.3,2</text:p>
      <text:p text:style-name="P94">DL,Abraham Lincoln,24,2014,61,44,46,56,49,53,1.2,1</text:p>
      <text:p text:style-name="P95">DL,Andrew Johnson,25,2013,66,50,40,61,53,48,1.1,1</text:p>
      <text:p text:style-name="P96">LB,Ulric Hanson,25,2011,76,68,65,71,65,52,9.5,4</text:p>
      <text:p text:style-name="P97">LB,Sulley Richardson,24,2012,65,61,57,63,61,62,6.2,3</text:p>
      <text:p text:style-name="P98">LB,Brock Shull,23,2014,70,48,67,70,61,42,4.5,2</text:p>
      <text:p text:style-name="P99">LB,Larry Deckeright,24,2013,71,52,44,51,45,61,3.1,2</text:p>
      <text:p text:style-name="P100">LB,Ulysses Grant,25,2012,69,58,54,45,38,60,2.6,2</text:p>
      <text:p text:style-name="P101">LB,Rutherford Hayes,26,2011,70,55,47,40,59,48,3,3</text:p>
      <text:p text:style-name="P102">LB,James Garfield,27,2010,69,54,46,39,58,39,1.3,1</text:p>
      <text:p text:style-name="P103">LB,Chester Arthur,28,2009,67,59,44,44,56,23,1.2,1</text:p>
      <text:p text:style-name="P104">END_PLAYERS</text:p>
      <text:p text:style-name="P105">######################################################################  Dragon</text:p>
      <text:p text:style-name="P106">Golden HS Dragons,GD</text:p>
      <text:p text:style-name="P107">QB,Tyson Bacon,24,2013,76,71,60,67,72,65,5.7,2</text:p>
      <text:p text:style-name="P108">QB,Gillard Fishbro,23,2014,74,63,61,63,66,58,3.9,2</text:p>
      <text:p text:style-name="P109">QB,Brit Rart,26,2011,71,61,68,65,65,38,3.7,2</text:p>
      <text:p text:style-name="P110">RB,Untyler Pillis,24,2013,65,68,71,67,71,60,4,1</text:p>
      <text:p text:style-name="P111">RB,Fester Chile,28,2009,60,72,50,61,68,50,3.7,2</text:p>
      <text:p text:style-name="P112">RB,Michael Kennedy,29,2009,50,70,61,71,50,40,2.6,3</text:p>
      <text:p text:style-name="P113">RB,Homer Seinfeld,24,2014,69,58,70,44,76,68,2.4,3</text:p>
      <text:p text:style-name="P114">RB,Quinton Davaris,25,2012,78,72,64,84,61,75,3.3,4</text:p>
      <text:p text:style-name="P115">WR,Joshua Vargis,23,2014,74,67,65,83,62,68,8.2,5</text:p>
      <text:p text:style-name="P116">WR,Sergio Zenth,26,2010,73,71,64,74,65,60,7.1,4</text:p>
      <text:p text:style-name="P117">WR,Oliver Yeezy,25,2011,70,60,55,70,63,54,7,5</text:p>
      <text:p text:style-name="P118">WR,Chuck Pistol,25,2012,77,41,48,60,72,68,3.6,3</text:p>
      <text:p text:style-name="P119">WR,Christopher Prelier,24,2013,71,80,82,78,80,77,2.8,2</text:p>
      <text:p text:style-name="P120">WR,Grover Cleveland,23,2015,65,66,68,61,72,69,2.9,3</text:p>
      <text:p text:style-name="P121">OL,Paul Roodulf,27,2010,77,79,81,79,74,76,7.3,4</text:p>
      <text:p text:style-name="P122">OL,Clark Bradford,28,2009,75,81,80,74,81,70,6.9,3</text:p>
      <text:p text:style-name="P123">OL,Quincy Lillard,23,2014,80,78,65,70,80,79,5.7,2</text:p>
      <text:p text:style-name="P124">OL,Wilson Petigrew,25,2013,62,80,79,80,61,51,5.7,4</text:p>
      <text:p text:style-name="P125">OL,Abram Wallace,26,2010,75,62,78,81,60,54,2.6,2</text:p>
      <text:p text:style-name="P126">OL,Shad Decota,24,2014,71,54,48,63,70,51,1.6,1</text:p>
      <text:p text:style-name="P127">OL,Lyson Adrien,24,2013,68,42,37,48,79,41,2.4,2</text:p>
      <text:p text:style-name="P128">OL,Lawrence Hernandex,25,2013,67,51,43,71,68,77,3.1,3</text:p>
      <text:p text:style-name="P129">OL,Benjamin Harrison,26,2012,66,49,46,70,70,72,4.8,5</text:p>
      <text:p text:style-name="P130">OL,Grover Cleveland,23,2015,64,50,45,65,74,71,69,4.3,5</text:p>
      <text:p text:style-name="P131">K,Ashley Shakur,26,2011,77,76,80,66,55,78,4.8,2</text:p>
      <text:p text:style-name="P132">K,Arnesto Domeno,21,2015,61,54,51,39,60,65,3.8,2</text:p>
      <text:soft-page-break/>
      <text:p text:style-name="P133">K,Odexius Smithiferd,25,2013,79,71,80,78,74,81,1.1,2</text:p>
      <text:p text:style-name="P134">S,Devin Crick,22,2015,81,80,69,70,81,60,12.8,5</text:p>
      <text:p text:style-name="P135">S,Carl Lenex,23,2014,77,68,71,65,76,69,7.9,4</text:p>
      <text:p text:style-name="P136">S,Mario Castanza,23,2014,77,64,70,69,70,60,5.2,3</text:p>
      <text:p text:style-name="P137">S,DesMark Lion Jr III,24,2013,76,61,59,89,65,70,7.9,4</text:p>
      <text:p text:style-name="P138">CB,John Likson,25,2012,71,69,60,71,63,77,6.2,4</text:p>
      <text:p text:style-name="P139">CB,Marne Zeth,25,2014,76,71,81,69,71,80,5.5,3</text:p>
      <text:p text:style-name="P140">CB,Kent Wayne,26,2011,65,70,68,70,65,71,3.2,2</text:p>
      <text:p text:style-name="P141">CB,Joe Roger,23,2013,69,72,65,75,64,73,3,2</text:p>
      <text:p text:style-name="P142">CB,Pill Link,25,2010,70,61,72,68,71,68,3.9,4</text:p>
      <text:p text:style-name="P143">CB,Lee Hardwell,23,2014,75,69,81,80,75,76,1.3,2</text:p>
      <text:p text:style-name="P144">DL,Lawrence Law,24,2013,76,71,75,78,71,69,5.9,3</text:p>
      <text:p text:style-name="P145">DL,Arnold Dekate,24,2013,76,71,69,61,71,68,5.1,3</text:p>
      <text:p text:style-name="P146">DL,Kate Johnson,22,2015,71,65,67,71,65,66,6.8,4</text:p>
      <text:p text:style-name="P147">DL,Lenard Jorey,24,2013,71,60,58,64,63,65,4.2,3</text:p>
      <text:p text:style-name="P148">DL,Lith CarMichael,23,2014,65,61,55,66,51,48,3.1,2</text:p>
      <text:p text:style-name="P149">DL,Jay Frank,22,2015,67,61,57,71,68,58,2.4,3</text:p>
      <text:p text:style-name="P150">DL,Mason Semi,21,2015,71,69,60,90,71,4.9,6</text:p>
      <text:p text:style-name="P151">DL,Vernin Lithonium,22,2015,66,54,70,50,60,55,3.1,4</text:p>
      <text:p text:style-name="P152">DL,Titan Energy,23,2014,68,71,69,60,90,71,1.8,3</text:p>
      <text:p text:style-name="P153">LB,James Pie,24,2013,70,61,58,83,65,6.4,4</text:p>
      <text:p text:style-name="P154">LB,King Wright,25,2012,65,71,45,61,79,50,4.8,3</text:p>
      <text:p text:style-name="P155">LB,Earl Jackson,21,2015,60,68,70,55,81,48,4.9,3</text:p>
      <text:p text:style-name="P156">LB,Christian Tyson,24,2013,71,60,45,44,69,30,2.8,2</text:p>
      <text:p text:style-name="P157">LB,Ginn Teach,24,2013,71,60,45,44,69,30,4.1,4</text:p>
      <text:p text:style-name="P158">LB,William McKinney,30,2007,67,57,67,27,50,30,4.5,5</text:p>
      <text:p text:style-name="P159">LB,Theodore Roosevelt,23,2014,79,48,63,31,37,22,2.3,3</text:p>
      <text:p text:style-name="P160">LB,William Taft,25,2013,68,58,67,38,45,21,1,2</text:p>
      <text:p text:style-name="P161">END_PLAYERS</text:p>
      <text:p text:style-name="P162">######################################################################  Turtles</text:p>
      <text:p text:style-name="P163">Davinci HS Turtles,DT</text:p>
      <text:p text:style-name="P164">QB,Rudy Sither,23,2013,84,65,73,59,78,54,12.4,6</text:p>
      <text:p text:style-name="P165">QB,Daniel Axis,27,2010,75,60,74,61,67,39,5.2,3</text:p>
      <text:p text:style-name="P166">QB,Leeson Cinnamon,21,2015,68,80,70,59,60,40,6.3,4</text:p>
      <text:p text:style-name="P167">QB,Richard Barnax,23,2013,70,65,67,40,55,38,2.1,3</text:p>
      <text:p text:style-name="P168">RB,Pete Lopez,24,2012,77,71,68,71,40,30,5.4,3</text:p>
      <text:p text:style-name="P169">RB,Berry Jackie,23,2013,78,67,81,65,41,28,2.2,2</text:p>
      <text:p text:style-name="P170">RB,Kent Roddin,22,2015,67,70,69,60,51,32,2.1,2</text:p>
      <text:p text:style-name="P171">RB,Simon Pride,21,2015,72,63,58,65,41,18,4.7,5</text:p>
      <text:p text:style-name="P172">RB,Luna Chilley,27,2011,70,61,45,71,30,20,3.5,4</text:p>
      <text:p text:style-name="P173">WR,Regionald Ply,24,2013,61,71,60,79,45,38,3.4,2</text:p>
      <text:p text:style-name="P174">WR,Gary Bill,23,2014,50,60,51,67,50,41,4.5,3</text:p>
      <text:p text:style-name="P175">WR,Michael Angel,22,2015,72,60,44,70,35,40,4.4,3</text:p>
      <text:p text:style-name="P176">WR,Mario Lenntle,25,2014,70,65,45,65,30,20,3.3,3</text:p>
      <text:p text:style-name="P177">WR,Fauna Rose,23,2013,61,68,71,45,38,60,2.8,3</text:p>
      <text:p text:style-name="P178">WR,William Cantin,26,2010,64,58,49,33,50,60,1.1,2</text:p>
      <text:p text:style-name="P179">OL,Cherman Lilly,24,2014,89,73,80,63,75,68,8.9,5</text:p>
      <text:p text:style-name="P180">OL,Johnathan Boat,23,2014,73,65,71,67,73,64,4.2,2</text:p>
      <text:p text:style-name="P181">OL,Harold Garnard,21,2015,71,70,68,59,71,66,7.3,4</text:p>
      <text:p text:style-name="P182">OL,Dian Einstien,24,2013,77,65,61,70,54,60,3.8,2</text:p>
      <text:p text:style-name="P183">OL,Ron Niel,22,2014,69,70,58,63,49,43,4.7,3</text:p>
      <text:p text:style-name="P184">OL,Joel Chu,21,2015,77,41,39,70,29,45,3.7,2</text:p>
      <text:p text:style-name="P185">OL,Chance Stephrot,27,2011,67,59,29,50,63,21,3.8,3</text:p>
      <text:p text:style-name="P186">OL,Woodrow Wilson,26,2012,65,57,26,45,60,22,2.7,3</text:p>
      <text:p text:style-name="P187">OL,Warren Harding,24,2014,59,56,27,46,58,23,4.8,6</text:p>
      <text:p text:style-name="P188">OL,Calvin Coolidge,26,2011,54,62,34,51,34,21,3.2,5</text:p>
      <text:p text:style-name="P189">OL,Herbert Hoover,25,2012,55,61,31,45,32,21,1.2,3</text:p>
      <text:p text:style-name="P190">K,Jaden Ulin,25,2011,70,41,39,78,61,70,3.4,2</text:p>
      <text:p text:style-name="P191">K,Willard Ford,23,2014,68,71,66,65,71,66,2.3,3</text:p>
      <text:p text:style-name="P192">S,Tupac Black,24,2012,71,69,74,71,60,61,3.8,1</text:p>
      <text:p text:style-name="P193">S,Sean Push,21,2015,68,59,78,68,59,70,2.8,2</text:p>
      <text:p text:style-name="P194">S,Kieth Daniel,27,2010,70,64,60,57,61,55,2.1,2</text:p>
      <text:p text:style-name="P195">CB,Connor Vizor,26,2010,74,67,68,64,68,45,4.8,3</text:p>
      <text:p text:style-name="P196">CB,Drake Kluvion,25,2011,68,59,61,65,70,50,3.2,2</text:p>
      <text:p text:style-name="P197">CB,Wisker Wine,23,2013,60,65,40,58,60,37,3.9,3</text:p>
      <text:soft-page-break/>
      <text:p text:style-name="P198">CB,Black Wait,24,2012,61,45,50,60,50,49,2.4,2</text:p>
      <text:p text:style-name="P199">CB,Jameson Anderson,23,2013,67,48,50,77,50,48,2.6,3</text:p>
      <text:p text:style-name="P200">CB,Tory Crytuff,30,2004,60,50,38,47,41,38,2.3,3</text:p>
      <text:p text:style-name="P201">DL,Leroy Uste,23,2014,72,67,59,76,60,59,5.7,3</text:p>
      <text:p text:style-name="P202">DL,Carlos Supply,33,2005,70,66,54,61,55,41,5.5,3</text:p>
      <text:p text:style-name="P203">DL,Finnigan Bale,23,2015,64,71,61,58,60,61,4.6,3</text:p>
      <text:p text:style-name="P204">DL,Cassidy Lox,22,2014,61,58,69,68,45,46,4.8,4</text:p>
      <text:p text:style-name="P205">DL,Gabriel Shollin,27,2010,63,64,50,51,60,71,5.7,5</text:p>
      <text:p text:style-name="P206">DL,Julian Ganiste,25,2012,70,60,41,48,33,20,4.4,4</text:p>
      <text:p text:style-name="P207">DL,Gant Zeken,28,2009,68,45,39,39,46,30,1.3,1</text:p>
      <text:p text:style-name="P208">DL,Franklin Roosevelt,24,2014,43,38,45,34,42,59,1.2,1</text:p>
      <text:p text:style-name="P209">LB,Alex Ben,31,2007,80,79,68,77,72,63,3.7,2</text:p>
      <text:p text:style-name="P210">LB,Pula Gota,23,2014,71,68,71,59,70,61,7.9,5</text:p>
      <text:p text:style-name="P211">LB,Bumpee Dee,24,2013,65,64,59,65,46,60,4.8,3</text:p>
      <text:p text:style-name="P212">LB,Michael Shadrack,28,2009,70,59,70,66,51,41,6.9,4</text:p>
      <text:p text:style-name="P213">LB,Joelee Brady,33,2006,68,80,54,60,55,47,1.4,1</text:p>
      <text:p text:style-name="P214">LB,Harry Truman,26,2012,76,67,69,50,56,43,1.8,2</text:p>
      <text:p text:style-name="P215">LB,Dwight Eisenhower,25,2013,68,56,49,50,43,36,2.3,3</text:p>
      <text:p text:style-name="P216">END_PLAYERS</text:p>
      <text:p text:style-name="P217">######################################################################  Bikes</text:p>
      <text:p text:style-name="P218">Rosa Parks Bicycles,RPB</text:p>
      <text:p text:style-name="P219">QB,Martine Crown,22,2015,89,84,78,80,73,72,5.8,2</text:p>
      <text:p text:style-name="P220">QB,Paul AAlexande,21,2015,80,75,66,67,71,65,3.4,1</text:p>
      <text:p text:style-name="P221">QB,Michael King Jr,25,2013,70,61,70,80,67,61,8.9,4</text:p>
      <text:p text:style-name="P222">RB,Cody Sam,27,2011,60,72,81,71,80,68,9.9,4</text:p>
      <text:p text:style-name="P223">RB,Snow Smith,24,2013,72,69,78,71,78,62,4.5,2</text:p>
      <text:p text:style-name="P224">RB,Shawn Wilken,26,2011,68,65,71,67,80,60,3.8,2</text:p>
      <text:p text:style-name="P225">WR,John Pop,30,2006,70,66,79,85,79,68,14.9,4</text:p>
      <text:p text:style-name="P226">WR,Joe Yebad,30,2006,90,88,70,81,78,66,12.3,3</text:p>
      <text:p text:style-name="P227">WR,Sun Car,25,2011,75,66,71,61,60,51,4.9,2</text:p>
      <text:p text:style-name="P228">WR,Moon Duss,23,2014,67,60,53,60,70,25,1.9,1</text:p>
      <text:p text:style-name="P229">WR,Emmit Rider,24,2014,58,61,58,59,60,37,2.8,2</text:p>
      <text:p text:style-name="P230">WR,Jet Wet,21,2015,68,70,37,41,73,36,1.5,1</text:p>
      <text:p text:style-name="P231">OL,Malcom Jabrawl,23,2014,80,71,64,71,78,82,6.9,2</text:p>
      <text:p text:style-name="P232">OL,Byron Bryant,21,2015,81,73,60,69,67,85,4.1,2</text:p>
      <text:p text:style-name="P233">OL,Sir Ivy,26,2012,78,69,57,78,69,77,3.3,2</text:p>
      <text:p text:style-name="P234">OL,Kanye East,25,2013,74,63,59,70,60,80,4.9,3</text:p>
      <text:p text:style-name="P235">OL,Cesar Rose,27,2010,80,60,55,68,51,79,5.7,4</text:p>
      <text:p text:style-name="P236">OL,Kim Sue,22,2014,67,66,71,70,59,53,6.8,5</text:p>
      <text:p text:style-name="P237">OL,Amber Ray,22,2014,67,66,71,70,55,60,5,4</text:p>
      <text:p text:style-name="P238">OL,John Kennedy,32,2005,61,81,54,68,34,29,2.3,2</text:p>
      <text:p text:style-name="P239">OL,Lyndon Johnson,28,2009,66,79,65,45,31,21,1.9,2</text:p>
      <text:p text:style-name="P240">OL,Richard Nixon,26,2011,67,43,44,21,34,56,1,1</text:p>
      <text:p text:style-name="P241">K,Brady Brown,21,2015,78,68,80,70,68,59,2.1,1</text:p>
      <text:p text:style-name="P242">K,Vaugn Board,25,2011,67,61,60,65,60,39,3.9,4</text:p>
      <text:p text:style-name="P243">S,Verse Sis,23,2014,79,68,80,70,68,59,6.7,3</text:p>
      <text:p text:style-name="P244">S,Me Hun,26,2010,77,69,75,69,70,39,2.9,2</text:p>
      <text:p text:style-name="P245">CB,Henry Maison,28,2009,81,70,66,72,75,60,8.9,5</text:p>
      <text:p text:style-name="P246">CB,Chuck Bink,26,2011,79,64,71,65,70,50,6,5</text:p>
      <text:p text:style-name="P247">CB,Pent Lervario,28,2008,68,65,65,71,60,49,3,2</text:p>
      <text:p text:style-name="P248">CB,Lyson Davis,29,2007,71,66,48,61,62,51,5.9,5</text:p>
      <text:p text:style-name="P249">CB,Marious LavCole,28,2007,71,66,48,61,62,51,1.8,2</text:p>
      <text:p text:style-name="P250">CB,Gerald Ford,28,2007,76,59,57,43,51,49,3.9,4</text:p>
      <text:p text:style-name="P251">DL,Avion Bink,27,2012,86,77,72,68,67,71,7.2,5</text:p>
      <text:p text:style-name="P252">DL,Bob Thornrose,22,2015,71,68,70,71,64,73,3.7,2</text:p>
      <text:p text:style-name="P253">DL,Sity Daen,25,2013,70,69,67,70,48,75,4.9,3</text:p>
      <text:p text:style-name="P254">DL,Will Owl,24,2014,80,71,56,64,51,69,2.6,1</text:p>
      <text:p text:style-name="P255">DL,Tavion Ashtoney,27,2009,71,60,53,60,50,61,1.9,1</text:p>
      <text:p text:style-name="P256">DL,Talion Suesh,25,2013,69,54,48,51,37,67,4.2,3</text:p>
      <text:p text:style-name="P257">DL,Jimmy Carter,26,2012,68,55,43,44,37,46,2.8,3</text:p>
      <text:p text:style-name="P258">DL,George Bush,28,2010,58,44,38,43,37,37,1.1,1</text:p>
      <text:p text:style-name="P259">LB,Yrellion Breeza,25,2013,72,67,58,72,63,54,2.3,1</text:p>
      <text:p text:style-name="P260">LB,Nguyen Holiday,31,2005,76,61,51,71,61,47,5,4</text:p>
      <text:p text:style-name="P261">LB,McCollough Johnson,28,2009,77,63,54,69,61,40,3.6,2</text:p>
      <text:p text:style-name="P262">LB,Chad PPerr,24,2013,65,69,59,58,43,38,2,1</text:p>
      <text:soft-page-break/>
      <text:p text:style-name="P263">LB,Astro Willard,22,2014,71,54,38,51,40,20,1.3,2</text:p>
      <text:p text:style-name="P264">LB,Donavan Castro,23,2014,61,50,40,38,30,28,1.1,2</text:p>
      <text:p text:style-name="P265">LB,Bill Clinton,31,2004,67,45,43,29,43,48,1.3,3</text:p>
      <text:p text:style-name="P266">LB,Barack Obama,30,2006,59,69,43,22,21,28,1.9,4</text:p>
      <text:p text:style-name="P267">END_PLAYERS</text:p>
      <text:p text:style-name="P268">######################################################################  Knights</text:p>
      <text:p text:style-name="P269">Private Academy Knights,PAK</text:p>
      <text:p text:style-name="P270">QB,Doug Chan,25,2013,83,71,68,75,57,59,9,3</text:p>
      <text:p text:style-name="P271">QB,Bale Inth,23,2014,79,64,70,61,60,51,5.8,2</text:p>
      <text:p text:style-name="P272">QB,Diamond Love,23,2014,76,69,60,65,43,69,3.5,2</text:p>
      <text:p text:style-name="P273">RB,Klemon Mendoza,28,2009,73,67,83,80,69,72,6.7,2</text:p>
      <text:p text:style-name="P274">RB,Berry Road,24,2013,70,60,75,76,65,68,4.3,2</text:p>
      <text:p text:style-name="P275">RB,Paul Thessolonian,27,2011,68,76,54,50,71,65,1.6,1</text:p>
      <text:p text:style-name="P276">RB,John Ruth,26,2011,68,76,54,50,71,63,1.9,2</text:p>
      <text:p text:style-name="P277">WR,Matt Cut,25,2013,70,81,70,80,67,59,3.9,2</text:p>
      <text:p text:style-name="P278">WR,Danny Bishop,23,2014,69,72,73,76,71,65,4.6,3</text:p>
      <text:p text:style-name="P279">WR,Cris Genie,23,2015,72,68,58,70,68,69,2.8,2</text:p>
      <text:p text:style-name="P280">WR,Carl Sis,22,2015,67,71,61,76,70,54,4.9,5</text:p>
      <text:p text:style-name="P281">WR,Peter New,24,2014,70,61,58,61,62,40,3.7,4</text:p>
      <text:p text:style-name="P282">WR,Mark Cousin,23,2014,81,50,61,59,41,32,1.1,2</text:p>
      <text:p text:style-name="P283">OL,Robert God,22,2015,83,67,71,76,80,77,14.9,6</text:p>
      <text:p text:style-name="P284">OL,Dill Pick,23,2014,80,71,75,70,71,76,4.8,2</text:p>
      <text:p text:style-name="P285">OL,Clark Doge,27,2012,81,69,70,70,71,76,8.9,5</text:p>
      <text:p text:style-name="P286">OL,Stew Potato,24,2013,77,70,61,72,68,78,6,4</text:p>
      <text:p text:style-name="P287">OL,Chuck Brother,25,2012,71,67,69,68,70,73,4.2,3</text:p>
      <text:p text:style-name="P288">OL,Zeron Pluse,24,2014,76,70,70,68,69,70,3.8,3</text:p>
      <text:p text:style-name="P289">OL,Ishmael David,24,2013,73,69,60,65,61,65,2.3,2</text:p>
      <text:p text:style-name="P290">OL,Donald Trump,24,2014,79,58,76,53,54,60,1.7,2</text:p>
      <text:p text:style-name="P291">OL,George Bush Jr,25,2013,68,77,46,42,44,31,1.2,2</text:p>
      <text:p text:style-name="P292">OL,George Carver,23,2015,89,43,69,32,31,29,1.9,3</text:p>
      <text:p text:style-name="P293">K,Aken Python,27,2009,81,67,71,80,71,80,7.9,5</text:p>
      <text:p text:style-name="P294">K,Seth Serplin,21,2015,78,69,67,78,77,74,3.1,2</text:p>
      <text:p text:style-name="P295">K,Joe Cash,32,2005,80,66,70,71,68,72,1.6,2</text:p>
      <text:p text:style-name="P296">S,Semon Duckworth,25,2012,76,69,77,80,71,69,6.3,4</text:p>
      <text:p text:style-name="P297">S,Daryl Dixon,21,2015,70,78,61,65,70,60,3.6,3</text:p>
      <text:p text:style-name="P298">CB,Smith Black,28,2009,80,79,65,74,69,73,8.9,6</text:p>
      <text:p text:style-name="P299">CB,Alrick Richardson,26,2011,75,77,61,68,72,59,2.4,1</text:p>
      <text:p text:style-name="P300">CB,Patrick Richardson,28,2008,70,69,59,71,61,70,7.9,7</text:p>
      <text:p text:style-name="P301">CB,Lysal Linister,23,2014,67,65,58,70,48,50,1.4,1</text:p>
      <text:p text:style-name="P302">CB,Cameron Yellow,22,2015,65,71,61,60,55,60,1.2,1</text:p>
      <text:p text:style-name="P303">CB,Jill Shine,25,2013,61,65,51,61,70,50,3.6,4</text:p>
      <text:p text:style-name="P304">DL,Mathew Glass,26,2012,70,61,63,69,75,68,4.8,2</text:p>
      <text:p text:style-name="P305">DL,Greg Genesis,24,2013,76,58,69,71,50,67,1.9,1</text:p>
      <text:p text:style-name="P306">DL,Timion King,25,2011,80,60,49,59,60,58,3.2,2</text:p>
      <text:p text:style-name="P307">DL,Revel Kim,21,2015,69,40,58,41,50,55,4.1,3</text:p>
      <text:p text:style-name="P308">DL,Juda Joshua,24,2014,69,54,58,71,41,48,4.4,4</text:p>
      <text:p text:style-name="P309">DL,Simon Rueben,23,2014,61,65,65,65,50,40,3.1,3</text:p>
      <text:p text:style-name="P310">DL,Pop Lexington,22,2015,69,40,58,41,50,38,2.2,3</text:p>
      <text:p text:style-name="P311">DL,Alex Judge,24,2012,60,40,50,50,29,30,1.2,2</text:p>
      <text:p text:style-name="P312">LB,Emitt Bob,23,2014,68,75,69,70,69,61,6.7,4</text:p>
      <text:p text:style-name="P313">LB,Shark Pinky,25,2012,71,69,51,58,75,60,2.9,1</text:p>
      <text:p text:style-name="P314">LB,Bless Dalesha,24,2013,68,59,60,70,60,60,2.4,1</text:p>
      <text:p text:style-name="P315">LB,Ashley Plex,26,2009,59,65,50,38,58,40,3.6,3</text:p>
      <text:p text:style-name="P316">LB,Love Sue,27,2008,63,61,43,29,38,29,2.3,2</text:p>
      <text:p text:style-name="P317">LB,Sergio Sue,31,2005,61,58,59,34,29,21,1.9,2</text:p>
      <text:p text:style-name="P318">LB,Raymond Mick,25,2012,50,48,29,20,19,26,2,3</text:p>
      <text:p text:style-name="P319">END_PLAYERS</text:p>
      <text:p text:style-name="P320">######################################################################  Whales</text:p>
      <text:p text:style-name="P321">Saint Jacob Whales,SJW</text:p>
      <text:p text:style-name="P322">QB,Lit Artfird,23,2015,83,75,55,68,79,84,4.5,2</text:p>
      <text:p text:style-name="P323">QB,Load Ghit,30,2007,65,76,46,70,63,70,3.6,2</text:p>
      <text:p text:style-name="P324">QB,Logan Arby,26,2011,70,66,51,70,51,43,2.7,2</text:p>
      <text:p text:style-name="P325">RB,Creed Moore,21,2015,65,50,40,58,71,62,3.9,2</text:p>
      <text:p text:style-name="P326">RB,Main Stron,21,2015,61,52,29,29,69,70,4.9,4</text:p>
      <text:p text:style-name="P327">RB,Shell King,25,2012,61,48,39,57,67,66,2.8,2</text:p>
      <text:p text:style-name="P328">RB,Bruce Whisky,24,2015,64,50,29,29,69,70,3.2,3</text:p>
      <text:p text:style-name="P329">RB,Red McDonald,26,2010,56,60,25,30,64,57,1.8,2</text:p>
      <text:p text:style-name="P330">WR,Caleb Niedwald,23,2013,81,80,50,65,73,63,5.6,3</text:p>
      <text:p text:style-name="P331">WR,Kyle Cross,29,2006,83,75,60,71,69,55,4.1,2</text:p>
      <text:p text:style-name="P332">WR,Antonio Marcus,26,2010,78,71,60,70,65,49,1.3,1</text:p>
      <text:p text:style-name="P333">WR,Agnis Parkway,26,2011,80,70,59,60,71,50,2.5,2</text:p>
      <text:p text:style-name="P334">WR,Connor Cola,25,2012,75,68,60,66,70,48,2.3,2</text:p>
      <text:p text:style-name="P335">WR,Dayton Bridge,23,2015,68,65,48,71,60,55,1,1</text:p>
      <text:p text:style-name="P336">WR,Randy Yarrington,24,2014,61,50,61,71,48,50,1.9,2</text:p>
      <text:p text:style-name="P337">OL,Tom Exit,23,2015,76,70,65,67,69,71,7.9,5</text:p>
      <text:p text:style-name="P338">OL,Silver Ambient 24,2013,70,68,59,65,58,76,8,5</text:p>
      <text:p text:style-name="P339">OL,Chuck Nash,25,2012,72,68,58,56,60,67,5.8,3</text:p>
      <text:p text:style-name="P340">OL,Isaac Stationer,22,2015,69,57,40,60,50,77,3.4,2</text:p>
      <text:p text:style-name="P341">OL,Hotel River,24,2014,68,60,41,55,60,56,4.7,3</text:p>
      <text:p text:style-name="P342">OL,Aquarena Sping,26,2013,67,53,48,60,41,54,3.7,3</text:p>
      <text:p text:style-name="P343">OL,Luke Bastrop,29,2009,62,50,50,30,61,58,1.2,1</text:p>
      <text:p text:style-name="P344">OL,Lockhart Freebird,24,2014,61,47,41,50,25,67,2.6,3</text:p>
      <text:p text:style-name="P345">OL,Howard Johnson,28,2009,62,50,50,30,58,59,2.9,4</text:p>
      <text:p text:style-name="P346">K,Carl Seguin,29,2014,73,67,61,73,77,69,2.6,2</text:p>
      <text:p text:style-name="P347">K,Chris Allen,23,2015,75,71,58,69,72,68,1,1</text:p>
      <text:p text:style-name="P348">S,Wentz Lobster,24,2014,70,60,69,64,76,70,7.4,3</text:p>
      <text:p text:style-name="P349">S,Gale Wonder,23,2015,78,51,45,70,68,59,3.8,2</text:p>
      <text:p text:style-name="P350">S,Carlos Wimberly,22,2015,76,70,69,59,60,50,1.8,3</text:p>
      <text:p text:style-name="P351">CB,Lewis McCarty,36,2003,69,71,50,65,73,76,6.4,4</text:p>
      <text:p text:style-name="P352">CB,Usher Hillroad,24,2015,70,65,45,70,68,59,5.9,3</text:p>
      <text:p text:style-name="P353">CB,Cardi Lanedown,22,2015,68,59,48,50,69,49,2.6,2</text:p>
      <text:p text:style-name="P354">CB,Bob Statebus,32,2004,61,49,40,52,71,30,3.5,3</text:p>
      <text:p text:style-name="P355">CB,Ramjeep Centerpoint,26,2011,58,37,31,48,1.6,2</text:p>
      <text:p text:style-name="P356">CB,Derrick X,25,2014,49,66,43,33,26,32,1.2,2</text:p>
      <text:p text:style-name="P357">DL,Walton Blue,28,2009,70,65,66,69,71,59,7.8,4</text:p>
      <text:p text:style-name="P358">DL,Sam Heartpurple,21,2015,76,61,68,70,61,60,4,2</text:p>
      <text:p text:style-name="P359">DL,Bill Bell,29,2008,70,59,71,58,69,63,5.9,3</text:p>
      <text:p text:style-name="P360">DL,Creek York,25,2013,69,57,66,59,64,51,2.2,1</text:p>
      <text:p text:style-name="P361">DL,Coral Lanez,24,2015,72,63,70,54,63,54,9.9,5</text:p>
      <text:p text:style-name="P362">DL,Nevan York,27,2009,73,64,66,58,60,51,11,6</text:p>
      <text:p text:style-name="P363">DL,Creek Klimintine,23,2014,70,69,50,48,60,51,2.2,1</text:p>
      <text:p text:style-name="P364">DL,Eric X,31,2007,68,49,67,57,51,35,1.3,1</text:p>
      <text:p text:style-name="P365">LB,Watson O’Brian,22,2015,69,83,78,60,59,60,9,5</text:p>
      <text:p text:style-name="P366">LB,Conrad Khole,25,2013,71,68,54,71,60,72,7.2,4</text:p>
      <text:p text:style-name="P367">LB,Trunks Andy,28,2008,75,70,50,69,54,71,3.7,2</text:p>
      <text:p text:style-name="P368">LB,Brad Canyon,24,2015,65,68,70,61,53,50,5.4,3</text:p>
      <text:p text:style-name="P369">LB,Titan Creeksite,29,2009,70,63,59,63,48,60,2.1,2</text:p>
      <text:p text:style-name="P370">LB,Schillterbahn Deo,25,2013,70,64,63,58,49,60,1,1</text:p>
      <text:p text:style-name="P371">LB,Fredrick X,32,2007,58,59,65,54,48,31,1.7,2</text:p>
      <text:p text:style-name="P372">LB,Greg X,27,2013,59,47,52,57,41,31,3.8,4</text:p>
      <text:p text:style-name="P373">LB,Herris X,31,2009,68,39,48,67,49,53,1.4,2</text:p>
      <text:p text:style-name="P374">END_PLAYERS</text:p>
      <text:p text:style-name="P375">######################################################################  Rhinos</text:p>
      <text:p text:style-name="P376">Learning Center Rhinos,LCR</text:p>
      <text:p text:style-name="P377">QB,Jeff McQueeny,26,2012,71,62,50,61,50,30,13,6</text:p>
      <text:p text:style-name="P378">QB,Daisy Hut,22,2015,63,51,47,49,63,31,2.8,1</text:p>
      <text:p text:style-name="P379">QB,Sam Bib,23,2014,61,58,41,60,40,23,5.6,2</text:p>
      <text:p text:style-name="P380">QB,Alvon Walnut,25,2013,59,60,28,63,24,61,1.4,1</text:p>
      <text:p text:style-name="P381">RB,Solms Anthony,24,2014,61,42,57,41,52,56,4.4,3</text:p>
      <text:p text:style-name="P382">RB,Eugiene Ritas,27,2010,60,38,48,60,34,41,3.6,2</text:p>
      <text:p text:style-name="P383">RB,Acker Paving,28,2009,62,43,39,50,39,37,2.3,2</text:p>
      <text:p text:style-name="P384">RB,Bridget Melvin,24,2013,51,60,30,47,50,30,1.1,1</text:p>
      <text:p text:style-name="P385">RB,Magnolia Herd,27,2010,63,47,48,39,40,35,1.7,2</text:p>
      <text:p text:style-name="P386">WR,Lion Psy,26,2012,64,69,66,42,61,49,3.4,2</text:p>
      <text:p text:style-name="P387">WR,Caleb Herburlos,34,2006,60,71,31,45,41,27,2.9,2</text:p>
      <text:p text:style-name="P388">WR,Steve Creek,26,2013,71,40,39,56,61,20,5.8,4</text:p>
      <text:p text:style-name="P389">WR,Cavern Four,28,2009,60,48,29,48,56,31,3.9,3</text:p>
      <text:p text:style-name="P390">WR,Abram X,25,2014,67,43,22,36,48,44,2.2,2</text:p>
      <text:p text:style-name="P391">WR,Sagin X,28,2011,60,42,57,23,21,33,1.9,2</text:p>
      <text:p text:style-name="P392">OL,Danny Wiederstien,26,2011,70,51,60,76,40,45,4.9,2</text:p>
      <text:p text:style-name="P393">OL,Park Riven,27,2011,70,51,60,76,40,45,3.1,1</text:p>
      <text:p text:style-name="P394">OL,Cane Shertz,24,2013,68,54,62,65,51,30,9.4,4</text:p>
      <text:p text:style-name="P395">OL,Basse Ridge,22,2015,57,62,61,59,48,31,4.3,3</text:p>
      <text:p text:style-name="P396">OL,Olympia Chilli,21,2016,61,53,54,55,41,28,9.8,5</text:p>
      <text:p text:style-name="P397">OL,Bexar Loob,23,2014,54,48,40,38,40,31,3.5,2</text:p>
      <text:p text:style-name="P398">OL,Pal Booker,27,2010,60,51,37,39,40,50,2.8,2</text:p>
      <text:p text:style-name="P399">OL,Anderson Selma,27,2009,60,51,37,39,40,50,1.7,2</text:p>
      <text:p text:style-name="P400">K,Randolph Topperwein,22,2015,61,60,47,60,68,65,3.2,2</text:p>
      <text:p text:style-name="P401">K,Bovina Xania,26,2011,65,40,51,59,63,67,1.6,2</text:p>
      <text:p text:style-name="P402">K,Warzbach O’Connor,25,2012,65,51,47,61,48,59,1.3,3</text:p>
      <text:p text:style-name="P403">S,Morgan Star,26,2012,78,59,72,64,71,75,6.2,2</text:p>
      <text:p text:style-name="P404">S,Pike Way,29,2008,69,64,70,60,73,69,4.3,2</text:p>
      <text:p text:style-name="P405">S,Boss Law,26,2011,71,60,68,54,71,67,8.4,5</text:p>
      <text:p text:style-name="P406">CB,Terrence Starlight,29,2009,67,69,49,61,70,71,4.6,2</text:p>
      <text:p text:style-name="P407">CB,Lance Ambu,28,2009,68,54,42,60,67,68,3.8,2</text:p>
      <text:p text:style-name="P408">CB,Merg Right,26,2010,61,55,40,57,60,67,2.4,2</text:p>
      <text:p text:style-name="P409">CB,Obey Worn,28,2010,64,48,50,41,62,60,4,3</text:p>
      <text:p text:style-name="P410">CB,Bing Oaks,26,2012,68,47,30,40,58,62,5,4</text:p>
      <text:p text:style-name="P411">CB,Wizard Jim,24,2014,67,46,31,48,64,43,3.6,3</text:p>
      <text:p text:style-name="P412">DL,Thousand Windcrest,27,2011,84,76,81,81,87,64,8.8,3</text:p>
      <text:p text:style-name="P413">DL,Connally Lopez,36,2004,78,69,54,82,83,59,4.3,2</text:p>
      <text:p text:style-name="P414">DL,Alamo Thrive,27,2010,80,68,65,79,71,73,6.9,4</text:p>
      <text:p text:style-name="P415">DL,Antonio South,23,2014,76,70,66,69,71,80,7.2,5</text:p>
      <text:p text:style-name="P416">DL,Ruben Glass,29,2009,77,69,70,80,71,68,3.3,2</text:p>
      <text:p text:style-name="P417">DL,Samuel Les,32,2007,76,71,67,77,60,71,2.7,2</text:p>
      <text:p text:style-name="P418">LB,May Ice,23,2015,77,70,54,71,76,64,5.7,2</text:p>
      <text:p text:style-name="P419">LB,Perrin Betel,24,2014,78,70,49,72,69,66,4.5,1</text:p>
      <text:p text:style-name="P420">LB,McArthur Park,23,2014,71,65,66,71,70,51,3.2,1</text:p>
      <text:p text:style-name="P421">LB,Carl Budget,24,2013,70,66,50,72,70,60,4.3,2</text:p>
      <text:p text:style-name="P422">LB,Shut Down,23,2013,72,63,55,71,68,72,4.8,3</text:p>
      <text:p text:style-name="P423">LB,Highway Pedro,28,2009,67,53,64,68,55,40,4.1,3</text:p>
      <text:p text:style-name="P424">END_PLAYERS</text:p>
      <text:p text:style-name="P425">######################################################################  Ranchers</text:p>
      <text:p text:style-name="P426">County Hieght HS Ranchers,CHR</text:p>
      <text:p text:style-name="P427">QB,Bob Jeffrey,23,2014,71,57,60,75,71,62,4.5,1</text:p>
      <text:p text:style-name="P428">QB,Christopher Shakur,27,2011,68,72,64,70,65,66,2.8,1</text:p>
      <text:p text:style-name="P429">RB,Donte Charles,32,2006,73,58,60,68,54,67,3.9,1</text:p>
      <text:p text:style-name="P430">RB,Franklin George,24,2013,65,60,57,58,60,54,4.7,2</text:p>
      <text:p text:style-name="P431">RB,Paul Saggent,26,2011,61,57,60,61,54,49,5.9,3</text:p>
      <text:p text:style-name="P432">RB,Sergio Lamont,24,2014,59,60,54,63,75,71,2.3,1</text:p>
      <text:p text:style-name="P433">WR,Pablo Diaz,22,2015,73,64,59,63,75,71,7.2,3</text:p>
      <text:p text:style-name="P434">WR,Tom Conneticuit,31,2008,69,60,61,62,71,68,3.4,1</text:p>
      <text:p text:style-name="P435">WR,Wale Floral,33,2008,66,70,60,54,70,66,3.9,1</text:p>
      <text:p text:style-name="P436">WR,Samuel Paple,34,2007,70,61,60,48,60,67,4.6,2</text:p>
      <text:p text:style-name="P437">WR,Blue Purlple,28,2010,63,60,48,60,55,67,6.9,3</text:p>
      <text:p text:style-name="P438">WR,Bob Bee,30,2009,70,54,44,50,62,66,2.1,1</text:p>
      <text:p text:style-name="P439">OL,Thomas Hattington,29,2010,65,59,70,71,60,70,4.6,2</text:p>
      <text:p text:style-name="P440">OL,Billy Reshard,31,2009,70,61,44,68,63,69,2.1,1</text:p>
      <text:p text:style-name="P441">OL,Jeremy Johnson,27,2012,63,70,50,67,64,71,2.1,1</text:p>
      <text:p text:style-name="P442">OL,Donald Washington,24,2013,74,60,55,60,58,66,8.4,3</text:p>
      <text:p text:style-name="P443">OL,Anthony Lewis,22,2015,71,68,41,60,49,65,2.6,1</text:p>
      <text:p text:style-name="P444">OL,Shameek Falaunt,24,2014,67,60,66,70,40,50,4.5,2</text:p>
      <text:p text:style-name="P445">OL,Stephon Gids,26,2012,63,66,54,61,60,55,1.7,1</text:p>
      <text:p text:style-name="P446">OL,Carl Gids,22,2015,65,42,38,50,48,37,2.1,2</text:p>
      <text:p text:style-name="P447">OL,Zachary Gids,25,2012,60,41,50,44,42,39,3.3,3</text:p>
      <text:p text:style-name="P448">OL,Pluto Malaki,25,2013,55,37,41,49,60,29,1.1,2</text:p>
      <text:p text:style-name="P449">K,Horus Temith,27,2011,70,69,70,68,70,54,2.8,2</text:p>
      <text:p text:style-name="P450">K,Joshua Humprees,22,2015,64,68,54,50,55,60,1.2,1</text:p>
      <text:p text:style-name="P451">S,Tyler Should,22,2015,67,66,54,80,72,68,3.6,2</text:p>
      <text:p text:style-name="P452">S,Bulic Deondre,25,2012,65,60,49,67,57,63,4.9,3</text:p>
      <text:p text:style-name="P453">CB,Cryon Prince,23,2014,71,66,54,49,62,44,7.8,4</text:p>
      <text:p text:style-name="P454">CB,Lithington Cattlebred,24,2013,50,60,37,52,40,55,6.9,3</text:p>
      <text:p text:style-name="P455">CB,Jonavan Tissue,25,2014,65,70,66,41,38,50,3.7,2</text:p>
      <text:p text:style-name="P456">CB,Greg Demo,27,2012,49,45,73,64,68,70,2.3,1</text:p>
      <text:p text:style-name="P457">CB,Dorish Dude,26,2013,50,60,37,52,40,55,1.6,1</text:p>
      <text:p text:style-name="P458">CB,Sanderson Nissan,21,2015,60,28,32,39,41,50,1.9,2</text:p>
      <text:p text:style-name="P459">DL,Wilson Hundai,28,2010,68,79,60,72,60,44,3.2,1</text:p>
      <text:p text:style-name="P460">DL,Josh Fort,32,2007,70,67,64,63,70,61,4.9,2</text:p>
      <text:p text:style-name="P461">DL,Alex Sporty,31,2008,66,70,61,63,70,64,66,2.2,1</text:p>
      <text:p text:style-name="P462">DL,Deshawn Wikerson,30,2008,65,63,61,68,50,55,6.7,3</text:p>
      <text:p text:style-name="P463">DL,Danny Patherson,32,2009,60,70,50,49,60,59,8,5</text:p>
      <text:p text:style-name="P464">DL,Donda Laughter,33,2006,58,60,63,41,48,62,1.7,1</text:p>
      <text:p text:style-name="P465">DL,Missiyon Cole,34,2005,60,57,60,39,40,58,1.6,1</text:p>
      <text:p text:style-name="P466">DL,Darco Silk,27,2013,60,62,44,40,32,48,2.1,3</text:p>
      <text:p text:style-name="P467">LB,Jack Jet,32,2008,66,67,69,74,68,66,3.1,1</text:p>
      <text:p text:style-name="P468">LB,Ross Bishop,28,2012,68,72,71,68,70,50,4.9,2</text:p>
      <text:p text:style-name="P469">LB,Peter DuBoise,26,2013,70,71,60,57,60,63,6.8,3</text:p>
      <text:p text:style-name="P470">LB,Bruce Jordan,24,2013,61,49,58,70,66,42,4.5,2</text:p>
      <text:p text:style-name="P471">LB,Philp Thorton,25,2013,62,59,60,72,60,38,1.8,1</text:p>
      <text:p text:style-name="P472">LB,Tod Little,21,2015,63,70,64,50,49,40,4.9,3</text:p>
      <text:p text:style-name="P473">LB,Isiah Ezekiel,23,2015,60,50,48,44,50,40,2.7,2</text:p>
      <text:p text:style-name="P474">LB,Troy Deuteronomy,26,2012,62,60,44,38,22,54,1.2,1</text:p>
      <text:p text:style-name="P475">END_PLAYERS</text:p>
      <text:p text:style-name="P476">######################################################################  Boots</text:p>
      <text:p text:style-name="P477">Sr. Chop Shop Carl HS Boots,SCB</text:p>
      <text:p text:style-name="P478">QB,Trey Ashting,27,2011,68,72,66,70,69,69,3.2,1</text:p>
      <text:p text:style-name="P479">QB,Jackie Christmas,25,2012,70,65,70,66,63,40,5.9,2</text:p>
      <text:p text:style-name="P480">RB,Jovan Kennidy,21,2015,65,68,50,70,58,60,6.7,3</text:p>
      <text:p text:style-name="P481">RB,Louis Quish,28,2009,68,59,60,68,60,53,7,4</text:p>
      <text:p text:style-name="P482">RB,Gill Houston,32,2006 64,60,43,62,53,48,2.9,2</text:p>
      <text:p text:style-name="P483">RB,Ryan Sim,33,2005,49,60,48,53,54,49,1,2</text:p>
      <text:p text:style-name="P484">WR,Kaleb Bash,32,2006,72,68,69,73,68,83,4.1,1</text:p>
      <text:p text:style-name="P485">WR,Corey Mountain,30,2009,70,66,60,71,66,59,3.7,1</text:p>
      <text:p text:style-name="P486">WR,Darry Nathaniel,29,2010,69,70,60,68,60,49,6.5,3</text:p>
      <text:p text:style-name="P487">WR,Bale Walnut,31,2008,60,72,55,63,67,56,4.7,2</text:p>
      <text:p text:style-name="P488">WR,Qlem Craig,25,2011,58,60,49,60,44,60,3.9,2</text:p>
      <text:p text:style-name="P489">WR,Gunner Richardson,26,2011,58,60,49,60,44,60,4.8,3</text:p>
      <text:p text:style-name="P490">OL,Jose Fisted,27,2009,63,66,58,53,69,72,4.5,1</text:p>
      <text:p text:style-name="P491">OL,Lawrence Ricardo,24,2014,65,60,49,60,63,60,3.5,1</text:p>
      <text:p text:style-name="P492">OL,Bryant Pibbles,31,2008,68,59,60,49,60,58,4.9,1</text:p>
      <text:p text:style-name="P493">OL,Cat Delay,33,2006,67,66,50,58,40,39,5,1</text:p>
      <text:p text:style-name="P494">OL,Manuel Star,27,2010,62,60,40,44,37,60,7,3</text:p>
      <text:p text:style-name="P495">OL,Timothy Luster,25,2012,59,60,45,60,57,48,8,4</text:p>
      <text:p text:style-name="P496">OL,Orlando Disap,27,2010,66,41,37,60,29,32,7.3,4</text:p>
      <text:p text:style-name="P497">OL,Ethan Lilien,28,2009,60,50,21,32,60,24,2.3,2</text:p>
      <text:p text:style-name="P498">OL,Zachary Corster,22,2015,50,62,28,30,24,37,1.1,1</text:p>
      <text:p text:style-name="P499">OL,Patrick Harrison,23,2014,48,37,60,54,53,52,1,2</text:p>
      <text:p text:style-name="P500">K,Donatella Auna,24,2013,59,52,61,56,68,39,4,3</text:p>
      <text:p text:style-name="P501">K,Aristicrap Finnigan,25,2013,68,32,60,48,50,31,1,2</text:p>
      <text:p text:style-name="P502">S,Mark Jacob,26,2013,61,58,49,65,60,44,3.2,1</text:p>
      <text:p text:style-name="P503">S,Sean Clock,27,2012,58,61,44,61,49,32,5.8,2</text:p>
      <text:p text:style-name="P504">CB,Karma Anderson,31,2009,60,71,50,48,69,44,2.9,1</text:p>
      <text:p text:style-name="P505">CB,Count Devoieh,28,2011,62,70,39,42,72,38,4.7,2</text:p>
      <text:p text:style-name="P506">CB,Quinton Liemon,29,2010,49,69,44,53,62,50,4.3,2</text:p>
      <text:p text:style-name="P507">CB,Chad Wick,33,2007,60,58,60,44,48,39,2.2,1</text:p>
      <text:p text:style-name="P508">CB,Triston James,34,2006,60,44,33,41,60,28,3.9,2</text:p>
      <text:p text:style-name="P509">CB,Brett Semi,32,2005,61,43,39,28,70,18,1.3,1</text:p>
      <text:p text:style-name="P510">OL,Brad Pegion,34,2004,66,61,62,65,58,67,5.1,2</text:p>
      <text:p text:style-name="P511">OL,Carlos Logan,30,2009,60,68,60,60,62,49,12.1,5</text:p>
      <text:p text:style-name="P512">OL,Daniel Savings,27,2011,60,70,51,61,60,50,6.9,3</text:p>
      <text:p text:style-name="P513">OL,Lincoln Washington,22,2015,54,64,48,44,54,44,6.7,3</text:p>
      <text:p text:style-name="P514">OL,Benjamin Grant,24,2013,70,62,40,50,38,51,4.3,2</text:p>
      <text:p text:style-name="P515">OL,Jackson Jefferson,26,2012,58,63,60,49,29,48,2.1,1</text:p>
      <text:p text:style-name="P516">OL,Kennedy Roosevelt,28,2010,65,55,45,55,52,50,1.8,2</text:p>
      <text:p text:style-name="P517">OL,Tony Glass,22,2015,62,48,40,37,30,29,4.9,5</text:p>
      <text:p text:style-name="P518">LB,Chiles Floorswept,25,2013,60,37,29,40,27,30,12.6,5</text:p>
      <text:p text:style-name="P519">LB,Ivy Pattern,24,2014,66,61,77,68,70,66,3.9,1</text:p>
      <text:p text:style-name="P520">LB,Charles Brick,23,2015,68,72,61,50,60,70,3.7,1</text:p>
      <text:p text:style-name="P521">LB,Shaun Ginthic,22,2015,72,60,55,41,61,63,8.4,3</text:p>
      <text:p text:style-name="P522">LB,Popty Art,23,2014,74,51,49,38,64,38,3,2</text:p>
      <text:p text:style-name="P523">LB,Gush Gina,25,2013,30,48,60,29,61,40,2,2</text:p>
      <text:p text:style-name="P524">LB,Comrad Chuckie,26,2011,51,60,44,18,60,39,1,2</text:p>
      <text:p text:style-name="P525">END_PLAYERS</text:p>
      <text:p text:style-name="P526">######################################################################  Palace </text:p>
      <text:p text:style-name="P527">Pussy Cat HS Palace,PCP </text:p>
      <text:p text:style-name="P528">QB,Cold Finace,27,2011,63,54,68,71,59,69,6.9,4</text:p>
      <text:p text:style-name="P529">QB,Fet Bletch,28,2010,61,58,49,60,58,66,4.8,3</text:p>
      <text:p text:style-name="P530">QB,Joey Kit,22,2015,66,87,30,44,50,43,5,4</text:p>
      <text:p text:style-name="P531">RB,Caldrin Belmont,24,2013,60,75,48,66,69,74,10.5,4</text:p>
      <text:p text:style-name="P532">RB,Terry Jefthrow,31,2009,60,59,51,73,66,61,3.9,2</text:p>
      <text:p text:style-name="P533">RB,Katheneth Guy,32,2008,57,69,48,65,66,70,2,1</text:p>
      <text:p text:style-name="P534">RB,Laser Boron,29,2011,60,71,62,48,60,58,3.1,2</text:p>
      <text:p text:style-name="P535">WR,Will Smith,21,2015,70,74,68,59,75,66,9.6,3</text:p>
      <text:p text:style-name="P536">WR,Lenny Tyson,28,2010,68,72,65,60,70,61,2.8,1</text:p>
      <text:p text:style-name="P537">WR,Tubbard Lilion,29,2009,66,65,54,50,48,60,4.2,2</text:p>
      <text:p text:style-name="P538">WR,Tyson Jay,33,2006,49,60,54,42,61,44,1.9,1</text:p>
      <text:p text:style-name="P539">WR,Jaden Mislow,23,2015,61,55,48,40,63,38,2.2,2</text:p>
      <text:p text:style-name="P540">WR,Jet Eye,24,2014,60,29,45,60,33,40,3,4</text:p>
      <text:p text:style-name="P541">OL,Push Sam,27,2010,65,66,70,77,80,78,12.7,4</text:p>
      <text:p text:style-name="P542">OL,Tomroy Kent,31,2007,55,60,61,70,68,77,5.6,2</text:p>
      <text:p text:style-name="P543">OL,Earl Sent,32,2005,60,61,55,68,71,66,2.4,1</text:p>
      <text:p text:style-name="P544">OL,Patient Plum,32,2003,50,69,40,61,66,60,1.9,1</text:p>
      <text:p text:style-name="P545">OL,Sion Simba,30,2005,44,49,40,70,60,55,3.8,2</text:p>
      <text:p text:style-name="P546">OL,Kendrick Drew,29,2009,60,50,33,58,59,60,5.9,4</text:p>
      <text:p text:style-name="P547">OL,Math Work,22,2015,63,54,55,48,60,54,3.7,3</text:p>
      <text:p text:style-name="P548">OL,Giovany Light,27,2008,70,50,48,37,60,41,2.5,2</text:p>
      <text:p text:style-name="P549">OL,Michon Piddle,24,2013,60,48,20,30,44,28,1.3,1</text:p>
      <text:p text:style-name="P550">K,Emerson Flame,31,2006,48,60,30,25,20,31,4.8,3</text:p>
      <text:p text:style-name="P551">K,Fernando Collens,31,2009,50,61,48,51,66,58,2.1,2</text:p>
      <text:p text:style-name="P552">K,Brasser Chillion,27,2011,60,48,44,50,61,40,1.1,3</text:p>
      <text:p text:style-name="P553">S,Trent Cole,25,2013,60,66,51,61,53,63,2.8,2</text:p>
      <text:p text:style-name="P554">S,Donte Farshot,26,2012,58,54,48,60,61,1.3,1</text:p>
      <text:p text:style-name="P555">CB,Jay Kist,27,2011,54,60,54,66,47,55,4.4,3</text:p>
      <text:p text:style-name="P556">CB,Perry Atlis,28,2010,65,45,48,48,37,60,8.0,5</text:p>
      <text:p text:style-name="P557">CB,Sonet St Mongomer,31,2008,63,40,37,31,38,40,2.2,1</text:p>
      <text:p text:style-name="P558">CB,Robert Joel,33,2006,40,61,51,33,38,45,1.8,1</text:p>
      <text:p text:style-name="P559">CB,Jonathan Terriar,34,2005,60,38,29,30,40,37,1.6,1</text:p>
      <text:p text:style-name="P560">CB,Michigan Gains,27,2009,68,25,30,48,37,60,3.3,3</text:p>
      <text:p text:style-name="P561">DL,Tyler James,22,2015,64,58,60,55,60,66,4.7,2</text:p>
      <text:p text:style-name="P562">DL,Dustin Hall,28,2009,66,38,42,56,32,60,6.9,3</text:p>
      <text:p text:style-name="P563">DL,Justin Vaise,32,2007,61,45,45,30,60,50,2.5,1</text:p>
      <text:p text:style-name="P564">DL,Paul Gabs,29,2010,60,54,45,38,30,29,3.4,2</text:p>
      <text:p text:style-name="P565">DL,Ethan Jab,27,2012,59,45,40,38,27,30,6.8,4</text:p>
      <text:p text:style-name="P566">DL,Tony McBeth,33,2005,50,45,40,38,41,30,1.6,1</text:p>
      <text:p text:style-name="P567">DL,Morgan Pie,31,2008,63,40,37,41,28,30,3.2,3</text:p>
      <text:p text:style-name="P568">DL,Ganion Kite,29,2011,61,60,40,29,22,30,4.8,5</text:p>
      <text:p text:style-name="P569">LB,Timmy Jorge,32,2007,60,65,48,72,46,78,5.3,2</text:p>
      <text:p text:style-name="P570">LB,Craig Bic,25,2012,68,57,60,64,50,67,6.9,3</text:p>
      <text:p text:style-name="P571">LB,Harold Stan,28,2009,60,49,50,66,44,69,2.2,1</text:p>
      <text:p text:style-name="P572">LB,Pillion Taco,27,2010,58,37,44,29,30,40,5.6,3</text:p>
      <text:p text:style-name="P573">LB,Quincy Tongue,22,2015,60,29,30,27,50,45,1.9,1</text:p>
      <text:p text:style-name="P574">LB,Richard Grint,25,2012,50,48,37,29,30,20,1.2,1</text:p>
      <text:p text:style-name="P575">LB,Drake Tree,26,2011,54,43,37,33,22,20,15,1,1</text:p>
      <text:p text:style-name="P576">END_PLAYERS</text:p>
      <text:p text:style-name="P577">######################################################################  Cardinals</text:p>
      <text:p text:style-name="P578">St.John HS Cardinals,SJC</text:p>
      <text:p text:style-name="P579">QB,Adam Florida,27,2012,70,68,54,59,73,70,13,4</text:p>
      <text:p text:style-name="P580">QB,Dick Handle,21,2015,71,73,61,63,68,69,6.8,2</text:p>
      <text:p text:style-name="P581">RB,Genthro Cassidy,31,2009,77,68,75,69,60,66,6,2</text:p>
      <text:p text:style-name="P582">RB,Kant Plight,34,2006,75,65,68,71,63,70,1.9,1</text:p>
      <text:p text:style-name="P583">RB,Camal Simon,27,2012,70,66,71,64,65,66,6.9,3</text:p>
      <text:p text:style-name="P584">RB,Preach Deckaro,22,2015,68,73,64,70,71,54,4.9,3</text:p>
      <text:p text:style-name="P585">RB,Shimmy Sheen,23,2014,67,71,59,68,58,60,3.1,2</text:p>
      <text:p text:style-name="P586">WR,Jimmy Tie,27,2011,65,67,71,50,64,65,4.7,2</text:p>
      <text:p text:style-name="P587">WR,Hue Gene,28,2010,72,55,61,48,59,55,6.7,3</text:p>
      <text:p text:style-name="P588">WR,Gald MaxWell,22,2015,60,60,53,50,44,38,3.8,2</text:p>
      <text:p text:style-name="P589">WR,David King,24,2013,58,45,48,41,38,50,2.9,4</text:p>
      <text:p text:style-name="P590">WR,Obed Exodus,26,2011,49,51,52,51,37,29,1.9,3</text:p>
      <text:p text:style-name="P591">WR,Muhamed X,25,2013,61,28 40,35,40,44,1,2</text:p>
      <text:p text:style-name="P592">WR,Carl Finn,22,2015,63,20,50,38,29,30,1,3</text:p>
      <text:p text:style-name="P593">OL,Prey Soilder,28,2011,74,59,72,70,75,68,6.2,2</text:p>
      <text:p text:style-name="P594">OL,Cam Vick,32,2005,72,65,60,65,67,63,2.8,1</text:p>
      <text:p text:style-name="P595">OL,Julios Pent,28,2010,69,45,55,68,60,59,6.9,3</text:p>
      <text:p text:style-name="P596">OL,Arnest Torranian,29,2009,68,53,48,70,49,66,2.5,1</text:p>
      <text:p text:style-name="P597">OL,Cyco Dit,31,2006,65,59,39,60,50,55,1.9,1</text:p>
      <text:p text:style-name="P598">OL,Massacus Dan,32,2006,73,60,40,50,48,30,3.6,2</text:p>
      <text:p text:style-name="P599">OL,Clameron Jenkins,30,2007,68,70,30,45,20,33,3.4,2</text:p>
      <text:p text:style-name="P600">OL,Andre Dedly,30,2008,65,38,28,46,30,30,4.7,3</text:p>
      <text:p text:style-name="P601">OL,Frank Castle,32,2006,71,21,45,41,28,30,2.4,1</text:p>
      <text:p text:style-name="P602">OL,Carl Juliony,28,2009,70,50,41,26,29,30,4.9,4</text:p>
      <text:p text:style-name="P603">K,Koliu White,27,2010,61,57,47,57,65,66,1.9,2</text:p>
      <text:p text:style-name="P604">K,Diego Swish,23,2015,56,38,45,55,60,50,1.1,3</text:p>
      <text:p text:style-name="P605">S,Kobe Anthony,24,2014,60,54,48,58,49,65,3.3,2</text:p>
      <text:p text:style-name="P606">S,Carson Soul,26,2012,49,50,66,39,31,58,2.8,2</text:p>
      <text:p text:style-name="P607">CB,Bas Moon,25,2013,60,55,57,40,38,67,9.8,3</text:p>
      <text:p text:style-name="P608">CB,Rob Smith,26,2012,55,60,38,45,47,55,7.2,2</text:p>
      <text:p text:style-name="P609">CB,Ronald John,22,2015,56,55,60,26,30,57,5.9,2</text:p>
      <text:p text:style-name="P610">CB,Landon Jason,25,2013,70,51,39,20,25,60,14.9,6</text:p>
      <text:p text:style-name="P611">CB,Larry Gore,26,2012,28,42,33,34,27,22,1.4,3</text:p>
      <text:p text:style-name="P612">CB,Tip Tippy,28,2010,32,21,29,31,27,17,1,3</text:p>
      <text:p text:style-name="P613">DL,Arnold Chain,32,2006,66,58,47,69,67,51,9.2,3</text:p>
      <text:p text:style-name="P614">DL,Bush Plant,33,2007,60,55,45,61,56,40,3.4,1</text:p>
      <text:p text:style-name="P615">DL,Joey Fance,31,2007,63,46,37,60,50,39,6.9,2</text:p>
      <text:p text:style-name="P616">DL,Doug Tree,29,2010,61,41,50,45,39,29,7.9,4</text:p>
      <text:p text:style-name="P617">DL,Ned Sick,27,2011,50,48,37,40,30,41,5,3</text:p>
      <text:p text:style-name="P618">DL,Bart Simees,22,2015,48,44,32,37,40,42,2.2,2</text:p>
      <text:p text:style-name="P619">DL,Ogee House,25,2012,58,32,31,27,28,13,1.8,2</text:p>
      <text:p text:style-name="P620">DL,Bat Lion,26,2011,45,26,22,40,21,20,1,2</text:p>
      <text:p text:style-name="P621">LB,Black Bear,25,2012,74,68,75,79,75,72,19.9,4</text:p>
      <text:p text:style-name="P622">LB,Mathew Domino,28,2009,55,60,44,32,48,38,6.9,2</text:p>
      <text:p text:style-name="P623">LB,Simon Juda,24,2014,47,61,66,41,30,28,3.1,1</text:p>
      <text:p text:style-name="P624">LB,Ryan Bethiferd,23,2015,31,27,56,55,48,43,2.1,1</text:p>
      <text:p text:style-name="P625">LB,Piddly Miss,25,2012,37,45,60,56,41,44,3,2</text:p>
      <text:p text:style-name="P626">LB,Jafar Titan,28,2009,45,32,28,27,42,38,1.1,2</text:p>
      <text:p text:style-name="P627">END_PLAYERS</text:p>
      <text:p text:style-name="P628">######################################################################  Flames</text:p>
      <text:p text:style-name="P629">Fredrick Demoose HS Flames,FDF</text:p>
      <text:p text:style-name="P630">QB,Dex Cudi,26,2012,58,50,61,49,47,62,9,4</text:p>
      <text:p text:style-name="P631">QB,Paul Thrint,31,2009,57,48,57,50,37,58,5,3</text:p>
      <text:p text:style-name="P632">RB,Akin Job,28,2011,62,44,51,50,66,64,6.8,2</text:p>
      <text:p text:style-name="P633">RB,Samuel Dice,34,2004,51,54,48,49,60,59,2.6,1</text:p>
      <text:p text:style-name="P634">RB,Krion Zath,26,2013,60,50,44,37,52,63,5.9,3</text:p>
      <text:p text:style-name="P635">RB,Moses Dacker,22,2015,55,40,50,41,42,61,2.4,2</text:p>
      <text:p text:style-name="P636">WR,Micheal Orange,28,2009,49,40,57,41,53,47,6.1,3</text:p>
      <text:p text:style-name="P637">WR,Macolly Mith,25,2013,50,39,60,40,37,50,6.6,3</text:p>
      <text:p text:style-name="P638">WR,Homer Dan,22,2015,49,50,32,37,41,44,3.8,2</text:p>
      <text:p text:style-name="P639">WR,Hal Kish,25,2013,47,39,50,44,49,38,4.9,3</text:p>
      <text:p text:style-name="P640">WR,Malcom Das,26,2012,49,30,27,44,52,2.7,2</text:p>
      <text:p text:style-name="P641">WR,Martin Krayon,23,2014,48,41,37,60,44,58,3.1,3</text:p>
      <text:p text:style-name="P642">OL,Patrick Ward,31,2008,59,47,48,50,63,51,5.3,2</text:p>
      <text:p text:style-name="P643">OL,Semer Shaun,33,2005,41,50,43,42,59,48,3.9,1</text:p>
      <text:p text:style-name="P644">OL,Dan MacLion,26,2011,57,39,48,50,51,44,4.9,2</text:p>
      <text:p text:style-name="P645">OL,Lance Frog,32,2005,50,44,27,40,41,37,2.6,1</text:p>
      <text:p text:style-name="P646">OL,Lab Christen,23,2014,48,40,37,69,32,40,8,4</text:p>
      <text:p text:style-name="P647">OL,Deshawn Penny,25,2012,47,28,50,38,41,38,8.2,5</text:p>
      <text:p text:style-name="P648">OL,Handle Path,27,2010,40,46,48,50,37,36,3,3</text:p>
      <text:p text:style-name="P649">OL,Ferdinan Cream,26,2011,50,41,44,29,30,40,2.1,3</text:p>
      <text:p text:style-name="P650">OL,Redan Pass,25,2012,39,44,50,20,39,40,1.4,2</text:p>
      <text:p text:style-name="P651">OL,Julio Gile,24,2013,50,40,31,40,29,30,1.8,3</text:p>
      <text:p text:style-name="P652">K,Boberd Puma,22,2015,77,56,48,55,39,59,40,19.8,6</text:p>
      <text:p text:style-name="P653">K,Mason Crobey,23,2014,60,58,40,29,49,37,1.9,1</text:p>
      <text:p text:style-name="P654">S,Deon Rant,32,2007,58,68,69,60,73,70,3.2,1</text:p>
      <text:p text:style-name="P655">S,Randle Lish,26,2011,48,61,48,67,45,60,7.9,3</text:p>
      <text:p text:style-name="P656">CB,Isaac Mint,27,2010,49,52,39,50,47,52,50,5.4,2</text:p>
      <text:p text:style-name="P657">CB,Gabriel Quote,28,2009,52,38,50,48,52,50,4.2,2</text:p>
      <text:p text:style-name="P658">CB,Berry Phython,25,2013,48,39,41,44,50,3.1,2</text:p>
      <text:p text:style-name="P659">CB,Barney Kush,22,2015,52,30,28,44,48,39,2.5,2</text:p>
      <text:p text:style-name="P660">CB,Jason Road,23,2014,40,50,22,33,41,50,2,2</text:p>
      <text:p text:style-name="P661">CB,Wilker Dacey,24,2013,47,31,28,30,27,40,1,1</text:p>
      <text:p text:style-name="P662">DL,Dot Spread,26,2011,60,49,59,10,51,49,5.7,3</text:p>
      <text:p text:style-name="P663">DL,Kim Big,28,2010,63,50,38,41,56,37,4.3,2</text:p>
      <text:p text:style-name="P664">DL,Dominique Bowie,26,2012,48,56,44,58,97,39,2.1,1</text:p>
      <text:p text:style-name="P665">DL,Clamery Tyson,29,2008,55,48,58,37,28,91,3.9,2</text:p>
      <text:p text:style-name="P666">DL,Jacob Abram,23,2014,48,37,49,50,28,31,3.4,2</text:p>
      <text:p text:style-name="P667">DL,Ramsee Club,34,2007,47,41,29,40,28,30,2.5,1</text:p>
      <text:p text:style-name="P668">DL,Zues Pile,33,2008,44,29,38,28,40,33,2.1,2</text:p>
      <text:p text:style-name="P669">DL,Hashe Oshae,30,2009,40,50,27,30,21,24,1,1</text:p>
      <text:p text:style-name="P670">LB,Arnold Deadly,28,2010,49,36,50,31,46,50,3.9,2</text:p>
      <text:p text:style-name="P671">LB,Hide Momma,28,2010,44,30,44,41,90,50,2,1</text:p>
      <text:p text:style-name="P672">LB,Hola Lilo,24,2013,40,46,37,38,40,48,3.4,2</text:p>
      <text:p text:style-name="P673">LB,Cris Planet,26,2010,29,30,50,19,60,21,4.8,3</text:p>
      <text:p text:style-name="P674">LB,Zap Green,30,2008,38,48,29,40,20,21,1.8,2</text:p>
      <text:p text:style-name="P675">LB,Hairy Pland,27,2010,37,28,40,29,19,33,1,1</text:p>
      <text:p text:style-name="P676">END_PLAYERS</text:p>
      <text:p text:style-name="P677">######################################################################  Sharks</text:p>
      <text:p text:style-name="P678">Oprah Winfrey HS Sharks,OWS </text:p>
      <text:p text:style-name="P679">QB,Jordan Dro,26,2013,66,68,53,66,67,51,4.9,2</text:p>
      <text:p text:style-name="P680">QB,Tarris Sabastian,31,2009,63,54,58,55,60,61,2.7,2</text:p>
      <text:p text:style-name="P681">QB,Yelden Carmello,27,2011,61,58,54,61,58,55,2.9,2</text:p>
      <text:p text:style-name="P682">RB,Aqua Ath,34,2006,60,53,51,50,55,62,3.4,1</text:p>
      <text:p text:style-name="P683">RB,Corenthean Book,28,2011,58,57,60,49,58,59,2.8,1</text:p>
      <text:p text:style-name="P684">RB,Zachary Coldren,28,2010,60,48,44,55,56,63,3.9,2</text:p>
      <text:p text:style-name="P685">RB,Randy Ishmale,28,2008,58,41,37,60,53,64,1.2,1</text:p>
      <text:p text:style-name="P686">RB,Isaiah Passion,25,2012,53,51,47,41,52,68,2.6,3</text:p>
      <text:p text:style-name="P687">WR,Shane Misson,31,2007,58,64,71,48,63,51,2.3,1</text:p>
      <text:p text:style-name="P688">WR,Dick Bond,22,2015,46,63,70,39,61,47,4.3,2</text:p>
      <text:p text:style-name="P689">WR,McGee Plus,21,2015,39,59,61,41,60,44,2.9,2</text:p>
      <text:p text:style-name="P690">WR,Patrick Fent,28,2011,48,60,60,37,62,50,3.3,3</text:p>
      <text:p text:style-name="P691">WR,Reed Bishop,26,2014,44,58,63,33,64,2.7,3</text:p>
      <text:p text:style-name="P692">WR,Terrence Bains,31,2008,43,55,64,31,60,41,2.8,2</text:p>
      <text:p text:style-name="P693">OL,Bash Alex,26,2013,70,68,66,77,64,73,6.7,2</text:p>
      <text:p text:style-name="P694">OL,Kobe Xiandra,32,2006,65,72,64,70,61,68,3.4,1</text:p>
      <text:p text:style-name="P695">OL,Blinthin Kiba,22,2015,63,64,58,72,58,66,8.6,4</text:p>
      <text:p text:style-name="P696">OL,Ricky Saiyan,33,2006,68,59,63,68,62,64,2.8,1</text:p>
      <text:p text:style-name="P697">OL,A.J Eont,31,2005,65,62,65,69,55,63,4.2,2</text:p>
      <text:p text:style-name="P698">OL,Dale Life,30,2007,68,61,59,70,61,65,3.1,2</text:p>
      <text:p text:style-name="P699">OL,Bobby Thax,23,2015,60,59,61,66,63,60,1.2,1</text:p>
      <text:p text:style-name="P700">OL,Allen Henry,28 2012,67,60,54,58,58,51,1,1</text:p>
      <text:p text:style-name="P701">OL,Jorge Gestro,22,2015,61,58,60,60,40,50,3,4</text:p>
      <text:p text:style-name="P702">OL,Elloy Bryan,25,2013,64,63,64,56,60,48,51,1,2</text:p>
      <text:p text:style-name="P703">OL,Montey Tyrease,25,2012,60,48,59,54,50,59,1,3</text:p>
      <text:p text:style-name="P704">K,Larry Aken,24,2014,70,58,65,75,59,69,3,3</text:p>
      <text:p text:style-name="P705">K,Joshua Gains,23,2014,69,66,49,58,57,68,1,2</text:p>
      <text:p text:style-name="P706">S,Keenin Al,23,2014,40,68,50,40,52,50,3.5,2</text:p>
      <text:p text:style-name="P707">S,Russel Garcia,27,2011,42,59,53,41,40,6,4</text:p>
      <text:p text:style-name="P708">CB,Pity Pallie,30 2006,44,60,43,48,42,40,6,4</text:p>
      <text:p text:style-name="P709">CB,Jimmy Roll,26,2012,56,50,41,39,41,37,6,4</text:p>
      <text:p text:style-name="P710">CB,Spider Mellow,32,2005,42,39,50,47,53,38,6,4</text:p>
      <text:p text:style-name="P711">CB,Suge Alison,28,2009,41,39,93,50,38,41,3,2</text:p>
      <text:p text:style-name="P712">CB,David Anthony,32,2007,50,41,33,37,49,64,3,2</text:p>
      <text:p text:style-name="P713">CB,Joey Ash,26,2011,57,60,31,43,41,58,3,2</text:p>
      <text:p text:style-name="P714">DL,Gerald Kash,28,2010,50,61,40,38,41,37,3,2</text:p>
      <text:p text:style-name="P715">DL,Henry Arnold,23,2014,51,47,37,41,37,40,3,2</text:p>
      <text:p text:style-name="P716">DL,Mac Ken,30,2008,44,37,41,38,32,29,3,2</text:p>
      <text:p text:style-name="P717">DL,Spud Blur,26,2010,41,34,48,47,50,20,3,2</text:p>
      <text:p text:style-name="P718">DL,Seth Mash,24,2013,38,29,46,44,48,41,3,1</text:p>
      <text:p text:style-name="P719">DL,Kel Facine,28,2010,29,38,48,28,33,25,3,2</text:p>
      <text:p text:style-name="P720">DL,Fizz Bradly,31,2008,29,31,19,20,33,21,3,2</text:p>
      <text:p text:style-name="P721">DL,French Pale,28,2011,20,31,33,23,27,18,3,2</text:p>
      <text:p text:style-name="P722">LB,Ray Hanson,29,2009,65,41,33,36,60,65,3,2</text:p>
      <text:p text:style-name="P723">LB,Earl Tent,32,2006,54,48,39,41,37,54,3,2</text:p>
      <text:p text:style-name="P724">LB,Olderson,Manuel,33,2004,41,44,39,32,28,30,3,2</text:p>
      <text:p text:style-name="P725">LB,Brock Canwierd,26,2012,29,30,27,38,29,56,6,4</text:p>
      <text:p text:style-name="P726">LB,Decan White,28,2011,40,20,30,18,25,15,6,4</text:p>
      <text:p text:style-name="P727">LB,Elias Jorge,22,2015,26,17,33,27,28,10,6,4</text:p>
      <text:p text:style-name="P728">END_PLAYERS</text:p>
      <text:p text:style-name="P729">######################################################################  Doves</text:p>
      <text:p text:style-name="P730">Mia Angelo Doves,MAD</text:p>
      <text:p text:style-name="P731">QB,Bradly Enter,26,2012,65,61,60,59,58,56,8.7,3</text:p>
      <text:p text:style-name="P732">QB,Aunk Pash,23,2014,61,53,48,44,39,60,6,2</text:p>
      <text:p text:style-name="P733">QB,Cole Jordan,23,2014,57,43,31,29,44,21,2.9,1</text:p>
      <text:p text:style-name="P734">RB,Pat Gold,24,2012,60,57,43,43,59,58,6,3</text:p>
      <text:p text:style-name="P735">RB,Mass Deion,26,2011,55,43,54,49,56,60,3,2</text:p>
      <text:p text:style-name="P736">RB,Daryl Culical,22,2015,60,41,39,51,44,51,3,3</text:p>
      <text:p text:style-name="P737">RB,Pal Bailey,32,2006,52,48,55,49,60,30,1,2</text:p>
      <text:p text:style-name="P738">WR,Popoya Sinthan,23,2015,45,51,56,45,51,60,9,3 </text:p>
      <text:p text:style-name="P739">WR,Cosmo Garrison,27,2011,66,39,40,28,52,39,6.5,2</text:p>
      <text:p text:style-name="P740">WR,Zacharia Chimishion,25,2013,51,46,48,39,40,38,3,1</text:p>
      <text:p text:style-name="P741">WR,Billy Willard,24,2013,49,60,28,33,28,41,6,3</text:p>
      <text:p text:style-name="P742">WR,Three Winsly,28,2010,51,50,63,41,40,59,3,2</text:p>
      <text:p text:style-name="P743">WR,Cassidy Anthister,32,2005,60,39,41,50,39,40,3,2</text:p>
      <text:p text:style-name="P744">OL,Ron Deport,26,2012,61,51,58,75,68,68,14,4</text:p>
      <text:p text:style-name="P745">OL,Marshall Douglas,28,2009,70,59,62,71,65,60,9,2</text:p>
      <text:p text:style-name="P746">OL,Jerrard Tint,32,2006,69,58,71,64,60,59,4,1</text:p>
      <text:p text:style-name="P747">OL,Felix Cabral,31,2007,71,55,69,70,65,61,9.9,3</text:p>
      <text:p text:style-name="P748">OL,Hashee Pinicle,24,2014,69,65,61,72,65,65,7,2</text:p>
      <text:p text:style-name="P749">OL,Kyle Six,28,2010,66,72,60,51,60,49,6,2</text:p>
      <text:p text:style-name="P750">OL,Arthur Six,25,2014,60,51,49,63,62,70,4.9,2</text:p>
      <text:p text:style-name="P751">OL,Bash Snail,26,2011,68,71,55,73,54,63,8,3</text:p>
      <text:p text:style-name="P752">OL,Garfield Flowers,23,2014,67,54,59,67,73,69,3.8,1</text:p>
      <text:p text:style-name="P753">OL,Logan Yem,24,2014,58,60,73,69,74,61,6.5,2</text:p>
      <text:p text:style-name="P754">OL,Han Perry,32,2005,59,66,70,61,73,60,3,1</text:p>
      <text:p text:style-name="P755">K,Clark Fancy,25,2010,50,41,43,62,46,51,1,1</text:p>
      <text:p text:style-name="P756">K,Nard Shawn,33,2005,98,39,50,60,39,47,3,4</text:p>
      <text:p text:style-name="P757">K,Jason Flank,21,2015,60,31,29,41,28,43,1,2</text:p>
      <text:p text:style-name="P758">S,Kail Dew,29,2009,80,75,62,75,81,69,5,1</text:p>
      <text:p text:style-name="P759">S,Kelsey Bray,25,2012,69,72,80,61,70,67,8,2</text:p>
      <text:p text:style-name="P760">CB,Joel Marry,22,2015,69,70,68,58,61,66,3.9,1</text:p>
      <text:p text:style-name="P761">CB,Dwayne Cobsey,33,2006,81,75,76,80,70,72,7,2</text:p>
      <text:p text:style-name="P762">CB,Philip Willie,30,2007,77,69,81,71,68,71,3,1</text:p>
      <text:p text:style-name="P763">CB,Kaleb Embro,28,2010,71,70,69,67,74,66,4.8,2</text:p>
      <text:p text:style-name="P764">CB,Polo Instinct,36,2002,65,73,58,70,69,65,4,2</text:p>
      <text:p text:style-name="P765">CB,Bruce Shine,28,2009,75,66,58,69,63,71,6,3</text:p>
      <text:p text:style-name="P766">CB,Abbey John,25,2007,70,64,59,64,67,68,3,2</text:p>
      <text:p text:style-name="P767">DL,Cartright Shaggy,22,2015,74,81,69,73,82,92,15,5</text:p>
      <text:p text:style-name="P768">DL,Alejandro Cash,28,2010,88,78,79,89,88,90,4.3,1</text:p>
      <text:p text:style-name="P769">DL,Marcus Car,32,2006,29,70,68,80,71,74,4,1</text:p>
      <text:p text:style-name="P770">DL,Deondre Share,27,2011,73,69,77,65,70,74,3,2</text:p>
      <text:p text:style-name="P771">DL,Joseph Rodolph,23,2014,79,70,73,70,69,74,6,3</text:p>
      <text:p text:style-name="P772">DL,George Bomb,29,2007,83,74,79,83,61,60,4,2</text:p>
      <text:p text:style-name="P773">DL,Christopher Emily,31,2005,74,68,72,64,70,80,4,2</text:p>
      <text:p text:style-name="P774">DL,Gilbert Tannington,30,2006,66,74,79,82,77,63,3,2</text:p>
      <text:p text:style-name="P775">LB,Lawrence Gress,22,2015,79,79,85,80,73,83,9.6,4</text:p>
      <text:p text:style-name="P776">LB,Freg Bras,28,2010,80,74,82,83,77,80,7,2</text:p>
      <text:p text:style-name="P777">LB,Garry North,34,2005,73,81,79,80,77,84,3,2</text:p>
      <text:p text:style-name="P778">LB,Naush Wood,28,2009,79,86,70,64,73,75,3,2</text:p>
      <text:p text:style-name="P779">LB,Stien Kyle,25,2012,76,84,79,84,70,72,4,2</text:p>
      <text:p text:style-name="P780">LB,Buda Ernesto,22,2015,79,83,70,65,72,74,3,2</text:p>
      <text:p text:style-name="P781">END_PLAYERS</text:p>
      <text:p text:style-name="P782">######################################################################  Swans</text:p>
      <text:p text:style-name="P783">Georgina Driving HS Swans,GDS</text:p>
      <text:p text:style-name="P784">QB,Carter King,25,2012,70,74,65,70,76,62,5,2</text:p>
      <text:p text:style-name="P785">QB,Shaquell Daniel,31,2007,65,64,76,68,74,70,3,2</text:p>
      <text:p text:style-name="P786">QB,Vince Iishia,23,2015,79,43,59,68,70,68,2.8,2</text:p>
      <text:p text:style-name="P787">RB,Vladimere Olgul,24,2013,60,64,59,73,68,74,5.7,2</text:p>
      <text:p text:style-name="P788">RB,Nouse Vasash,26,2011,65,63,70,54,58,69,6.9,3</text:p>
      <text:p text:style-name="P789">RB,Star Vrant,32,2005,62,70,53,60,54,61,3.6,2</text:p>
      <text:p text:style-name="P790">RB,Chime Pentagrew,25,2013,59,60,52,63,54,61,2,2</text:p>
      <text:p text:style-name="P791">WR,Fint Moore,27,2010,70,50,65,69,71,62,4.5,2</text:p>
      <text:p text:style-name="P792">WR,Ricardo Sis,25,2013,73,69,58,49,58,79,6.8,3</text:p>
      <text:p text:style-name="P793">WR,Sosa Hive,33,2004,51,63,70,55,62,64,6,3</text:p>
      <text:p text:style-name="P794">WR,Kenny Natty,31,2006,65,53,59,63,54,68,2.7,2</text:p>
      <text:p text:style-name="P795">WR,Jared Gun,29,2009,60,59,71,66,54,53,2.3,2</text:p>
      <text:p text:style-name="P796">WR,Mick Nater,28,2011,64,71,69,70,53,47,1,2</text:p>
      <text:p text:style-name="P797">WR,Gasper Oliver,23,2015,60,57,63,66,59,61,1.8,3</text:p>
      <text:p text:style-name="P798">OL,Leonardo Brisco,26,2012,69,67,74,68,75,70,13.9,4</text:p>
      <text:p text:style-name="P799">OL,Zath Santana,22,2015,70,65,73,62,64,76,6.7,2</text:p>
      <text:p text:style-name="P800">OL,Sammy Nina,28,2011,67,69,74,75,68,71,3.2,1</text:p>
      <text:p text:style-name="P801">OL,Angel Yada,24,2014,73,67,64,78,66,64,2,1</text:p>
      <text:p text:style-name="P802">OL,Alec Nicholas,27,2009,72,65,63,71,64,61,1.5,1</text:p>
      <text:p text:style-name="P803">OL,Mark Luke,23,2014,70,62,70,64,73,58,3,3</text:p>
      <text:p text:style-name="P804">OL,Yeter Warner,27,2011,70,68,64,71,65,61,2,3</text:p>
      <text:p text:style-name="P805">OL,Jerick Mathews,28,2009,69,59,66,71,69,74,63,1,2</text:p>
      <text:p text:style-name="P806">OL,Marius Poosh,23,2014,69,77,64,51,49,68,2,3</text:p>
      <text:p text:style-name="P807">OL,Marlon Titanium,24,2013,58,62,54,51,46,38,1,3</text:p>
      <text:p text:style-name="P808">K,Chard Gomez,27,2011,80,75,62,79,76,55,3,2</text:p>
      <text:p text:style-name="P809">K,Diam Micheals,28,2011,71,68,73,59,62,70,2.8,3</text:p>
      <text:p text:style-name="P810">S,Marco Ant,29,2010,70,58,69,54,68,64,5,2</text:p>
      <text:p text:style-name="P811">S,Champ Carper,31,2006,59,63,72,66,53,78,6.9,3</text:p>
      <text:p text:style-name="P812">CB,Sir Def,33,2004,63,61,70,71,62,68,1.9,1</text:p>
      <text:p text:style-name="P813">CB,Garland Pach,34,2003,60,59,66,71,64,62,4,3</text:p>
      <text:p text:style-name="P814">CB,Kai Hun,30,2008,63,66,71,64,58,66,2.3,1</text:p>
      <text:p text:style-name="P815">CB,Trander Oshers,34,2004,61,65,73,60,51,49,3,2</text:p>
      <text:p text:style-name="P816">CB,Sergio Jish,27,2009,60,58,30,71,41,30,1.8,2</text:p>
      <text:p text:style-name="P817">CB,Gibson Zaper,21,2015,50,39,48,34,52,45,1,2</text:p>
      <text:p text:style-name="P818">DL,Dant Kish,28,2010,61,54,63,59,75,70,3.6,1</text:p>
      <text:p text:style-name="P819">DL,Duck Zoron,30,2009,58,51,49,62,68,60,4.9,2</text:p>
      <text:p text:style-name="P820">DL,Jason Tif,26,2011,59,60,65,70,73,69,4,2</text:p>
      <text:p text:style-name="P821">DL,Micheal Butler,26,2012,60,57,61,53,58,69,5.7,3</text:p>
      <text:p text:style-name="P822">DL,Aldern Asparagus,28,2011,60,51,60,54,56,70,4.3,2</text:p>
      <text:p text:style-name="P823">DL,Julian Larry,23,2014,54,61,68,55,60,64,2.9,1</text:p>
      <text:p text:style-name="P824">DL,Arnold Laser,21,2015,39,55,66,33,60,61,1.7,1</text:p>
      <text:p text:style-name="P825">DL,Avion Future,25,2013,49,60,63,58,50,60,5.8,6</text:p>
      <text:p text:style-name="P826">LB,Taylor Risk,26,2011,61,60,48,54,59,60,3,1</text:p>
      <text:p text:style-name="P827">LB,Lavion Massakist,23,2014,58,44,37,48,53,58,12.7,5</text:p>
      <text:p text:style-name="P828">LB,Tyrell Lamar,32,2005,57,55,50,96,60,60,2,1</text:p>
      <text:p text:style-name="P829">LB,Jill James,31,2007,59,48,41,44,60,55,1.6,1</text:p>
      <text:p text:style-name="P830">LB,Tarvis Asford,28,2011,51,43,34,38,51,58,1,1</text:p>
      <text:p text:style-name="P831">LB,Crack Samsung,32,2007,48,60,24,41,29,60,1,1</text:p>
      <text:p text:style-name="P832">LB,Bandio Athin,34,2006,30,40,30,20,53,54,1,1</text:p>
      <text:p text:style-name="P833">END_PLAYERS</text:p>
      <text:p text:style-name="P834">######################################################################  Ducks</text:p>
      <text:p text:style-name="P835">Poddington Memorial HS Ducks,PMD</text:p>
      <text:p text:style-name="P836">QB,Cheeta Gich,26,2011,67,62,65,64,54,67,3,2</text:p>
      <text:p text:style-name="P837">QB,Caleb Cote,23,2014,60,65,61,59,53,62,3,2</text:p>
      <text:p text:style-name="P838">RB,Douge Smith,25,2012,57,61,56,60,64,64,3,2</text:p>
      <text:p text:style-name="P839">RB,Shawn Tilt,33,2009,48,50,52,64,63,63,3,2</text:p>
      <text:p text:style-name="P840">RB,Jason Cartrite,22,2015,56,57,58,61,60,62,3,2</text:p>
      <text:p text:style-name="P841">RB,Donvan Swip,25,2013,55,60,54,63,65,61,3,2</text:p>
      <text:p text:style-name="P842">WR,Brock Nissan,23,2015,60,67,58,65,57,54,3,2</text:p>
      <text:p text:style-name="P843">WR,Jamal Yolland,32,2006,58,64,62,63,49,45,4,3</text:p>
      <text:p text:style-name="P844">WR,Colbert Jale,29,2009,65,62,54,62,48,48,3,2</text:p>
      <text:p text:style-name="P845">WR,Phillip Rupe,34,2007,62,66,53,68,52,47,1,1</text:p>
      <text:p text:style-name="P846">WR,Carl Robert,29,2009,67,59,47,63,47,39,2,2</text:p>
      <text:p text:style-name="P847">WR,Micheal Lish,31,2008,61,54,46,62,52,41,3,4</text:p>
      <text:p text:style-name="P848">OL,Vincente Tash,33,2006,72,63,71,75,78,62,5,2</text:p>
      <text:p text:style-name="P849">OL,Avery With,28,2010,77,67,68,76,75,67,3,2</text:p>
      <text:p text:style-name="P850">OL,Bobby Chad,31,2008,70,62,67,74,77,60,4,3</text:p>
      <text:p text:style-name="P851">OL,Kasey  Richard,27,2011,67,61,70,73,72,54,3,2</text:p>
      <text:p text:style-name="P852">OL,Bill Lisket,29,2011,62,60,70,72,71,52,4,3</text:p>
      <text:p text:style-name="P853">OL,Willie Mishet,28,2009,67,57,63,69,67,62,3,2</text:p>
      <text:p text:style-name="P854">OL,Justin Carp,22,2015,64,57,62,65,64,67,3,2</text:p>
      <text:p text:style-name="P855">OL,Rueben Fuent,29,2009,62,47,68,64,62,59,3,2</text:p>
      <text:p text:style-name="P856">OL,Christian Swishep,32,2006,60,42,66,62,61,52,2,1</text:p>
      <text:p text:style-name="P857">OL,Leonardo David,28,2009,73,41,64,61,62,37,3,2</text:p>
      <text:p text:style-name="P858">OL,Todd Choch,33,2006,77,47,37,57,59,62,3,2</text:p>
      <text:p text:style-name="P859">K,Tich Fatchek,25,2013,72,73,51,72,52,55,57,3,2</text:p>
      <text:p text:style-name="P860">K,Isaac Miff,26,2012,70,64,47,68,60,55,3,2</text:p>
      <text:p text:style-name="P861">S,Donald Trit,25,2012,64,71,76,62,79,80,4,3</text:p>
      <text:p text:style-name="P862">S,Donald Go,24,2013,71,68,59,66,70,75,5,4</text:p>
      <text:p text:style-name="P863">S,Tony Carter,26,2011,65,63,59,67,58,55,3,2</text:p>
      <text:p text:style-name="P864">CB,Patrick Leash,28,2009,58,60,55,54,55,63,4,2</text:p>
      <text:p text:style-name="P865">CB,Marcus Paff,24,2015,56,49,60,56,53,60,6,4</text:p>
      <text:p text:style-name="P866">CB,Brandon Kyle,33,2009,61,54,56,60,48,49,3,2</text:p>
      <text:p text:style-name="P867">CB,Red Yawns,25,2012,55,60,39,58,41,60,2,1</text:p>
      <text:p text:style-name="P868">CB,Darnel Light,29,2009,57,61,48,44,39,46,3,4</text:p>
      <text:p text:style-name="P869">CB,Mason MacTank,27,2011,59,60,60,45,39,44,6,5</text:p>
      <text:p text:style-name="P870">DL,Benjamin Shaych,31,2006,60,58,63,65,55,51,3,2</text:p>
      <text:p text:style-name="P871">DL,Angel Push,26,2012,58,61,57,59,56,4,5</text:p>
      <text:p text:style-name="P872">DL,Mark Fin,29,2008,55,54,60,57,56,54,3,2</text:p>
      <text:p text:style-name="P873">DL,Samuel Johnson,28,2009,59,60,47,60,56,51,2,1</text:p>
      <text:p text:style-name="P874">DL,Ishmon Sand,26,2011,53,52,57,44,60,56,3,3</text:p>
      <text:p text:style-name="P875">DL,Dominic Can,23,2014,56,63,64,58,61,55,3,4</text:p>
      <text:p text:style-name="P876">DL,Gilbert Mitch,31,2007,49,48,57,42,39,50,1,1</text:p>
      <text:p text:style-name="P877">DL,Tyreel Larst,22,2015,56,44,39,41,48,59,6,7</text:p>
      <text:p text:style-name="P878">DL,Perry Mackey,27,2011,61,66,40,38,40,34,2,3</text:p>
      <text:p text:style-name="P879">LB,Miguel Ashop,35,2004,39,52,40,67,66,53,2,4</text:p>
      <text:p text:style-name="P880">LB,Curtis Laugh,32,2007,47,50,60,62,65,48,3,5</text:p>
      <text:p text:style-name="P881">LB,Yellow Andeson,33,2006,42,57,58,60,63,52,4,6</text:p>
      <text:p text:style-name="P882">LB,Mario Yolloda,25,2003,52,53,52,61,62,38,5,3</text:p>
      <text:p text:style-name="P883">LB,Tommy Pap,29,2009,51,57,58,63,61,42,4,3</text:p>
      <text:p text:style-name="P884">LB,William Linter,23,2015,37,60,58,65,60,37,6,4</text:p>
      <text:p text:style-name="P885">END_PLAYERS</text:p>
      <text:p text:style-name="P886">######################################################################  Snakes</text:p>
      <text:p text:style-name="P887">George Washington HS Snakes,GWS</text:p>
      <text:p text:style-name="P888">QB,Jeff Phylis,26,2011,68,72,64,72,73,75,5,2</text:p>
      <text:p text:style-name="P889">QB,Obrian Mac,27,2010,67,68,57,69,77,70,7,3</text:p>
      <text:p text:style-name="P890">QB,Samuel Davidson,24,2013,63,71,53,67,71,75,5,4</text:p>
      <text:p text:style-name="P891">RB,Adam Persh,30,2008,62,55,60,58,54,78,4,2</text:p>
      <text:p text:style-name="P892">RB,Edgar Ship,27,2011,57,61,58,51,60,69,2,2</text:p>
      <text:p text:style-name="P893">RB,Jonathan Wolf,24,2014,60,51,49,53,56,64,3,4</text:p>
      <text:p text:style-name="P894">RB,Maleek Spot,32,2007,55,60,45,50,48,50,1,1</text:p>
      <text:p text:style-name="P895">WR,Jaricco You,34,2005,69,55,60,74,70,65,3,1</text:p>
      <text:p text:style-name="P896">WR,Dylan Well,27,2013,65,49,57,69,58,60,6,3</text:p>
      <text:p text:style-name="P897">WR,Tyler Gash,26,2012,49,56,54,73,59,60,7,4</text:p>
      <text:p text:style-name="P898">WR,Dick Dlak,25,2014,54,49,71,58,60,58,4,2</text:p>
      <text:p text:style-name="P899">WR,Lush Porn,24,2015,50,51,68,59,61,64,6,4</text:p>
      <text:p text:style-name="P900">WR,Kieth Fife,23,2015,48,55,67,55,60,59,3,2</text:p>
      <text:p text:style-name="P901">WR,Brad Hurl,25,2012,53,60,59,77,50,48,5,4</text:p>
      <text:p text:style-name="P902">OL,Jordan Tyson,33,2005,71,58,60,70,73,60,4,3</text:p>
      <text:p text:style-name="P903">OL,Billy Fancy,26,2011,54,57,60,59,74,70,3,2</text:p>
      <text:p text:style-name="P904">OL,Dile Phelp,23,2015,49,54,58,66,76,64,6,4</text:p>
      <text:p text:style-name="P905">OL,Bale Giffel,29,2009,69,47,48,53,70,63,4,3</text:p>
      <text:p text:style-name="P906">OL,Chad Chadwick,34,2003,70,68,43,68,59,55,3,2</text:p>
      <text:p text:style-name="P907">OL,William Star,33,2005,47,48,51,70,72,60,3,2</text:p>
      <text:p text:style-name="P908">OL,Nathen Boat,32,2006,50,39,48,57,68,60,4,3</text:p>
      <text:p text:style-name="P909">OL,Thomas Tiger,27,2011,30,61,47,50,70,61,4,3</text:p>
      <text:p text:style-name="P910">OL,Will Walrece,22,2015,50,55,58,61,71,48,5,2</text:p>
      <text:p text:style-name="P911">OL,Cain Clam,25,2012,47,43,47,57,72,50,3,2</text:p>
      <text:p text:style-name="P912">K,Kevin Vrant,32,2006,68,73,72,59,71,64,4,3</text:p>
      <text:p text:style-name="P913">K,Doug Griffin,31,2007,59,67,71,65,69,63,2,1</text:p>
      <text:p text:style-name="P914">S,Austin Kaush,27,2011,71,73,58,70,59,72,4,1</text:p>
      <text:p text:style-name="P915">S,Darrel Woosh,26,2012,70,68,50,65,61,73,3,1</text:p>
      <text:p text:style-name="P916">S,Fredrick Burns,33,2005,69,59,47,69,67,69,2,1</text:p>
      <text:p text:style-name="P917">CB,Zacharia Shift,36,2002,65,51,80,75,64,74,6,2</text:p>
      <text:p text:style-name="P918">CB,Vaun Plap,28,2010,74,70,73,79,63,69,4,2</text:p>
      <text:p text:style-name="P919">CB,David Stran,31,2008,75,73,72,77,57,68,5,3</text:p>
      <text:p text:style-name="P920">CB,Michon Crem,24,2013,73,70,69,73,62,70,3,2</text:p>
      <text:p text:style-name="P921">CB,Isaiah Thumb,30,2009,69,72,71,72,52,66,3,2</text:p>
      <text:p text:style-name="P922">CB,Lasseriss Wright,29,2010,70,76,75,70,60,63,4,4</text:p>
      <text:p text:style-name="P923">DL,Aronld Pest,24,2013,67,59,68,60,67,75,3,1</text:p>
      <text:p text:style-name="P924">DL,Ralph Flesh,22,2014,70,60,64,57,68,71,6,2</text:p>
      <text:p text:style-name="P925">DL,Tavion Smith,24,2015,64,58,69,54,64,69,7,3</text:p>
      <text:p text:style-name="P926">DL,Gerald Muffs,27,2011,60,57,67,61,61,7,3,2</text:p>
      <text:p text:style-name="P927">DL,Quintavius Cash,25,2014,70,54,66,50,62,70,8,3</text:p>
      <text:p text:style-name="P928">DL,Paul Houston,32,2007,65,53,69,48,63,74,3,2</text:p>
      <text:p text:style-name="P929">DL,John Albertson,31,2008,61,57,64,39,67,70,7,3</text:p>
      <text:p text:style-name="P930">DL,Lee Nicholas,30,2009,48,50,60,43,60,73,4,2</text:p>
      <text:p text:style-name="P931">LB,Nathan Lylard,23,2014,59,61,78,81,75,76,5,3</text:p>
      <text:p text:style-name="P932">LB,Terrence Lane,26,2012,56,70,73,72,61,69,4,2</text:p>
      <text:p text:style-name="P933">LB,Champ Floyd,25,2013,70,59,68,69,71,59,3,2</text:p>
      <text:p text:style-name="P934">LB,Greggory List,27,2011,60,70,72,68,70,68,3,4</text:p>
      <text:p text:style-name="P935">LB,Free Sean,31,2009,64,65,69,72,70,74,3,2</text:p>
      <text:p text:style-name="P936">LB,Roderick Nick,25,2013,65,63,64,78,70,70,4,4</text:p>
      <text:p text:style-name="P937">END_PLAYERS</text:p>
      <text:p text:style-name="P938">######################################################################  KillerWhales</text:p>
      <text:p text:style-name="P939">Steven State HS KillerWhales,SKW</text:p>
      <text:p text:style-name="P940">QB,Vander Sky,26,2010,67,60,61,66,70,59,7,3</text:p>
      <text:p text:style-name="P941">QB,Chish Cody,24,2012,65,58,64,71,60,4,2</text:p>
      <text:p text:style-name="P942">RB,Ty Liverson,23,2014,70,61,64,70,63,63,6,2</text:p>
      <text:p text:style-name="P943">RB,Carl Ocean,32,2006,68,63,65,71,59,62,7,3</text:p>
      <text:p text:style-name="P944">RB,Earl Goth,33,2005,65,60,63,68,60,60,2,1</text:p>
      <text:p text:style-name="P945">RB,Kevin Don,28,2009,67,64,58,66,58,57,7,4</text:p>
      <text:p text:style-name="P946">RB,Jesus Hernandez,27,2010,66,61,63,50,61,56,8,5</text:p>
      <text:p text:style-name="P947">WR,Wik Sharph,26,2011,56,57,60,56,55,63,4,2</text:p>
      <text:p text:style-name="P948">WR,Baine Wheat,27,2010,58,51,62,49,58,62,5,3</text:p>
      <text:p text:style-name="P949">WR,Ron X,35,2003,59,51,61,63,57,61,3,2</text:p>
      <text:p text:style-name="P950">WR,Allen Pesek,29,2008,53,52,59,58,3,2</text:p>
      <text:p text:style-name="P951">WR,George,23,2014,51,55,57,61,51,60,3,2</text:p>
      <text:p text:style-name="P952">WR,Joe Vold,31,2009,48,47,60,62,49,62,5,6</text:p>
      <text:p text:style-name="P953">OL,Thomas Capper,25,2012,62,58,63,60,56,67,1,2</text:p>
      <text:p text:style-name="P954">OL,James Gifsh,31,2007,64,61,59,64,53,69,4,1</text:p>
      <text:p text:style-name="P955">OL,Jonavon Lobe,33,2006,60,64,60,70,52,63,3,1</text:p>
      <text:p text:style-name="P956">OL,Justin Fish,26,2010,63,62,61,63,55,64,5,3</text:p>
      <text:p text:style-name="P957">OL,Ashton Braid,24,2012,62,65,60,62,53,62,7,4</text:p>
      <text:p text:style-name="P958">OL,Mark Answer,33,2003,61,66,57,65,58,59,3,2</text:p>
      <text:p text:style-name="P959">OL,Conor Tert,27,2010,63,61,58,64,51,61,5,3</text:p>
      <text:p text:style-name="P960">OL,Nash Vack,27,2011,61,64,55,66,52,57,3,2</text:p>
      <text:p text:style-name="P961">OL,Pray Lerd,24,2013,4,60,53,64,50,54,4,3</text:p>
      <text:p text:style-name="P962">OL,Marvin Wald,26,2011,63,57,59,63,51,53,5,4</text:p>
      <text:p text:style-name="P963">OL,Stepen Cell,24,2012,62,61,61,62,49,52,3,3</text:p>
      <text:p text:style-name="P964">OL,Bruce,28,2009,60,60,54,61,49,50,3,4</text:p>
      <text:p text:style-name="P965">K,Brandon Pitch,22,2015,68,60,60,68,67,66,7,4</text:p>
      <text:p text:style-name="P966">K,Ervin Lillard,25,2012,67,61,58,67,66,65,3,3</text:p>
      <text:p text:style-name="P967">K,Wayne Miller,32,2006,60,65,61,68,65,63,1,2</text:p>
      <text:p text:style-name="P968">S,Kale Dish,24,2014,63,71,77,75,64,68,5,3</text:p>
      <text:p text:style-name="P969">S,Joelee Tyler,27,2010,62,68,71,69,61,74,4,3</text:p>
      <text:p text:style-name="P970">CB,Nathaniel Kist,22,2015,76,68,79,75,67,65,6,3</text:p>
      <text:p text:style-name="P971">CB,Avion Simon 23,2014,72,73,70,74,64,4,3</text:p>
      <text:p text:style-name="P972">CB,Ashley Galves 26,2011,74,72,73,70,61,3,2</text:p>
      <text:p text:style-name="P973">CB,Joel Duff 29,2009,71,71,74,74,60,66,5,3</text:p>
      <text:p text:style-name="P974">CB,Ken Purple 32,2006,70,74,72,71,63,57,5,4</text:p>
      <text:p text:style-name="P975">CB,Tyrese Chole25,2013,72,73,71,69,6î,61,4,3</text:p>
      <text:p text:style-name="P976">CB,Dwayne Dish 27,2010,70,70,70,70,60,59,3,4</text:p>
      <text:p text:style-name="P977">DL,Patrick Smithy 26,2010,82,80,69,81,79,77,4,6</text:p>
      <text:p text:style-name="P978">DL,Terry Bugz 27,2009,84,72,68,79,80,78,3,1</text:p>
      <text:p text:style-name="P979">DL,Robert Hush 28,2009,72,68,74,69,82,75,4,2</text:p>
      <text:p text:style-name="P980">DL,Belie Knot 32,2006,74,70,71,70,78,73,7,4</text:p>
      <text:p text:style-name="P981">DL,Hawk Stunt 24,2014,73,66,65,68,73,74,78,4,3</text:p>
      <text:p text:style-name="P982">DL,Zane Rush 25,2013,68,65,70,74,71,73,5,4</text:p>
      <text:p text:style-name="P983">DL,Jermaine Pill 26,2011,64,63,68,77,70,75,3,2</text:p>
      <text:p text:style-name="P984">DL,Paul Flashed,23,2014,61,60,58,57,72,72,5,5</text:p>
      <text:p text:style-name="P985">LB,Marcus Blithe,23,2015,73,70,68,75,62,73,7.9,4</text:p>
      <text:p text:style-name="P986">LB,Kenny Angel,25,2012,71,69,66,76,63,70,5,3</text:p>
      <text:p text:style-name="P987">LB,Andrick Push,29,2009,70,66,64,74,60,70,4,3</text:p>
      <text:p text:style-name="P988">LB,Donovan Shell,33,2005,61,69,54,73,61,71,3,2</text:p>
      <text:p text:style-name="P989">LB,Rob Togapee,27,2009,64,61,64,52,38,70,3,3</text:p>
      <text:p text:style-name="P990">LB,Howard,31,2007,63,62,60,40,64,68,1,2</text:p>
      <text:p text:style-name="P991">END_PLAYERS</text:p>
      <text:p text:style-name="P992">######################################################################  Storks</text:p>
      <text:p text:style-name="P993">Anderson DeZone HS Storks,ADS</text:p>
      <text:p text:style-name="P994">QB,Zay Thart,28,2010,51,56,42,59,43,3,2</text:p>
      <text:p text:style-name="P995">QB,Percy Sargent,25,2013,53,50,60,41,52,40,3,2</text:p>
      <text:p text:style-name="P996">RB,Brad Johnson,24,2014,44,41,50,43,56,53,3,2</text:p>
      <text:p text:style-name="P997">RB,Roman Kash,25,2013,46,42,48,41,57,55,3,2</text:p>
      <text:p text:style-name="P998">RB,Jared Lint,26,2012,50,40,47,40,58,50,3,2</text:p>
      <text:p text:style-name="P999">RB,Micheal Brisk,34,2004,44,43,44,44,52,57,3,2</text:p>
      <text:p text:style-name="P1000">WR,London Nesh,32,2006,57,54,51,42,41,56,3,2</text:p>
      <text:p text:style-name="P1001">WR,Bill Luster,28,2010,56,52,50,41,43,54,3,2</text:p>
      <text:p text:style-name="P1002">WR,Thomas Pasion,25,2013,55,54,51,46,45,57,3,2</text:p>
      <text:p text:style-name="P1003">WR,Pablo Bear,33,2005,51,50,47,41,44,49,3,2</text:p>
      <text:p text:style-name="P1004">WR,Carl McRuff,27,2011,52,41,43,47,49,57,41,3,2</text:p>
      <text:p text:style-name="P1005">WR,Steve Bradley,28,2010,50,40,49,41,53,47,3,2</text:p>
      <text:p text:style-name="P1006">OL,Jesse Mair,29,2009,51,53,55,49,55,55,3,2</text:p>
      <text:p text:style-name="P1007">OL,John Arthur,31,2007,54,52,53,47,53,54,3,2</text:p>
      <text:p text:style-name="P1008">OL,Doey Tember,25,2013,53,55,56,44,56,52,3,2</text:p>
      <text:p text:style-name="P1009">OL,Jasper Rodger,28,2010,52,50,51,50,52,51,3,2</text:p>
      <text:p text:style-name="P1010">OL,Richard Forch,24,2014,51,51,50,43,50,50,3,2</text:p>
      <text:p text:style-name="P1011">OL,Marshall Douglas,34,2004,50,50,54,47,47,52,3,2</text:p>
      <text:p text:style-name="P1012">OL,Arnold Smith,35,2003,54,46,50,48,49,54,3,2</text:p>
      <text:p text:style-name="P1013">OL,Walt Boobley,28,2010,55,43,47,49,55,47,3,2</text:p>
      <text:p text:style-name="P1014">OL,Jamie McAspon,26,2012,50,42,44,43,50,43,3,2</text:p>
      <text:p text:style-name="P1015">OL,Gary Garfield,27,2011,47,44,49,4,47,43,3,2</text:p>
      <text:p text:style-name="P1016">OL,Brad Felsh 22,2015,65,60,45,48,59,49,3,2</text:p>
      <text:p text:style-name="P1017">K,Hershad Gale,23,2015,57,62,60,41,48,47,3,2</text:p>
      <text:p text:style-name="P1018">K,Oliver Sagi,33,2006,55,45,51,56,52,42,3,2</text:p>
      <text:p text:style-name="P1019">S,Bob Too 27,2011,56,46,50,57,53,33,41,3,2</text:p>
      <text:p text:style-name="P1020">S,Sean World,34,2005,15,43,50,55,52,40,3,2</text:p>
      <text:p text:style-name="P1021">CB,Tyler Flask,32,2007,50,48,49,47,32,53,3,2</text:p>
      <text:p text:style-name="P1022">CB,Walter Yeah,29,2009,51,46,51,48,47,48,3,2</text:p>
      <text:p text:style-name="P1023">CB,Gander Cool,30,2008,50,45,44,46,51,47,3,2</text:p>
      <text:p text:style-name="P1024">CB,Andre Earl,32,2006,52,44,46,44,40,50,3,2</text:p>
      <text:p text:style-name="P1025">CB,William Gap,23,2014,53,43,41,46,43,41,3,2</text:p>
      <text:p text:style-name="P1026">CB,Saul Cherry,27,2011,50,47,40,45,44,42,3,2</text:p>
      <text:p text:style-name="P1027">DL,Earl Lash,24,2013,55,47,40,58,46,4,3</text:p>
      <text:p text:style-name="P1028">DL,Coulio West,24,2013,53,43,41,56,43,60,3,2</text:p>
      <text:p text:style-name="P1029">DL,Terry Chase,36,2003,52,45,46,52,42,58,3,2</text:p>
      <text:p text:style-name="P1030">DL,Nathan Lit,34,2007,50,42,44,55,40,57,3,2</text:p>
      <text:p text:style-name="P1031">DL,Donald Arab,23,2014 50,48,41,52,43,59,3,2</text:p>
      <text:p text:style-name="P1032">DL,Jay Bent,26,2012,51,42,43,50,41,55,3,2</text:p>
      <text:p text:style-name="P1033">DL,Kendle Baj,33,2006,50,43,40,49,42,61,3,2</text:p>
      <text:p text:style-name="P1034">DL,Keishawn Art,23,2014,42,43,50,47,44,59,3,2</text:p>
      <text:p text:style-name="P1035">LB,Corey Barsh,26,2012,55,47,44,48,58,55,3,2</text:p>
      <text:p text:style-name="P1036">LB,Julian Mel,24,2013,51,45,43,47,55,51,3,2</text:p>
      <text:p text:style-name="P1037">LB,Dale Moca,34,2006,53,41,41,40,50,52,3,2</text:p>
      <text:p text:style-name="P1038">LB,Japser Cat,24,2013,50,42,40,40,50,53,51,3,2</text:p>
      <text:p text:style-name="P1039">LB,Ester Kase,33,2006,48,40,42,43,52,53,3,2</text:p>
      <text:p text:style-name="P1040">LB,Bryant Naft,31,2008,47,41,44,42,51,51,3,2</text:p>
      <text:p text:style-name="P1041">LB,Jason Titan,27,2011,41,43,40,44,53,52,3,2</text:p>
      <text:p text:style-name="P1042">END_PLAYERS</text:p>
      <text:p text:style-name="P1043">######################################################################  Cacti</text:p>
      <text:p text:style-name="P1044">Dominguez Prep HS Cacti,DPC</text:p>
      <text:p text:style-name="P1045">QB,Eddie Ques,23,2014,55,60,57,63,72,64,3,2</text:p>
      <text:p text:style-name="P1046">QB,Jackie Flases,27,2010,56,61,52,62,70,63,3,2</text:p>
      <text:p text:style-name="P1047">QB,Andrew Please,25,2013,54,57,51,65,62,64,3,2</text:p>
      <text:p text:style-name="P1048">RB,Loriege Masses,26,2012,60,67,62,70,74,72,3,2</text:p>
      <text:p text:style-name="P1049">RB,Deshawn Starch,31,2006,57,66,60,71,75,68,3,2</text:p>
      <text:p text:style-name="P1050">RB,Cody Plisses,26,2011,56,64,59,70,71,65,3,2</text:p>
      <text:p text:style-name="P1051">RB,Abraham Class,32,2005,79,66,62,65,70,71,3,2</text:p>
      <text:p text:style-name="P1052">WR,Kris Anderson,26,2011,70,65,56,60,73,71,3,2</text:p>
      <text:p text:style-name="P1053">WR,Jacob McLas 24,2013,68,66,57,58,70,70,3,2</text:p>
      <text:p text:style-name="P1054">WR,Andre McCalow,25,2012,66,67,52,55,72,76,3,2</text:p>
      <text:p text:style-name="P1055">WR,Paul Dean,25,2012,72,64,50,54,59,73,3,2</text:p>
      <text:p text:style-name="P1056">WR,Tyrone Wash,23,2014,65,63,51,52,68,74,3,2</text:p>
      <text:p text:style-name="P1057">WR,Aaron Moses,23,2014,70,62,53,51,72,68,3,2</text:p>
      <text:p text:style-name="P1058">OL,Laserith Comb,25,2012,70,68,66,60,59,70,3,2</text:p>
      <text:p text:style-name="P1059">OL,David Jesse,27,2010,67,66,59,61,54,71,3,2</text:p>
      <text:p text:style-name="P1060">OL,Cleo Popavich,28,2010,67,70,60,57,52,67,3,2</text:p>
      <text:p text:style-name="P1061">OL,Randy Green,26,2011,68,67,57,56,55,66,3,2</text:p>
      <text:p text:style-name="P1062">OL,Daryl Zight,28,2009,71,58,60,57,51,64,3,2</text:p>
      <text:p text:style-name="P1063">OL,Adam Cain,32,2002,70,60,55,50,53,63,3,2</text:p>
      <text:p text:style-name="P1064">OL,Alex Faush,26,2011,65,59,54,61,57,63,3,2</text:p>
      <text:p text:style-name="P1065">OL,Lucky Rico,33,2004,63,60,53,52,58,69,3,2</text:p>
      <text:p text:style-name="P1066">OL,Ja’Von Cora,24,2013,62,57,50,50,50,62,3,2</text:p>
      <text:p text:style-name="P1067">OL,Abel Victor,27,2010,65,52,54,73,75,62,3,2</text:p>
      <text:p text:style-name="P1068">K,James Gorth,28,2009,71,72,75,68,67,66,3,2</text:p>
      <text:p text:style-name="P1069">K,Mathew Obed,23,2014,70,73,69,71,70,58,3,2</text:p>
      <text:p text:style-name="P1070">S,Bishop Galant,27,2012,79,83,83,82,78,80,3,2</text:p>
      <text:p text:style-name="P1071">S,Herald Red,25,2012,77,71,80,87,80,25,3,2</text:p>
      <text:p text:style-name="P1072">CB,Bobby Cale,28,2009,78,76,70,77,78,29,3,2</text:p>
      <text:p text:style-name="P1073">CB,Tony Hope,36,2001,78,75,72,78,79,76,3,2</text:p>
      <text:p text:style-name="P1074">CB,Amia Brown,31,2006,75,69,82,77,71,74,3,2</text:p>
      <text:p text:style-name="P1075">CB,Ishmale Tosh,27,2009,71,70,68,70,68,67,3,2</text:p>
      <text:p text:style-name="P1076">CB,Caleb Orfad,27,2010,75,71,65,68,67,60,3,2</text:p>
      <text:p text:style-name="P1077">CB,Joshua Gandolf,26,2011,68,70,72,60,50,3,2</text:p>
      <text:p text:style-name="P1078">DL,Ryan Olivard,29,2008,63,62,74,74,72,68,3,2</text:p>
      <text:p text:style-name="P1079">DL,Rueben Cliff,28,2009,60,62,73,75,71,70,3,2</text:p>
      <text:p text:style-name="P1080">DL,Marcus Shade,29,2007,61,60,72,73,68,67,3,2</text:p>
      <text:p text:style-name="P1081">DL,Harry Dylan,25,2012,63,60,71,72,69,63,3,2</text:p>
      <text:p text:style-name="P1082">DL,George Krang,28,2009,60,58,70,72,66,71,3,2</text:p>
      <text:p text:style-name="P1083">DL,Charles Mobey,33,2004,53,55,68,70,68,60,3,2</text:p>
      <text:p text:style-name="P1084">DL,Jeffry Roshi,23,2018,57,56,66,71,67,65,3,2</text:p>
      <text:p text:style-name="P1085">DL,Raul Todd,25,2012,54,59,69,68,60,61,3,2</text:p>
      <text:p text:style-name="P1086">LB,Zander Clay,24,2013,71,79,77,84,80,68,3,2</text:p>
      <text:p text:style-name="P1087">LB,Joe Ahed,23,2014,78,79,82,83,69,72,3,2</text:p>
      <text:p text:style-name="P1088">LB,Brandon Chu,27,2010,72,75,81,76,66,69,3,2</text:p>
      <text:p text:style-name="P1089">LB,Hector Nab,26,2011,71,65,80,80,71,69,3,2</text:p>
      <text:p text:style-name="P1090">LB,Jason Born,25,2012,65,71,71,81,66,72,3,2</text:p>
      <text:p text:style-name="P1091">LB,Ricky Proud,23,2014,60,65,60,69,61,73,3,2</text:p>
      <text:p text:style-name="P1092">END_PLAYERS</text:p>
      <text:p text:style-name="P1093">######################################################################  Gamblers</text:p>
      <text:p text:style-name="P1094">Mendoza Magnet HS Gamblers,MMG</text:p>
      <text:p text:style-name="P1095">QB,Chelsie Tarsh,24,2013,75,67,65,74,78,68,3,2</text:p>
      <text:p text:style-name="P1096">QB,Pash Brick,35,2006,72,62,69,72,71,69,3,2</text:p>
      <text:p text:style-name="P1097">RB,Chad Wush,27,2011,65,62,59,68,67,66,3,2</text:p>
      <text:p text:style-name="P1098">RB,Parch Mac,33,2008,60,64,59,59,66,65,3,2</text:p>
      <text:p text:style-name="P1099">RB,Burple Chack,25,2012,60,68,55,60,57,62,3,2</text:p>
      <text:p text:style-name="P1100">RB,Sion Jack,23,2014,70,58,59,60,59,50,3,2</text:p>
      <text:p text:style-name="P1101">WR,Petter Shell,28,2009,66,73,67,80,78,76,3,2</text:p>
      <text:p text:style-name="P1102">WR,Kim Morph,26,2012,69,76,80,79,69,72,3,2</text:p>
      <text:p text:style-name="P1103">WR,Tyler Grew,26,2012,72,68,75,72,66,70,3,2</text:p>
      <text:p text:style-name="P1104">WR,Jacob Quote,34,2007,75,65,68,71,69,70,3,2</text:p>
      <text:p text:style-name="P1105">WR,Yason Tooke,27,2011,65,66,70,68,75,63,3,2</text:p>
      <text:p text:style-name="P1106">WR,Walter Gursh,25,2012,71,64,71,66,71,59,60,3,2</text:p>
      <text:p text:style-name="P1107">WR,Urf Girrafe,23,2014,68,70,66,70,67,60,57,3,2</text:p>
      <text:p text:style-name="P1108">WR,Gurf Tafflon,28,2009,71,66,70,54,58,60,3,2</text:p>
      <text:p text:style-name="P1109">OL,Tony Mish,26,2012,66,61,78,60,71,3,2</text:p>
      <text:p text:style-name="P1110">OL,Soloman Nip,32,2009,70,66,58,72,70,68,3,2</text:p>
      <text:p text:style-name="P1111">OL,Dick Groosh,24,2013,68,58,65,71,60,73,3,2</text:p>
      <text:p text:style-name="P1112">OL,Harvey Ruff,31,2010,70,66,61,65,72,65,3,2</text:p>
      <text:p text:style-name="P1113">OL,Sean Davison,28,2010,70,69,60,68,66,70,3,2</text:p>
      <text:p text:style-name="P1114">OL,Gale Pitch,23,2014,71,62,69,70,60,57,3,2</text:p>
      <text:p text:style-name="P1115">OL,Micheal Wood,26,2012,68,60,59,66,70,71,3,2</text:p>
      <text:p text:style-name="P1116">OL,Robert Francis,22,2015,68,63,60,59,70,69,3,2</text:p>
      <text:p text:style-name="P1117">OL,Abbel Shake,34,2007,60,58,64,57,60,61,3,2</text:p>
      <text:p text:style-name="P1118">OL,Sam Math,23,2014,60,62,61,55,60,58,3,2</text:p>
      <text:p text:style-name="P1119">OL,Jason Diddy,31,2006,45,50,57,58,60,3,2</text:p>
      <text:p text:style-name="P1120">OL,Bobby Drink,23,2014,58,60,58,49,43,55,3,2</text:p>
      <text:p text:style-name="P1121">K,Gastiny Ape,28,2009,66,68,59,74,72,75,3,2</text:p>
      <text:p text:style-name="P1122">K,Shawn Dope,26,2013,66,70,55,65,66,71,3,2</text:p>
      <text:p text:style-name="P1123">S,Gilbert Gates,36,2002,67,70,65,69,72,73,3,2</text:p>
      <text:p text:style-name="P1124">S,Meeshak Blip,31,2006,60,70,68,67,70,69,3,2</text:p>
      <text:p text:style-name="P1125">CB,Wilson Dak,25,2012,68,68,69,73,76,67,3,2</text:p>
      <text:p text:style-name="P1126">CB,Bart Dog,26,2011,70,69,65,70,75,68,3,2</text:p>
      <text:p text:style-name="P1127">CB,Astony Sage,22,2015,66,66,70,68,59,60,3,2</text:p>
      <text:p text:style-name="P1128">CB,Mason Kipe,31,2006,71,65,70,66,50,54,3,2</text:p>
      <text:p text:style-name="P1129">CB,Danny Rope,26,2011,64,67,51,62,48,58,3,2</text:p>
      <text:p text:style-name="P1130">CB,Adrian Carp,25,2012,65,64,40,60,50,60,3,2</text:p>
      <text:p text:style-name="P1131">DL,John Eyes,27,2011,60,56,65,66,58,68,3,2</text:p>
      <text:p text:style-name="P1132">DL,Steven Tink,33,2004,58,61,65,64,60,66,3,2</text:p>
      <text:p text:style-name="P1133">DL,Marvin McVish,35,2002,54,60,66,60,51,64,3,2</text:p>
      <text:p text:style-name="P1134">DL,Cole Jeremy,33,2005,61,58,64,61,55,65,3,2</text:p>
      <text:p text:style-name="P1135">DL,Ralph Warp,24,2014,52,60,62,63,56,66,3,2</text:p>
      <text:p text:style-name="P1136">DL,Donald Wag,25,2013,53,54,61,60,57,60,3,2</text:p>
      <text:p text:style-name="P1137">DL,Isaac Perp,27,2011,55,55,63,60,60,58,3,2</text:p>
      <text:p text:style-name="P1138">DL,Mark Usage,26,2012,66,52,60,55,50,59,3,2</text:p>
      <text:p text:style-name="P1139">LB,Greg Jake,23,2015,71,68,65,72,75,73,3,2</text:p>
      <text:p text:style-name="P1140">LB,Dominic Pufer,25,2014,70,68,71,68,72,68,3,2</text:p>
      <text:p text:style-name="P1141">LB,Nathan Jersey,25,2013,61,53,70,66,71,68,3,2</text:p>
      <text:p text:style-name="P1142">LB,Ramon Sposh,28,2011 66,54,64,62,66,58,3,2</text:p>
      <text:p text:style-name="P1143">LB,Alfred Dlak,35,2002,62,52,59,61,56,60,3,2</text:p>
      <text:p text:style-name="P1144">LB,Bruce Dwayne,27,2012,53,60,55,54,51,56,3,2</text:p>
      <text:p text:style-name="P1145">END_PLAYERS</text:p>
      <text:p text:style-name="P1146">######################################################################  Heros</text:p>
      <text:p text:style-name="P1147">Baptist Academy Heros,BAH</text:p>
      <text:p text:style-name="P1148">QB,Adam Dep,24,2014,70,71,67,73,72,67,3,2</text:p>
      <text:p text:style-name="P1149">QB,Lester Grow,25,2012,72,70,68,70,65,61,3,2</text:p>
      <text:p text:style-name="P1150">RB,Jessie Harp,28,2010,66,70,71,76,72,75,3,2</text:p>
      <text:p text:style-name="P1151">RB,Douge Petterson,31,2009,68,65,70,73,71,77,3,2</text:p>
      <text:p text:style-name="P1152">RB,Harlod Jurpe,33,2006,61,63,68,75,71,71,3,2</text:p>
      <text:p text:style-name="P1153">RB,Paul Bradford,34,2004,62,64,71,72,70,73,3,2</text:p>
      <text:p text:style-name="P1154">WR,Luis Gipupp,24,2014,70,70,76,75,73,76,3,2</text:p>
      <text:p text:style-name="P1155">WR,Ryan Tilter,26,2013,67,77,68,76,74,77,3,2</text:p>
      <text:p text:style-name="P1156">WR,Justin Gold,30,2010,66,73,71,73,75,74,3,2</text:p>
      <text:p text:style-name="P1157">WR,Cameron Flurr,31,2008,63,74,73,72,70,73,3,2</text:p>
      <text:p text:style-name="P1158">WR,Suge Sipp,34,2004,62,71,70,70,68,75,3,2</text:p>
      <text:p text:style-name="P1159">WR,Polo Untush,25,2012,63,74,75,68,73,74,3,2</text:p>
      <text:p text:style-name="P1160">OL,Luke Stienly,23,20014,76,78,72,74,75,75,3,2</text:p>
      <text:p text:style-name="P1161">OL,Larry Chazen,26,2011,73,77,69,73,73,76,3,2</text:p>
      <text:p text:style-name="P1162">OL,Joshua Pebral,27,2010,70,75,66,70,72,75,3,2</text:p>
      <text:p text:style-name="P1163">OL,Warren Pithe,31,2009,67,76,67,72,76,71,3,2</text:p>
      <text:p text:style-name="P1164">OL,Thomas Coin,33,2006,72,74,64,70,76,73,3,2</text:p>
      <text:p text:style-name="P1165">OL,Semour Pain,26,2011,71,73,63,71,74,70,3,2</text:p>
      <text:p text:style-name="P1166">OL,Martin Zues,28,2010,73,72,62,68,73,72,3,2</text:p>
      <text:p text:style-name="P1167">OL,Darnell Lopez,25,2012,70,72,65,64,72,71,3,2</text:p>
      <text:p text:style-name="P1168">OL,James Truck,24,2013,70,70,66,63,71,70,3,2</text:p>
      <text:p text:style-name="P1169">OL,Patrick Maht,27,2010,61,67,60,67,74,73,3,2</text:p>
      <text:p text:style-name="P1170">K,Niel Harrison,35,2004,70,77,69,75,74,70,3,2</text:p>
      <text:p text:style-name="P1171">K,Ned Decla,33,2006,68,74,65,73,72,71,3,2</text:p>
      <text:p text:style-name="P1172">S,Kanye Fox,25,2011,72,65,70,73,70,63,3,2</text:p>
      <text:p text:style-name="P1173">S,Deon Sanders,26,2011,71,66,68,74,67,71,3,2</text:p>
      <text:p text:style-name="P1174">CB,What Up,31,2007,72,70,60,74,72,66,3,2</text:p>
      <text:p text:style-name="P1175">CB,Jesus Dixon,36,2004,71,66,63,69,74,64,3,2</text:p>
      <text:p text:style-name="P1176">CB,Joel Jorge,23,2015,73,72,60,70,71,60,3,2</text:p>
      <text:p text:style-name="P1177">CB,William Rass,24,2013,70,60,58,66,70,62,3,2</text:p>
      <text:p text:style-name="P1178">CB,Nick Love,28,2010,66,61,54,65,67,65,3,2</text:p>
      <text:p text:style-name="P1179">CB,Carlos Rose,33,2015,65,57,55,62,71,61,3,2</text:p>
      <text:p text:style-name="P1180">DL,Gate Flow,25,2012,70,69,71,67,78,78,3,2</text:p>
      <text:p text:style-name="P1181">DL,Bam Joseph,36,2006,68,71,69,66,72,75,3,2</text:p>
      <text:p text:style-name="P1182">DL,Giovanny Treasure,28,2011,71,69,58,73,74,3,2</text:p>
      <text:p text:style-name="P1183">DL,Johnny Dash,29,2010,67,66,71,61,68,66,3,2</text:p>
      <text:p text:style-name="P1184">DL,Lewis Arnesto,31,2008,66,54,60,53,70,69,3,2</text:p>
      <text:p text:style-name="P1185">DL,Fredrick Ant,26,2010,71,57,60,54,71,66,4,3</text:p>
      <text:p text:style-name="P1186">DL,Jamie Watch,29,2008,69,71,68,60,71,56,3,2</text:p>
      <text:p text:style-name="P1187">DL,Micheal Shine,32,2006,73,61,54,51,60,60,3,2</text:p>
      <text:p text:style-name="P1188">LB,Houston Son,33,2004,71,68,69,76,70,65,3,2</text:p>
      <text:p text:style-name="P1189">LB,That Name,35,2004,71,68,71,70,66,69,3,2</text:p>
      <text:p text:style-name="P1190">LB,Reggional Green,26,2012,73,67,61,63,71,3,2</text:p>
      <text:p text:style-name="P1191">LB,Nom Duna,29,2009,74,63,70,64,66,73,3,2</text:p>
      <text:p text:style-name="P1192">LB,Leash City,24,2014,59,61,72,68,67,66,3,2</text:p>
      <text:p text:style-name="P1193">LB,Faun Nasecond,26,2012,67,68,71,59,61,73,3,2</text:p>
      <text:p text:style-name="P1194">END_PLAYERS</text:p>
      <text:p text:style-name="P1195">######################################################################  Robots</text:p>
      <text:p text:style-name="P1196">Tyler Technical HS Robots,TTR</text:p>
      <text:p text:style-name="P1197">QB,Sean Pwey,25,2013,86,70,71,74,75,63,3,2</text:p>
      <text:p text:style-name="P1198">QB,Jonathan Eisher,26,2012,67,69,70,72,71,62,3,2</text:p>
      <text:p text:style-name="P1199">QB,Bible Reader,24,2014,68,67,59,71,67,61,3,2</text:p>
      <text:p text:style-name="P1200">RB,Chilet Arens,23,2015,58,75,73,74,66,69,3,2</text:p>
      <text:p text:style-name="P1201">RB,Nunpret Pected,22,2015,61,69,71,73,67,66,3,2</text:p>
      <text:p text:style-name="P1202">RB,Okeey Seet,31,2007,57,66,74,71,68,61,3,2</text:p>
      <text:p text:style-name="P1203">RB,Xaivier Ters,28,2011,66,69,70,62,63,57,3,2</text:p>
      <text:p text:style-name="P1204">RB,Every Wear,35,2004,53,68,75,71,54,53,4,3</text:p>
      <text:p text:style-name="P1205">WR,George Faith,26,2012,68,86,70,85,66,65,3,2</text:p>
      <text:p text:style-name="P1206">WR,Yeah Armor,28,2010,70,69,76,83,70,70,3,2</text:p>
      <text:p text:style-name="P1207">WR,Jamie Nojay,21,2015,65,74,68,79,83,81,3,2</text:p>
      <text:p text:style-name="P1208">WR,Shaq Chrome,28,2013,71,72,68,73,70,64,3,2</text:p>
      <text:p text:style-name="P1209">WR,Buster Ruble,23,2015,75,68,71,66,70,59,3,2</text:p>
      <text:p text:style-name="P1210">WR,Ert Breaker,26,2012,68,72,73,66,65,70,3,2</text:p>
      <text:p text:style-name="P1211">OL,Kidsnow Plant,28,2010,71,73,69,70,68,69,3,2</text:p>
      <text:p text:style-name="P1212">OL B.J Alsower,25,2012,69,68,67,69,66,3,2</text:p>
      <text:p text:style-name="P1213">OL,Septis Later,23,2014,73,71,67,67,68,69,3,2</text:p>
      <text:p text:style-name="P1214">OL,Young Erknow,29,2010,67,72,71,71,60,62,3,2</text:p>
      <text:p text:style-name="P1215">OL,Maybe Baby,31,2007,66,61,68,63,71,66,3,2</text:p>
      <text:p text:style-name="P1216">OL,Randle Beet,30,2007,71,59,73,70,68,65,3,2</text:p>
      <text:p text:style-name="P1217">OL,Roppert Cudlder,25,2013,68,69,60,63,65,66,3,2</text:p>
      <text:p text:style-name="P1218">OL,Afar Teir,28,2010,71,60,70,61,62,65,3,2</text:p>
      <text:p text:style-name="P1219">OL,Nocall NoJob,25,2012,66,65,66,67,64,63,3,2</text:p>
      <text:p text:style-name="P1220">OL,Whatif Babies,34,2005,73,65,67,68,61,64,3,2</text:p>
      <text:p text:style-name="P1221">K,Shkewl Cant,25,2013,64,68,76,70,78,68,3,2</text:p>
      <text:p text:style-name="P1222">K,Bee Cuz,26,2012,68,60,70,72,65,69,3,2</text:p>
      <text:p text:style-name="P1223">S,Ein Laser,28,2010,71,66,65,70,72,74,3,2</text:p>
      <text:p text:style-name="P1224">S,Ian Wish,31,2006,70,62,64,71,68,74,3,2</text:p>
      <text:p text:style-name="P1225">S,Head Shock,33,2004,67,66,61,68,71,69,3,2</text:p>
      <text:p text:style-name="P1226">CB,Hits Brain,30,2006,70,61,67,71,72,3,2</text:p>
      <text:p text:style-name="P1227">CB,Nomore Thought,28,2010,66,71,62,70,68,70,3,2</text:p>
      <text:p text:style-name="P1228">CB,Ohmy Help,21,2015,70,67,60,69,66,69,3,2</text:p>
      <text:p text:style-name="P1229">CB,Funds Low,25,2013,65,61,68,71,71,58,3,2</text:p>
      <text:p text:style-name="P1230">CB,Es Oh,22,2015,70,68,64,66,66,70,3,2</text:p>
      <text:p text:style-name="P1231">CB,Es God,28,2010,66,71,61,74,64,66,3,2</text:p>
      <text:p text:style-name="P1232">DL,Fear Less,27,2011,60,75,60,67,70,61,3,2</text:p>
      <text:p text:style-name="P1233">DL,They Mad,30,2006,66,65,67,67,66,60,3,2</text:p>
      <text:p text:style-name="P1234">DL,Not Homeless,25,2013,69,67,61,64,68,61,3,2</text:p>
      <text:p text:style-name="P1235">DL,If Was 36,2002,63,67,57,65,68,59,3,2</text:p>
      <text:p text:style-name="P1236">DL,That Laser,28,2010,61,66,55,70,60,57,3,2</text:p>
      <text:p text:style-name="P1237">DL,Eep Inmy,22,2015,64,68,56,60,51,62,3,2</text:p>
      <text:p text:style-name="P1238">DL,Hear Ing,26,2012,60,69,54,63,50,54,3,2</text:p>
      <text:p text:style-name="P1239">DL,At Work,25,2013,58,67,50,52,57,60,3,2</text:p>
      <text:p text:style-name="P1240">DL,Noise Ontop,22,2015,70,67,63,74,61,65,3,2</text:p>
      <text:p text:style-name="P1241">LB,Of Noise,26,2012,72,71,64,73,62,64,3,2</text:p>
      <text:p text:style-name="P1242">LB,Tests And,23,2014,70,68,67,75,60,58,3,2</text:p>
      <text:p text:style-name="P1243">LB,Judge Ment,31,2005,68,63,64,71,58,61,3,2</text:p>
      <text:p text:style-name="P1244">LB,All Eye,28,2009,61,66,65,73,62,64,3,2</text:p>
      <text:p text:style-name="P1245">LB,Wants Peace,26,2010,72,60,67,71,60,63,3,2</text:p>
      <text:p text:style-name="P1246">END_PLAYERS</text:p>
      <text:p text:style-name="P1247">######################################################################  Elephants </text:p>
      <text:p text:style-name="P1248">Rosorilo Private HS Elephants,RPE</text:p>
      <text:p text:style-name="P1249">QB,Stephen Zee,26,2012,75,69,72,75,70,78,3,2</text:p>
      <text:p text:style-name="P1250">QB,Shprax Bain,32,2008,74,60,69,70,69,67,3,2</text:p>
      <text:p text:style-name="P1251">RB,Orlando Wall,28,2010,68,69,77,69,80,81,3,2</text:p>
      <text:p text:style-name="P1252">RB,Hershal Homes,28,2010,63,65,71,67,73,74,3,2</text:p>
      <text:p text:style-name="P1253">RB,Realson Close,34,2005,67,68,73,60,72,70,3,2</text:p>
      <text:p text:style-name="P1254">RB,Thomas Miner,25,2013,71,62,60,70,68,60,3,2</text:p>
      <text:p text:style-name="P1255">WR,Stapt Withrow,23,2014,70,68,73,81,74,68,3,2</text:p>
      <text:p text:style-name="P1256">WR,Hertod Nosey,25,2012,68,59,71,76,69,70,3,2</text:p>
      <text:p text:style-name="P1257">WR,Justin Sleep,29,2010,69,63,69,75,67,63,3,2</text:p>
      <text:p text:style-name="P1258">WR,Shets Cooley,33,2007,71,64,70,80,65,71,3,2</text:p>
      <text:p text:style-name="P1259">WR,Andrew Brother,25,2013,66,54,65,66,66,71,3,2</text:p>
      <text:p text:style-name="P1260">WR,Isaac Aswell,23,2015,64,51,66,73,70,61,3,2</text:p>
      <text:p text:style-name="P1261">OL,Theodore Arnold,24,2015,78,69,80,80,70,3,2</text:p>
      <text:p text:style-name="P1262">OL,Many Women,26,2011,76,65,74,79,82,78,3,2</text:p>
      <text:p text:style-name="P1263">OL,Solis Mandy,27,2010,73,73,75,67,75,76,3,2</text:p>
      <text:p text:style-name="P1264">OL,Ian Joyful,29,2008,74,69,70,64,78,67,3,2</text:p>
      <text:p text:style-name="P1265">OL,Weever Tool,36,2003,27,75,70,65,66,64,3,2</text:p>
      <text:p text:style-name="P1266">OL,Gether Wright,22,2015,72,60,72,68,67,69,3,2</text:p>
      <text:p text:style-name="P1267">OL,Drew Valley,29,2009,76,78,70,64,73,65,3,2</text:p>
      <text:p text:style-name="P1268">OL,Willie Detter,33,2006,69,61,66,75,75,63,3,2</text:p>
      <text:p text:style-name="P1269">OL,Stevie Rough,24,2013,73,60,60,80,71,60,3,2</text:p>
      <text:p text:style-name="P1270">OL,Carl Lewis,22,2015,74,58,75,66,68,60,3,2</text:p>
      <text:p text:style-name="P1271">K,Braddle Neo,25,2013,70,67,61,76,70,76,3,2</text:p>
      <text:p text:style-name="P1272">K,Clinton Hill,22,2015,73,65,62,75,70,68,3,2</text:p>
      <text:p text:style-name="P1273">S,Shaun Axer,24,2013,65,61,58,74,61,63,3,2</text:p>
      <text:p text:style-name="P1274">S,Luishes Petigrew,23,2015,70,57,60,71,60,58,3,2</text:p>
      <text:p text:style-name="P1275">CB,Varrine Poke,25,2012,60,57,63,64,65,3,2</text:p>
      <text:p text:style-name="P1276">CB,Ethan Frank,22,2015,57,53,60,60,63,64,3,2</text:p>
      <text:p text:style-name="P1277">CB,Gelion Barfel,25,2013,63,0,50,59,61,60,3,2</text:p>
      <text:p text:style-name="P1278">CB,Dontella White,28,2011,64,58,57,60,57,54,3,2</text:p>
      <text:p text:style-name="P1279">CB,Christophe Duel,28,2010,63,59,56,55,49,47,3,2</text:p>
      <text:p text:style-name="P1280">CB,Herman Cali,25,2012,60,6055,48,50,53,3,2</text:p>
      <text:p text:style-name="P1281">DL,Jimmy Deezer,32,2005,61,64,5,50,63,64,3,2</text:p>
      <text:p text:style-name="P1282">DL,Melvin Cantu,26,2011,54,61,63,51,51,63,3,2</text:p>
      <text:p text:style-name="P1283">DL,Carlos Ford,28,2010,58,59,58,60,50,59,3,2</text:p>
      <text:p text:style-name="P1284">DL,David Carl,33,2010,64,54,60,47,60,60,3,2</text:p>
      <text:p text:style-name="P1285">DL,Charles Melly,22,2015,50,59,57,40,44,63,3,2</text:p>
      <text:p text:style-name="P1286">LB,Jesse Mort,29,2010,54,47,48,40,53,57,3,2</text:p>
      <text:p text:style-name="P1287">LB,Henry Woof,30,2008,64,51,49,41,40,51,3,2</text:p>
      <text:p text:style-name="P1288">LB,Micheal Lopez,27,2011,52,49,50,45,49,50,3,2</text:p>
      <text:p text:style-name="P1289">LB,Jayden Pipe,29,2009,66,67,66,59,58,59,3,2</text:p>
      <text:p text:style-name="P1290">LB,Oliver Jayke,32,2005,60,61,61,54,56,50,3,2</text:p>
      <text:p text:style-name="P1291">LB,Steven Anderson,28,2010,59,62,62,59,58,56,3,2</text:p>
      <text:p text:style-name="P1292">LB,Sabashtin Dell,28,2010,64,60,53,56,48,53,3,2</text:p>
      <text:p text:style-name="P1293">LB,Jordan Boovlea,33,2003,60,58,51,50,44,41,3,2</text:p>
      <text:p text:style-name="P1294">LB,Patrick Wilhite,26,2011,67,53,52,51,50,43,3,2</text:p>
      <text:p text:style-name="P1295">END_PLAYERS</text:p>
      <text:p text:style-name="P1296">######################################################################  Aliens</text:p>
      <text:p text:style-name="P1297">Roswell Egypt Magnet HS Aliens,RMA</text:p>
      <text:p text:style-name="P1298">QB,Andrew Lime,27,2011,68,64,61,79,64,50,3,2</text:p>
      <text:p text:style-name="P1299">QB,Samuel Tree,23,2014,71,66,62,71,69,70,3,2</text:p>
      <text:p text:style-name="P1300">QB,Gerrard Cope,24,2013,66,61,60,68,68,71,3,2</text:p>
      <text:p text:style-name="P1301">RB,Roger Cat,27,2010,70,70,58,74,66,61,3,2</text:p>
      <text:p text:style-name="P1302">RB,Bill Cooper,31,2007,68,65,66,71,60,62,3,2</text:p>
      <text:p text:style-name="P1303">RB,Jaylon Livingstory,24,2012,62,63,60,72,58,60,3,2</text:p>
      <text:p text:style-name="P1304">RB,Alvin Cliff,21,2015,63,54,61,67,51,68,3,2</text:p>
      <text:p text:style-name="P1305">RB,Simon Jermaine,23,2014,52,69,70,51,58,47,3,2</text:p>
      <text:p text:style-name="P1306">WR,Bradley French,22,2015,61,66,57,71,70,60,3,2</text:p>
      <text:p text:style-name="P1307">WR,Jamie Pasionate,33,2004,66,51,53,68,71,62,3,2</text:p>
      <text:p text:style-name="P1308">WR,Christopher Darkie,22,2015,67,48,50,66,68,59,3,2</text:p>
      <text:p text:style-name="P1309">WR,Darrel Hiensafe,35,2002,64,41,41,64,66,54,3,2</text:p>
      <text:p text:style-name="P1310">WR,Hank Field,36,2003,68,59,40,59,70,45,3,2</text:p>
      <text:p text:style-name="P1311">WR,Garfield Gametoo,28,2009,59,56,48,52,48,50,3,2</text:p>
      <text:p text:style-name="P1312">OL,Aaron Wager,25,2012,64,58,61,44,51,43,3,2</text:p>
      <text:p text:style-name="P1313">OL,Dale Jackson,25,2011,61,68,73,67,75,66,3,2</text:p>
      <text:p text:style-name="P1314">OL,Charlie Carter,28,2009,63,71,67,59,80,58,3,2</text:p>
      <text:p text:style-name="P1315">OL,Arnold Bryant,22,2015,73,69,66,50,81,60,3,2</text:p>
      <text:p text:style-name="P1316">OL,Colt Conciousness,21,2015,71,54,66,73,59,3,2</text:p>
      <text:p text:style-name="P1317">OL,Tommy Germ,22,2015,70,68,71,55,69,60,3,2</text:p>
      <text:p text:style-name="P1318">OL,Gale Jordan,33,2006,61,58,61,67,71,48,3,2</text:p>
      <text:p text:style-name="P1319">OL,Bart Start,33,2006,64,49,60,66,51,49,3,2</text:p>
      <text:p text:style-name="P1320">OL,Christophe Morph,29,2008,66,44,71,68,60,39,3,2</text:p>
      <text:p text:style-name="P1321">OL,Shane Herman,21,2015,60,47,58,49,60,54,3,2</text:p>
      <text:p text:style-name="P1322">OL,Bale Avion,26,2011,76,80,62,88,86,69,3,2</text:p>
      <text:p text:style-name="P1323">K,Rafiel Saint,23,2014,74,69,81,80,81,70,3,2</text:p>
      <text:p text:style-name="P1324">K,Bob McDon,21,2015,66,60,68,66,61,60,3,2</text:p>
      <text:p text:style-name="P1325">S,Malcom Vile,21,2015,63,57,63,60,58,70,3,2</text:p>
      <text:p text:style-name="P1326">CB,Knight Stone,27,2009,60,61,69,66,60,59,3,2</text:p>
      <text:p text:style-name="P1327">CB,Kris Woodson,32,2003,65,63,68,58,61,63,3,2</text:p>
      <text:p text:style-name="P1328">CB,Shaun Jerrick,30,2006,66,60,60,49,51,58,3,2</text:p>
      <text:p text:style-name="P1329">CB,Richard Redd,25,2013,60,58,51,50,62,60,3,2</text:p>
      <text:p text:style-name="P1330">CB,Cody Keyshawn,24,2014,58,57,60,38,49,51,3,2</text:p>
      <text:p text:style-name="P1331">CB,Bash Yellow,26,2010,47,56,67,48,57,49,3,2</text:p>
      <text:p text:style-name="P1332">DL,Harald Clamp,24,2012,51,50,60,53,46,44,3,2</text:p>
      <text:p text:style-name="P1333">DL,Georgio Bit,26,2010,60,40,55,48,45,40,3,2</text:p>
      <text:p text:style-name="P1334">DL,Peter Jazz,27,2009,55,49,46,60,41,42,3,2</text:p>
      <text:p text:style-name="P1335">DL,Joey Fyce,30,2007,41,60,49,51,44,37,3,2</text:p>
      <text:p text:style-name="P1336">DL,Dwayne Pupper,29,2009,40,51,50,48,45,42,3,2</text:p>
      <text:p text:style-name="P1337">DL,Mark Chain,26,2011,42,57,37,40,43,54,3,2</text:p>
      <text:p text:style-name="P1338">DL,Gregory Green,21,2015,41,48,38,49,40,37,3,2</text:p>
      <text:p text:style-name="P1339">DL,Kobey Ying,24,2013,41,39,46,50,38,29,3,2</text:p>
      <text:p text:style-name="P1340">LB,Johnathon Tie,33,2004,70,50,69,70,69,61,3,2</text:p>
      <text:p text:style-name="P1341">LB,Miles Yallonda,34,2002,61,41,67,65,64,63,3,2</text:p>
      <text:p text:style-name="P1342">LB,Fernando Hill,23,2014,60,53,59,67,60,58,3,2</text:p>
      <text:p text:style-name="P1343">LB,Randy Howard,23,2014,61,46,44,59,62,70,3,2</text:p>
      <text:p text:style-name="P1344">LB,Kyle Dove,22,2015,63,37,39,48,60,59,3,2</text:p>
      <text:p text:style-name="P1345">LB,Craig Diset,24,2011,60,32,41,66,45,37,3,2</text:p>
      <text:p text:style-name="P1346">END_PLAYERS</text:p>
      <text:p text:style-name="P1347">######################################################################  Free Masons </text:p>
      <text:p text:style-name="P1348">NAP Academy Free Masons,NAM</text:p>
      <text:p text:style-name="P1349">QB,Jee Sis,35,2002,64,68,53,63,62,54,3,2</text:p>
      <text:p text:style-name="P1350">QB,Chris Washington,25,2012,58,59,60,57,61,58,3,2</text:p>
      <text:p text:style-name="P1351">RB,Basquait Franklin,23,2015,70,55,61,70,59,60,3,2</text:p>
      <text:p text:style-name="P1352">RB,Patrick Jackson,26,2013,68,54,70,58,60,59,3,2</text:p>
      <text:p text:style-name="P1353">RB,Calvin Bluesky,36,2002,67,66,59,63,66,54,3,2</text:p>
      <text:p text:style-name="P1354">RB,Denzel Wright,26,2013,64,54,60,58,66,58,3,2</text:p>
      <text:p text:style-name="P1355">WR,Linlgling Chong,21,2015,69,66,58,54,69,70,3,2</text:p>
      <text:p text:style-name="P1356">WR,Carl Reverse,27,2010,58,61,55,61,48,62,3,2</text:p>
      <text:p text:style-name="P1357">WR,Jake Finn,27,2011,63,54,48,61,58,55,3,2</text:p>
      <text:p text:style-name="P1358">WR,Freddo Jason,23,2015,60,59,66,57,63,54,3,1</text:p>
      <text:p text:style-name="P1359">WR,Alanzo Rookie,24,2014,63,48,51,66,48,48,3,2</text:p>
      <text:p text:style-name="P1360">WR,Angel Hoiet,24,2014,59,60,57,63,53,54,3,2</text:p>
      <text:p text:style-name="P1361">OL,Marion Phone,26,2012,54,67,50,51,58,64,3,2</text:p>
      <text:p text:style-name="P1362">OL,Tracy Lemon,32,2005,60,68,48,43,60,49,3,2</text:p>
      <text:p text:style-name="P1363">OL,Marshall Bobo,34,2002,53,59,60,38,60,57,3,2</text:p>
      <text:p text:style-name="P1364">OL,Lucas Keline,23,2015,47,63,45,32,41,60,3,2</text:p>
      <text:p text:style-name="P1365">OL,Lorian Ball,24,2013,59,56,48,41,42,50,3,2</text:p>
      <text:p text:style-name="P1366">OL,Babe Hummer,26,2012,60,68,42,33,32,39,3,2</text:p>
      <text:p text:style-name="P1367">OL,Faulk Honey,22,2015,53,49,44,40,40,33,3,2</text:p>
      <text:p text:style-name="P1368">OL,Mike Aria,25,2012,51,52,43,45,43,32,3,2</text:p>
      <text:p text:style-name="P1369">OL,Renay Biz,23,2014,43,55,40,41,37,41,3,2</text:p>
      <text:p text:style-name="P1370">OL,Ness Mann,26,2013,42,53,44,38,32,34,3,2</text:p>
      <text:p text:style-name="P1371">K,Deshwan Cut,21,2015,65,73,66,68,76,63,3,2</text:p>
      <text:p text:style-name="P1372">K,Kyle Love,29,2008,70,68,59,55,72,66,3,2</text:p>
      <text:p text:style-name="P1373">S,Peetey Look,26,2012,75,79,78,80,74,71,3,2</text:p>
      <text:p text:style-name="P1374">S,Howard Monday,22,2015,78,65,79,80,70,75,3,2</text:p>
      <text:p text:style-name="P1375">CB,Bob Bye,21,2015,70,73,66,77,70,74,3,2</text:p>
      <text:p text:style-name="P1376">CB,Kayce Cat,30,2006,68,69,67,71,69,69,3,2</text:p>
      <text:p text:style-name="P1377">CB,Tim Alabama,29,2008,72,66,61,70,66,70,3,2</text:p>
      <text:p text:style-name="P1378">CB,Martin Dream,33,2002,73,70,60,69,64,66,3,2</text:p>
      <text:p text:style-name="P1379">CB,Barrak And,27,2000,64,6571,68,63,62,3,2</text:p>
      <text:p text:style-name="P1380">CB,Michel Le,25,2012,69,70,63,70,60,60,3,2</text:p>
      <text:p text:style-name="P1381">DL,Oba Mas,22,2015,65,60,69,70,61,80,3,2</text:p>
      <text:p text:style-name="P1382">DL,Bear Gran,24,2013,64,58,60,68,66,74,3,2</text:p>
      <text:p text:style-name="P1383">DL,Troy Robinson,25,2012,66,60,52,66,65,72,3,2</text:p>
      <text:p text:style-name="P1384">DL,Meech Dad,26,2011,60,63,54,61,70,64,3,2</text:p>
      <text:p text:style-name="P1385">DL,Bryan Heat,26,2012,70,54,55,70,73,61,3,2</text:p>
      <text:p text:style-name="P1386">DL,Cameron View,31,2004,61,65,53,64,62,68,3,2</text:p>
      <text:p text:style-name="P1387">DL,Richmond Tunt,24,2011,62,60,60,63,66,60,3,2</text:p>
      <text:p text:style-name="P1388">DL,Tiki South,22,2015,64,61,58,57,60,57,3,2</text:p>
      <text:p text:style-name="P1389">DL,Russell Galloway,22,2015,60,58,70,76,79,80,3,2</text:p>
      <text:p text:style-name="P1390">LB,David Bird,34,2002,62,64,73,77,69,78,3,2</text:p>
      <text:p text:style-name="P1391">LB,James Megan,30,2009,66,59,71,69,70,68,3,2</text:p>
      <text:p text:style-name="P1392">LB,Evan Sinior,21,2015,61,63,68,70,66,71,3,2</text:p>
      <text:p text:style-name="P1393">LB,Matt Ford,23,2014,59,60,72,67,71,64,3,2</text:p>
      <text:p text:style-name="P1394">LB,Gill Hanson,23,2015,63,54,66,66,58,61,3,2</text:p>
      <text:p text:style-name="P1395">LB,Robert Tika,29,2008,57,61,66,68,59,3,2</text:p>
      <text:p text:style-name="P1396">LB,Jeff Tann,24,2013,54,56,67,61,53,54,3,2</text:p>
      <text:p text:style-name="P1397">END_PLAYERS</text:p>
      <text:p text:style-name="P1398">######################################################################  Monkies </text:p>
      <text:p text:style-name="P1399">Christian HS Monkies,CM</text:p>
      <text:p text:style-name="P1400">QB,Aristotle Bottle,24,2014,61,65,70,63,60,76,3,2</text:p>
      <text:p text:style-name="P1401">QB,Mega Deserve,26,2012,60,59,68,59,66,70,3,2</text:p>
      <text:p text:style-name="P1402">QB,Once Drako,21,2015,60,55,70,66,54,67,3,2</text:p>
      <text:p text:style-name="P1403">RB,Chance Ash,27,2011,64,58,71,56,70,72,3,2</text:p>
      <text:p text:style-name="P1404">RB,Jason Pittman,30,2004,65,66,76,60,58,59,3,2</text:p>
      <text:p text:style-name="P1405">RB,Oscur Hillington,33,2005,58,70,65,76,58,66,3,2</text:p>
      <text:p text:style-name="P1406">RB,Casper Alistor,21,2015,67,60,50,48,60,61,3,2</text:p>
      <text:p text:style-name="P1407">RB,Ernie Wilder,26,2012,65,58,50,55,71,60,3,2</text:p>
      <text:p text:style-name="P1408">WR,Barney Flint,24,2014,70,68,71,66,58,61,3,2</text:p>
      <text:p text:style-name="P1409">WR,Jarome Deckor,25,2013,68,66,69,63,70,60,3,2</text:p>
      <text:p text:style-name="P1410">WR,Tippy Clay,33,2004,71,66,68,70,55,58,3,2</text:p>
      <text:p text:style-name="P1411">WR,Guss Cruz 28,2009,64,66,70,58,61,55,3,2</text:p>
      <text:p text:style-name="P1412">WR,Plat Socker,29,2008,58,60,55,70,66,50,3,2</text:p>
      <text:p text:style-name="P1413">WR,Neesan Dakota,33,2003,61,54,48,61,71,48,3,2</text:p>
      <text:p text:style-name="P1414">OL,Logan Tadpear,24,2013,63,56,70,69,71,61,3,2</text:p>
      <text:p text:style-name="P1415">OL,Alexis White,26,2013,65,60,66,61,67,58,3,2</text:p>
      <text:p text:style-name="P1416">OL,Danny Crowder,29,2010,60,50,63,60,68,57,3,2</text:p>
      <text:p text:style-name="P1417">OL,Rico Montang,34,2002,66,51,56,53,61,54,3,2</text:p>
      <text:p text:style-name="P1418">OL,Paul Britt,22,2014,64,60,54,50,53,49,3,2</text:p>
      <text:p text:style-name="P1419">OL,Dale Fisher,30,2006,61,63,51,59,60,40,3,2</text:p>
      <text:p text:style-name="P1420">OL,Yoshi Akumura,25,2015,58,49,61,55,58,43,3,2</text:p>
      <text:p text:style-name="P1421">OL,Hector Posh,25,2014,61,48,63,50,53,46,3,2</text:p>
      <text:p text:style-name="P1422">OL,Brock Hoop,30,2005,55,40,44,53,47,46,3,2</text:p>
      <text:p text:style-name="P1423">OL,Lazlo Seven,28,2012,61,63,50,46,44,49,3,2</text:p>
      <text:p text:style-name="P1424">K,Eric Reach,23,2015,65,61,70,60,60,67,3,2</text:p>
      <text:p text:style-name="P1425">K,Van Cumberland,31,2004,64,62,65,57,61,63,3,2</text:p>
      <text:p text:style-name="P1426">K,Babe Reinsberg,29,2007,61,60,60,58,60,60,3,2</text:p>
      <text:p text:style-name="P1427">S,Andre Fayth,27,2009,64,75,70,75,76,67,3,2</text:p>
      <text:p text:style-name="P1428">S,Fry Zoidbrack,24,2013,65,68,73,72,71,68,3,2</text:p>
      <text:p text:style-name="P1429">CB,Homer Dessly,22,2015,81,69,80,79,82,70,3,2</text:p>
      <text:p text:style-name="P1430">CB,Chaz Nasis,24,2013,76,69,75,78,80,72,3,2</text:p>
      <text:p text:style-name="P1431">CB,Samuel Ellen,25,2012,77,68,78,69,76,71,3,2</text:p>
      <text:p text:style-name="P1432">CB,Jerrico Otarl,27,2010,73,69,71,68,74,70,3,2</text:p>
      <text:p text:style-name="P1433">CB,Dustin Raish,33,2003,70,66,76,66,80,68,3,2</text:p>
      <text:p text:style-name="P1434">CB,Manny Green,24,2015,68,70,68,69,74,66,3,2</text:p>
      <text:p text:style-name="P1435">DL,Borus Sheppard,23,2015,68,79,74,64,66,68,3,2</text:p>
      <text:p text:style-name="P1436">DL,Allen Choser,33,2004,71,73,66,70,65,61,3,2</text:p>
      <text:p text:style-name="P1437">DL,Olswald Stone,25,2013,66,68,73,60,70,65,3,2</text:p>
      <text:p text:style-name="P1438">DL,Antonio Dude,24,2014,72,63,66,70,65,60,3,2</text:p>
      <text:p text:style-name="P1439">DL,Garry West,27,2010,60,66,61,70,60,60,3,2</text:p>
      <text:p text:style-name="P1440">DL,Joshua Tiger,26,2011,63,58,60,66,58,57,3,2</text:p>
      <text:p text:style-name="P1441">DL,Otis Wellington,24,2013,60,57,53,59,61,60,3,2</text:p>
      <text:p text:style-name="P1442">DL,Tanner Glacier,23,2014,48,49,60,56,63,58,3,2</text:p>
      <text:p text:style-name="P1443">LB,Alfred Pennywood,32,2005,75,70,77,78,66,77,3,2</text:p>
      <text:p text:style-name="P1444">LB,Xavier Acute,28,2011,76,67,66,68,70,69,3,2</text:p>
      <text:p text:style-name="P1445">LB,Darren Chester,26,2014,75,60,55,73,58,60,3,2</text:p>
      <text:p text:style-name="P1446">LB,Torey Roberston,35,2002,70,59,70,68,60,59,3,2</text:p>
      <text:p text:style-name="P1447">LB,Victor Thomason,22,2015,68,60,59,57,53,61,3,2</text:p>
      <text:p text:style-name="P1448">LB,Abraham Lee,24,2012,64,61,50,52,54,46,3,2</text:p>
      <text:p text:style-name="P1449">END_PLAYERS</text:p>
      <text:p text:style-name="P1450">######################################################################  Gorillaz </text:p>
      <text:p text:style-name="P1451">Smith Luther Dr. HS Gorillaz,SLG</text:p>
      <text:p text:style-name="P1452">QB,Chris Jones,23,2014,76,85,88,87,78,83,3,2</text:p>
      <text:p text:style-name="P1453">QB,Leshawn Dillard,25,2012,77,80,69,73,81,76,3,2</text:p>
      <text:p text:style-name="P1454">QB,Emitt Lewis,23,2014,68,80,77,64,66,70,3,2</text:p>
      <text:p text:style-name="P1455">RB,Philip Thomas,28,2013,81,73,85,84,86,80,3,2</text:p>
      <text:p text:style-name="P1456">RB,Darnell Ernest,33,2005,81,64,75,87,85,78,3,2</text:p>
      <text:p text:style-name="P1457">RB,Tyson Lysson,27,2010,80,68,70,69,83,77,3,2</text:p>
      <text:p text:style-name="P1458">RB,Howard Grey,26,2011,76,71,64,70,66,73,3,2</text:p>
      <text:p text:style-name="P1459">WR,Isaac Peyton,22,2015,79,69,83,68,89,84,3,2</text:p>
      <text:p text:style-name="P1460">WR,John Carlson,26,2012,75,74,80,65,88,83,3,2</text:p>
      <text:p text:style-name="P1461">WR,Paul Howard,24,2013,70,64,71,60,76,81,3,2</text:p>
      <text:p text:style-name="P1462">WR,Luis Airington,28,2009,73,71,66,61,72,77,3,2</text:p>
      <text:p text:style-name="P1463">WR,Garry Pitt,21,2015,69,71,66,64,70,75,3,2</text:p>
      <text:p text:style-name="P1464">WR,Nathan Ship,32,2006,76,70,62,61,74,81,3,2</text:p>
      <text:p text:style-name="P1465">WR,Joseph White,24,2014,74,71,69,58,78,80,3,2</text:p>
      <text:p text:style-name="P1466">OL,Devon Smith,26,2012,69,81,79,86,84,79,3,2</text:p>
      <text:p text:style-name="P1467">OL,Marius Brown,23,2014,70,78,85,78,81,78,3,2</text:p>
      <text:p text:style-name="P1468">OL,Eli Davison,23,2013,68,76,84,80,79,81,3,2</text:p>
      <text:p text:style-name="P1469">OL,Joshua Hewy,25,2011,74,82,73,83,74,70,3,2</text:p>
      <text:p text:style-name="P1470">OL,Michon Tell,30,2008,77,77,81,68,70,64,3,2</text:p>
      <text:p text:style-name="P1471">OL,Larry Bradwood,35,2003,68,73,80,71,66,60,3,2</text:p>
      <text:p text:style-name="P1472">OL,Jaylon Wilson,22,2015,71,68,70,76,61,70,3,2</text:p>
      <text:p text:style-name="P1473">OL,Kenny Black,27,2011,69,66,58,71,69,58,3,2</text:p>
      <text:p text:style-name="P1474">OL,Daniel Cartwright,24,2012,73,63,71,54,50,48,3,2</text:p>
      <text:p text:style-name="P1475">OL,Jaquarius Delion,28,2009,70,66,51,60,55,40,3,2</text:p>
      <text:p text:style-name="P1476">OL,Micheal Patty,24,2014,74,62,60,57,60,58,3,2</text:p>
      <text:p text:style-name="P1477">K,Kim Nguen,28,2013,64,60,77,85,63,64,3,2</text:p>
      <text:p text:style-name="P1478">K,Jessie Ashford,28,2009,65,63,58,84,71,60,3,2</text:p>
      <text:p text:style-name="P1479">S,Fred Hernandez,30,2006,71,77,80,84,82,78,3,2</text:p>
      <text:p text:style-name="P1480">S,Cameron Bolt,36,2000,72,76,83,81,80,72,3,2</text:p>
      <text:p text:style-name="P1481">CB,Elroy Joana,32,2004,80,76,76,80,78,76,3,2</text:p>
      <text:p text:style-name="P1482">CB,Emmanuel Hadd,28,2009,79,77,75,79,81,80,3,2</text:p>
      <text:p text:style-name="P1483">CB,Gabriel Wienzer,26,2013,75,73,76,76,80,80,3,2</text:p>
      <text:p text:style-name="P1484">CB,Abraham Patrick,25,2013,74,81,80,69,66,70,3,2</text:p>
      <text:p text:style-name="P1485">CB,Henry Alaska,25,2013,77,76,69,75,76,70,3,2</text:p>
      <text:p text:style-name="P1486">CB,Ryan Lish,23,2015,71,80,68,67,66,73,3,2</text:p>
      <text:p text:style-name="P1487">DL,Enoch Goat,28,2009,85,76,86,85,77,83,3,2</text:p>
      <text:p text:style-name="P1488">DL,Cesar Gay,23,2014,80,78,77,80,76,82,3,2</text:p>
      <text:p text:style-name="P1489">DL,George Rueben,26,2012,71,73,76,80,68,83,3,2</text:p>
      <text:p text:style-name="P1490">DL,John Went,30,2006,69,71,68,78,70,81,3,2</text:p>
      <text:p text:style-name="P1491">DL,Aston Lamb,33,2001,70,63,61,76,65,86,3,2</text:p>
      <text:p text:style-name="P1492">DL,Nicholas Flask,31,2007,67,58,60,74,60,80,3,2</text:p>
      <text:p text:style-name="P1493">DL,Juliun Texas,25,2012,57,60,70,73,61,76,3,2</text:p>
      <text:p text:style-name="P1494">DL,Alexander New,28,2008,60,61,63,71,73,70,3,2</text:p>
      <text:p text:style-name="P1495">LB,Jaocb Gate,22,2015,86,83,84,88,86,83,3,2</text:p>
      <text:p text:style-name="P1496">LB,William Lopez,27,2012,88,80,81,84,83,86,3,2</text:p>
      <text:p text:style-name="P1497">LB,Jerry York,33,2004,79,80,80,83,80,81,3,2</text:p>
      <text:p text:style-name="P1498">LB,Blake Teen,30,2007,71,75,76,80,77,83,3,2</text:p>
      <text:p text:style-name="P1499">LB,Arnesto Door,29,2010,75,68,71,71,69,80,3,2</text:p>
      <text:p text:style-name="P1500">LB,Jose Flowers,29,2008,73,66,69,66,70,81,3,2</text:p>
      <text:p text:style-name="P1501">END_PLAYERS</text:p>
      <text:p text:style-name="P1502">######################################################################  Clovers</text:p>
      <text:p text:style-name="P1503">Cherrywood Hazel HS Clovers,CHC</text:p>
      <text:p text:style-name="P1504">QB,Tom Sue,26,2010,73,76,68,81,70,77,3,2</text:p>
      <text:p text:style-name="P1505">QB,Allen Puff,25,2012,76,69,71,76,76,70,3,2</text:p>
      <text:p text:style-name="P1506">RB,Gary Jexter,22,2015,73,70,75,81,80,78,3,2</text:p>
      <text:p text:style-name="P1507">RB,Bob Mars,28,2009,78,69,71,76,75,71,3,2</text:p>
      <text:p text:style-name="P1508">RB,Andy Banks,29,2007,75,58,68,68,76,80,3,2</text:p>
      <text:p text:style-name="P1509">RB,Johnny Brave,31,2006,68,70,61,66,70,75,3,2</text:p>
      <text:p text:style-name="P1510">WR,Klayton Penny,23,2014,81,83,71,70,80,77,3,2</text:p>
      <text:p text:style-name="P1511">WR,Terrence Buff,25,2012,78,69,75,73,79,73,3,2</text:p>
      <text:p text:style-name="P1512">WR,Benjamen Church,26,2011,66,59,84,69,77,83,3,2</text:p>
      <text:p text:style-name="P1513">WR,Ashley McQueen,24,2012,70,75,69,70,66,75,3,2</text:p>
      <text:p text:style-name="P1514">WR,Nate Taralson,28,2008,71,64,63,57,68,80,3,2</text:p>
      <text:p text:style-name="P1515">WR,Mark Lavaca,31,2005,68,51,61,48,61,59,3,2</text:p>
      <text:p text:style-name="P1516">OL,Bruce Hunter,24,2012,83,81,78,85,80,73,3,2</text:p>
      <text:p text:style-name="P1517">OL,Aquan Clowney,33,2003,76,69,83,84,69,75,3,2</text:p>
      <text:p text:style-name="P1518">OL,Sunny Orlean,24,2012,81,75,66,71,63,70,3,2</text:p>
      <text:p text:style-name="P1519">OL,Kennedy Dejavu,27,2009,76,70,71,70,69,61,3,2</text:p>
      <text:p text:style-name="P1520">OL,Loyd Quarter,25,2011,71,68,70,61,59,70,3,2</text:p>
      <text:p text:style-name="P1521">OL,Buck Rogers,26,2010,66,70,63,45,67,61,3,2</text:p>
      <text:p text:style-name="P1522">OL,Rueben Space,29,2007,61,58,47,69,70,60,3,2</text:p>
      <text:p text:style-name="P1523">OL,Thomas Golf,30,2006,50,60,61,73,53,69,3,2</text:p>
      <text:p text:style-name="P1524">OL,Cleophas 24,2012,60,51,50,48,68,70,3,2</text:p>
      <text:p text:style-name="P1525">OL,Hale Dance,23,2015,7045,60,57,60,53,3,2</text:p>
      <text:p text:style-name="P1526">K,Stan Basher,28,2008,79,78,75,69,80,48,3,2</text:p>
      <text:p text:style-name="P1527">K,Cosmo Mook,23,2015,80,76,72,79,83,58,3,2</text:p>
      <text:p text:style-name="P1528">S,Dean Combs,23,2013,73,72,68,75,71,66,3,2</text:p>
      <text:p text:style-name="P1529">S,Jay Tanner,26,2011,71,66,71,67,71,60,3,2</text:p>
      <text:p text:style-name="P1530">CB,Duke Gas,25,2013,73,69,64,73,75,68,3,2</text:p>
      <text:p text:style-name="P1531">CB,Arnold Park 24,2013,73,60,71,70,65,65,3,2</text:p>
      <text:p text:style-name="P1532">CB,Bear Cent,33,2003,71,66,70,61,68,71,3,2</text:p>
      <text:p text:style-name="P1533">CB,George Peyton,30,2006,69,63,70,68,66,58,3,2</text:p>
      <text:p text:style-name="P1534">CB,Harry Gate,26,2011,70,61,60,57,60,56,3,2</text:p>
      <text:p text:style-name="P1535">CB,Gregory Attack,26,2010,67,65,60,50,61,51,3,2</text:p>
      <text:p text:style-name="P1536">DL,Dylon Ten,24,2014,70,67,74,65,60,74,4,3</text:p>
      <text:p text:style-name="P1537">DL,Gustavo Rosa,29,2007,70,66,68,71,61,60,3,2</text:p>
      <text:p text:style-name="P1538">DL,Boaz Morph,31,2007,68,58,70,61,63,64,3,2</text:p>
      <text:p text:style-name="P1539">DL Eduardo,25,2012,67,70,66,57,61,66,3,2</text:p>
      <text:p text:style-name="P1540">DL,Clayton Goff,23,2015,66,54,70,58,54,58,3,2</text:p>
      <text:p text:style-name="P1541">DL,Bruce Sahara,24,2014,70,51,64,61,58,64,3,2</text:p>
      <text:p text:style-name="P1542">DL,Tracey Baker,34,2004,59,58,60,56,57,60,3,2</text:p>
      <text:p text:style-name="P1543">DL,Clark May,33,2002,60,51,65,50,68,47,3,2</text:p>
      <text:p text:style-name="P1544">DL,Judas Pion,28,2006,71,88,75,63,71,76,3,2</text:p>
      <text:p text:style-name="P1545">LB,Eagle Whet,29,2005,68,70,71,61,67,76,3,2</text:p>
      <text:p text:style-name="P1546">LB,Decon Johnson,26,2011,72,60,68,57,63,71,3,3</text:p>
      <text:p text:style-name="P1547">LB,Hon Petterson,26,2010,64,61,63,60,58,70,3,2</text:p>
      <text:p text:style-name="P1548">LB,Tony Blake,23,2013,71,58,48,60,61,73,3,2</text:p>
      <text:p text:style-name="P1549">LB,Jordan Wash,30,2004,66,57,58,50,61,74,3,2</text:p>
      <text:p text:style-name="P1550">END_PLAYERS</text:p>
      <text:p text:style-name="P1551">######################################################################  Deer</text:p>
      <text:p text:style-name="P1552">C.G. Baptist HS Deer,CBD</text:p>
      <text:p text:style-name="P1553">QB,Kevin Coach,24,2013,63,65,60,59,66,54,3,2</text:p>
      <text:p text:style-name="P1554">QB,Douge Knight,26,2010,61,62,61,60,57,56,3,2</text:p>
      <text:p text:style-name="P1555">RB,Baldwin,23,2014,65,60,69,74,65,67,3,2</text:p>
      <text:p text:style-name="P1556">RB,Hunter Cash,30,2006,63,56,63,64,66,68,3,2</text:p>
      <text:p text:style-name="P1557">RB,Clifford Rex,26,2010,65,56,61,63,56,67,3,2</text:p>
      <text:p text:style-name="P1558">RB,Boris Leagan,22,2015,60,54,60,59,51,60,3,2</text:p>
      <text:p text:style-name="P1559">WR,Morgan Black,25,2011,57,66,58,69,59,57,2,1</text:p>
      <text:p text:style-name="P1560">WR,Niel Center,27,2012,53,60,54,61,64,56,3,2</text:p>
      <text:p text:style-name="P1561">WR,Justin Morales,26,2011,52,58,51,58,60,50,3,2</text:p>
      <text:p text:style-name="P1562">WR,Russell Brooke,29,2009,60,56,46,60,53,52,3,2</text:p>
      <text:p text:style-name="P1563">WR,Baim Utah,30,2008,54,60,50,57,52,54,3,2</text:p>
      <text:p text:style-name="P1564">WR,Kenny Pone,34,2002,51,58,47,58,60,45,3,2</text:p>
      <text:p text:style-name="P1565">OL,Gabe Micah,25,2012,69,68,66,70,70,66,3,2</text:p>
      <text:p text:style-name="P1566">OL,Spike Foxx,22,2015,61,67,69,70,71,62,3,2</text:p>
      <text:p text:style-name="P1567">OL,Nico Titan,24,2013,70,61,68,71,66,63,4,2</text:p>
      <text:p text:style-name="P1568">OL,James Snow,33,2005,63,66,64,68,69,65,3,2</text:p>
      <text:p text:style-name="P1569">OL,Jeremy Ryan,30,2007,53,66,69,70,63,61,3,2</text:p>
      <text:p text:style-name="P1570">OL,Caleb Brady,24,2014,72,62,65,53,61,58,3,2</text:p>
      <text:p text:style-name="P1571">OL,Joshua Mandox,23,2014,64,59,59,63,60,61,3,2</text:p>
      <text:p text:style-name="P1572">OL,Andy Knowles,24,2013,60,58,63,57,63,48,3,2</text:p>
      <text:p text:style-name="P1573">OL,Norton Class,26,2011,58,44,66,54,68,41,3,2</text:p>
      <text:p text:style-name="P1574">OL,Mookey Class,31,2005,66,61,54,53,52,51,3,2</text:p>
      <text:p text:style-name="P1575">OL,Erick Eye,34,2003,61,44,48,53,46,51,3,2</text:p>
      <text:p text:style-name="P1576">K,Amdromeda My,30,2003,63,68,69,70,60,63,3,2</text:p>
      <text:p text:style-name="P1577">K,Gilbert Redd,27,2012,61,64,60,60,65,67,3,2</text:p>
      <text:p text:style-name="P1578">S,Scott Franklin,26,2011,60,65,54,58,55,66,3,2</text:p>
      <text:p text:style-name="P1579">S,Guy Mario,23,2014,57,56,51,53,60,51,3,2</text:p>
      <text:p text:style-name="P1580">CB,Kanye Rookie,22,2015,55,61,54,64,61,52,3,2</text:p>
      <text:p text:style-name="P1581">CB,Maleek Tumor,34,2004,55,62,54,57,56,53,3,2</text:p>
      <text:p text:style-name="P1582">CB,Cassidy Echo,25,2012,56,57,50,49,60,51,3,3</text:p>
      <text:p text:style-name="P1583">CB,Ugine Silver,31,2004,51,61,56,50,48,45,3,2</text:p>
      <text:p text:style-name="P1584">CB,Redd Nutt,28,2007,50,52,45,56,51,54,3,2</text:p>
      <text:p text:style-name="P1585">CB,Derrick Blue,30,2009,53,59,42,44,51,46,3,2</text:p>
      <text:p text:style-name="P1586">DL,Isaac Doris,26,2014,68,61,67,61,67,65,3,2</text:p>
      <text:p text:style-name="P1587">DL,Gunner Physical,30,2006,61,58,60,59,61,60,3,2</text:p>
      <text:p text:style-name="P1588">DL,Adam Heart,23,2014,58,61,57,56,58,58,3,2</text:p>
      <text:p text:style-name="P1589">DL,Cesar Charmy,22,2015,56,60,60,50,56,60,3,2</text:p>
      <text:p text:style-name="P1590">DL,Rudy Ybur,33,2004,55,63,54,50,53,56,3,2</text:p>
      <text:p text:style-name="P1591">DL,Stephen Sight,27,2008,51,61,53,52,60,50,3,2</text:p>
      <text:p text:style-name="P1592">DL,Marlon Wallace,22,2015,48,49,51,47,50,56,3,2</text:p>
      <text:p text:style-name="P1593">LB,Lucky Jakcson,25,2012,45,50,43,47,50,44,6,3</text:p>
      <text:p text:style-name="P1594">LB,Ray Washington,31,2005,65,59,68,70,66,58,3,2</text:p>
      <text:p text:style-name="P1595">LB,Luigi Green,27,2008,68,60,59,66,64,60,3,2</text:p>
      <text:p text:style-name="P1596">LB,Wayne Black,23,2014,58,69,61,55,54,60,3,2</text:p>
      <text:p text:style-name="P1597">LB,Linke Wishbone,25,2011,61,55,52,56,51,53,3,2</text:p>
      <text:p text:style-name="P1598">LB,Roman Sagan,22,2015,54,59,50,60,56,48,3,2</text:p>
      <text:p text:style-name="P1599">LB,Elias Tyson,24,2013,56,54,46,49,60,44,3,2</text:p>
      <text:p text:style-name="P1600">END_PLAYERS</text:p>
      <text:p text:style-name="P1601">######################################################################  Ground Hogs </text:p>
      <text:p text:style-name="P1602">Mia HS Groundhogs,MHG</text:p>
      <text:p text:style-name="P1603">QB,Fernando Deljua,24,2014,55,49,50,55,60,40,3,2</text:p>
      <text:p text:style-name="P1604">QB,Gasper Jule,24,2013,54,48,49,51,57,44,3,2</text:p>
      <text:p text:style-name="P1605">RB,Micheal Porch,26,2011,60,61,68,51,69,58,3,2</text:p>
      <text:p text:style-name="P1606">RB,Boy Scoott,25,2013,58,57,66,59,66,48,3,2</text:p>
      <text:p text:style-name="P1607">RB,Nico Shane,32,2005,61,60,65,60,47,55,3,2</text:p>
      <text:p text:style-name="P1608">RB,Kawai Ishaun,28,2010,63,53,61,58,59,49,3,2</text:p>
      <text:p text:style-name="P1609">RB,Edgar Twitter,25,2012,58,54,60,53,52,51,3,2</text:p>
      <text:p text:style-name="P1610">WR,Ruppert Sayers,23,2014,61,66,65,67,62,56,3,2</text:p>
      <text:p text:style-name="P1611">WR,Colt Lexington,26,2011,66,58,67,68,65,69,3,2</text:p>
      <text:p text:style-name="P1612">WR,Comrade Luther,25,2012,67,66,57,66,65,61,3,2</text:p>
      <text:p text:style-name="P1613">WR,Calvin Smith,24,2013,58,63,61,57,58,55,3,2</text:p>
      <text:p text:style-name="P1614">WR,Simon Avion,24,2013,68,61,60,54,48,44,3,2</text:p>
      <text:p text:style-name="P1615">WR,Senior Davis,26,2012,53,51,58,47,46,45,3,2</text:p>
      <text:p text:style-name="P1616">OL,Robert Corey,24,2014,67,60,60,57,58,66,3,2</text:p>
      <text:p text:style-name="P1617">OL,Shaun Want,32,2006,65,61,61,59,49,64,3,2</text:p>
      <text:p text:style-name="P1618">OL,Marlon Want,28,2010,63,60,58,53,50,61,3,2</text:p>
      <text:p text:style-name="P1619">OL,Marius Want,25,2012,58,59,55,51,43,57,3,2</text:p>
      <text:p text:style-name="P1620">OL,Damion Want,23,2014,60,48,56,50,44,58,3,2</text:p>
      <text:p text:style-name="P1621">OL,Daryl Kind,26,2011,49,53,48,47,50,60,3,2</text:p>
      <text:p text:style-name="P1622">OL,Kennedy Kobe,25,2012,48,46,52,50,48,53,3,2</text:p>
      <text:p text:style-name="P1623">OL,Avant Avery,24,2013,45,43,50,43,49,60,3,2</text:p>
      <text:p text:style-name="P1624">OL,Larry Kisser,24,2013,40,39,49,41,46,55,3,2</text:p>
      <text:p text:style-name="P1625">OL,Johnny Unite,32,2006,41,37,44,47,41,54,3,2</text:p>
      <text:p text:style-name="P1626">OL,Gill Hardaway,36,2003,38,42,48,43,35,45,3,2</text:p>
      <text:p text:style-name="P1627">K,Scott James,28,2008,60,57,64,58,59,63,3,2</text:p>
      <text:p text:style-name="P1628">K,Lamar Polver,28,2009,63,61,54,53,53,60,3,2</text:p>
      <text:p text:style-name="P1629">S,Troy Vexter,24,2013,53,51,48,49,54,48,3,2</text:p>
      <text:p text:style-name="P1630">S,Joe South,25,2012,52,52,50,47,51,50,3,2</text:p>
      <text:p text:style-name="P1631">S,Tim Freeman,32,2006,50,47,53,46,50,46,3,2</text:p>
      <text:p text:style-name="P1632">CB,Pay East,28,2009,49,49,51,49,46,48,3,2</text:p>
      <text:p text:style-name="P1633">CB,Klier Ralley,24,2013,47,45,49,50,46,47,3,2</text:p>
      <text:p text:style-name="P1634">CB,Winzer North,26,2011,49,48,44,50,48,43,3,2</text:p>
      <text:p text:style-name="P1635">CB,Dexter Lancaster,26,2011,46,50,42,47,50,41,4,3</text:p>
      <text:p text:style-name="P1636">CB,Lamont West,25,2014,49,41,49,43,47,46,3,2</text:p>
      <text:p text:style-name="P1637">CB,Tristen Upp,30,2008,50,44,48,41,43,38,3,2</text:p>
      <text:p text:style-name="P1638">DL,Lewist Down,23,2014,64,56,60,67,66,60,3,2</text:p>
      <text:p text:style-name="P1639">DL,Clyde Left,27,2010,60,54,62,69,68,56,3,2</text:p>
      <text:p text:style-name="P1640">DL,Bradley Right,22,2015,66,55,57,61,59,66,3,2</text:p>
      <text:p text:style-name="P1641">DL,Riley Lucy,32,2006,63,60,55,60,56,53,3,2</text:p>
      <text:p text:style-name="P1642">DL,Jasey Tightie,26,2013,59,61,56,64,53,50,3,2</text:p>
      <text:p text:style-name="P1643">DL,Baxter Grove,26,2012,57,52,59,58,58,50,3,2</text:p>
      <text:p text:style-name="P1644">DL,Milton Gresh,33,2004,55,46,58,49,59,58,3,2</text:p>
      <text:p text:style-name="P1645">DL,Morgan Oscar,25,2014,53,49,59,47,57,56,3,2</text:p>
      <text:p text:style-name="P1646">LB,Eddy Carl,24,2013,53,51,55,49,54,52,3,2</text:p>
      <text:p text:style-name="P1647">LB,Steve Jake,28,2009,51,52,56,44,48,55,3,2</text:p>
      <text:p text:style-name="P1648">LB,Cam Corey,33,2005,42,43,44,61,47,50,3,2</text:p>
      <text:p text:style-name="P1649">LB,Chad Cruz,24,2013,46,41,50,43,48,47,3,2</text:p>
      <text:p text:style-name="P1650">LB,Chris Vision,24,2013,39,46,47,48,50,44,3,2</text:p>
      <text:p text:style-name="P1651">LB,Sean Warren,25,2012,46,41,37,38,41,43,3,2</text:p>
      <text:p text:style-name="P1652">END_PLAYERS</text:p>
      <text:p text:style-name="P1653">######################################################################  Monsters </text:p>
      <text:p text:style-name="P1654">Athletic Academy Monsters,AAM</text:p>
      <text:p text:style-name="P1655">QB,Cole Winter,23,2015,64,70,51,64,68,60,3,2</text:p>
      <text:p text:style-name="P1656">QB,Aaron Young,25,2012,61,65,47,61,66,59,3,2</text:p>
      <text:p text:style-name="P1657">RB,Willie Leed,33,2003,68,78,76,85,68,70,3,2</text:p>
      <text:p text:style-name="P1658">RB,Dean Bleek,24,2014,76,69,74,69,71,76,3,2</text:p>
      <text:p text:style-name="P1659">RB,Eddie Green,24,2014,69,63,68,69,66,64,3,2</text:p>
      <text:p text:style-name="P1660">RB,Steven Oddel,22,2015,61,67,70,61,58,66,3,2</text:p>
      <text:p text:style-name="P1661">WR,Lenny Reed,32,2004,69,71,64,70,77,75,3,2</text:p>
      <text:p text:style-name="P1662">WR,Chip Ped,28,2008,70,68,63,69,80,69,3,2</text:p>
      <text:p text:style-name="P1663">WR,Lee Elk,24,2012,73,66,67,71,70,76,3,2</text:p>
      <text:p text:style-name="P1664">WR,Richie Catcher,23,2013,75,70,60,66,66,61,3,2</text:p>
      <text:p text:style-name="P1665">WR,Phillimin Year,26,2011,68,69,63,67,66,3,2</text:p>
      <text:p text:style-name="P1666">WR,Hon Sue,21,2015,71,61,65,63,62,63,3,2</text:p>
      <text:p text:style-name="P1667">OL,Al Kiel,25,2012,65,74,80,83,68,81,3,2</text:p>
      <text:p text:style-name="P1668">OL,Til Breeze,27,2010,76,68,71,75,66,68,3,2</text:p>
      <text:p text:style-name="P1669">OL,Wiegh Star,26,2011,81,71,80,71,60,75,3,2</text:p>
      <text:p text:style-name="P1670">OL,Joel Short,23,2014,68,66,65,64,66,70,3,2</text:p>
      <text:p text:style-name="P1671">OL,Terry Gain,30,2004,77,71,66,58,60,61,3,2</text:p>
      <text:p text:style-name="P1672">OL,Chris White,28,2008,69,65,53,61,60,55,3,2</text:p>
      <text:p text:style-name="P1673">OL,Chadwick Frost,27,2009,74,68,51,48,45,60,3,2</text:p>
      <text:p text:style-name="P1674">OL,Tim Man,21,2011,83,66,58,61,41,50,3,2</text:p>
      <text:p text:style-name="P1675">OL,Ian Jerry,34,2004,71,48,60,51,61,51,3,2</text:p>
      <text:p text:style-name="P1676">OL,Willie Rushing,23,2015,79,44,52,43,51,60,3,2</text:p>
      <text:p text:style-name="P1677">OL,Warren Tree,29,2002,70,43,42,39,60,50,3,2</text:p>
      <text:p text:style-name="P1678">OL,Eli New,33,2004,68,44,51,36,28,40,3,2</text:p>
      <text:p text:style-name="P1679">K,Don Close,34,2003,61,58,63,59,58,60,3,2</text:p>
      <text:p text:style-name="P1680">K,Ren Carry,29,2007,60,55,65,61,55,61,3,2</text:p>
      <text:p text:style-name="P1681">S,Bale Ty,25,2012,83,68,79,79,85,83,3,2</text:p>
      <text:p text:style-name="P1682">S,Eduardo Power,23,2015,79,82,75,80,81,83,3,2</text:p>
      <text:p text:style-name="P1683">S,Ray Tooey,26,2011,77,68,79,83,80,69,3,2</text:p>
      <text:p text:style-name="P1684">CB,Reece En,25,2013,81,79,75,75,80,69,3,2</text:p>
      <text:p text:style-name="P1685">CB,Roger Corex,22,2015,80,68,70,77,68,74,3,2</text:p>
      <text:p text:style-name="P1686">CB,Lodie Ginn,27,2009,75,78,61,77,78,69,3,2</text:p>
      <text:p text:style-name="P1687">CB,Kieth Einer,26,2012,68,74,81,66,78,77,3,2</text:p>
      <text:p text:style-name="P1688">CB,Giovanni Tery,30,2006,69,78,69,71,77,74,3,2</text:p>
      <text:p text:style-name="P1689">CB,Cedrick Santiago,22,2015,79,66,69,69,80,65,3,2</text:p>
      <text:p text:style-name="P1690">CB,Phade Spread,27,2009,80,71,60,69,64,73,3,2</text:p>
      <text:p text:style-name="P1691">DL,Willis Deep,25,2011,89,87,90,95,96,98,3,2</text:p>
      <text:p text:style-name="P1692">DL,Spike Cale,30,2006,88,89,93,94,93,97,3,2</text:p>
      <text:p text:style-name="P1693">DL,Leo Ginn,25,2010,94,78,91,99,95,99,3,2</text:p>
      <text:p text:style-name="P1694">DL,David Lincoln,30,2005,81,85,96,94,90,88,3,2</text:p>
      <text:p text:style-name="P1695">DL,Gan Numbers,24,2013,82,85,80,86,80,90,3,2</text:p>
      <text:p text:style-name="P1696">DL,Theodore Ann,27,2012,80,82,90,88,81,68,3,2</text:p>
      <text:p text:style-name="P1697">DL,Dwight Goodson,26,2010,79,78,79,74,83,82,3,2</text:p>
      <text:p text:style-name="P1698">LB,Barry Guns,28,2007,83,81,80,75,76,77,3,2</text:p>
      <text:p text:style-name="P1699">LB,John Titus,23,2014,82,77,74,86,81,86,3,2</text:p>
      <text:p text:style-name="P1700">LB,Jason Luke,27,2010,81,80,68,79,83,83,3,2</text:p>
      <text:p text:style-name="P1701">LB,Lin Peterson,23,2015,79,81,70,69,77,84,3,2</text:p>
      <text:p text:style-name="P1702">LB,Corey Jones,29,2006,83,75,74,77,81,80,3,2</text:p>
      <text:p text:style-name="P1703">LB,Tony Tillison,24,2012,79,81,68,73,72,77,3,2</text:p>
      <text:p text:style-name="P1704">LB,Charles Smith,30,2008,80,81,79,74,73,80,3,2</text:p>
      <text:p text:style-name="P1705">END_PLAYERS</text:p>
      <text:p text:style-name="P1706">######################################################################  Squirrels </text:p>
      <text:p text:style-name="P1707">Dawn Wood Academy Squirrels,DAS</text:p>
      <text:p text:style-name="P1708">QB,Bill Shet,28,2008,64,66,60,68,63,61,3,2</text:p>
      <text:p text:style-name="P1709">QB,Joe Phillis,23,2015,69,58,62,69,62,59,3,2</text:p>
      <text:p text:style-name="P1710">RB,Al Zilker,21,2015,78,79,68,79,81,82,3,2</text:p>
      <text:p text:style-name="P1711">RB,Jim Finn,32,2004,75,68,71,68,79,85,3,2</text:p>
      <text:p text:style-name="P1712">RB,Phil Kent,30,2005,69,77,69,70,69,79,3,2</text:p>
      <text:p text:style-name="P1713">RB,Bill Winting,28,2008,70,69,73,74,69,72,3,2</text:p>
      <text:p text:style-name="P1714">WR,Dave Sance,26,2010,70,65,60,70,68,65,3,2</text:p>
      <text:p text:style-name="P1715">WR,Jack Turtle,25,2011,70,61,62,67,61,64,3,2</text:p>
      <text:p text:style-name="P1716">WR,Earl Pat,27,2008,68,67,58,61,62,68,3,2</text:p>
      <text:p text:style-name="P1717">WR,Dale Mill,23,2015,66,64,55,69,70,61,3,2</text:p>
      <text:p text:style-name="P1718">WR,Rick Paul,33,2004,71,61,59,71,61,61,3,2</text:p>
      <text:p text:style-name="P1719">WR,Pat Wirl,29,2006,60,66,71,64,60,57,3,2</text:p>
      <text:p text:style-name="P1720">WR,Alex Shine,22,2015,59,70,60,59,45,49,3,2</text:p>
      <text:p text:style-name="P1721">OL,Dick Male,34,2002,65,70,65,59,73,71,3,2</text:p>
      <text:p text:style-name="P1722">OL,Ed Dex,28,2008,68,69,66,64,70,70,3,2</text:p>
      <text:p text:style-name="P1723">OL,Fred Judge,22,2015,65,64,63,60,68,69,3,2</text:p>
      <text:p text:style-name="P1724">OL,Greg Zing,30,2007,64,67,60,63,69,63,3,2</text:p>
      <text:p text:style-name="P1725">OL,Bart Mall,29,2008,62,60,59,62,68,61,3,2</text:p>
      <text:p text:style-name="P1726">OL,Zack Heart,24,2012,68,59,61,61,66,57,3,2</text:p>
      <text:p text:style-name="P1727">OL,Cris Harry,27,2010,61,63,65,55,64,60,3,2</text:p>
      <text:p text:style-name="P1728">OL,Jeff Law,22,2015,59,60,68,59,61,60,3,2</text:p>
      <text:p text:style-name="P1729">OL,Luke Gar,28,2009,57,62,58,57,60,59,3,2</text:p>
      <text:p text:style-name="P1730">OL,Bob Steel,26,2011,55,56,68,53,60,57,3,2</text:p>
      <text:p text:style-name="P1731">K,Carl Judge,29,2007,68,72,70,73,65,58,3,2</text:p>
      <text:p text:style-name="P1732">K,Kerm Gan,25,2010,68,71,66,70,69,59,3,2</text:p>
      <text:p text:style-name="P1733">S,Lee Shee,28,2009,82,77,79,74,71,79,3,2</text:p>
      <text:p text:style-name="P1734">S,Bear Larn,23,2013,78,69,72,50,65,77,3,2</text:p>
      <text:p text:style-name="P1735">CB,Art Jute,26,2010,80,81,80,72,76,82,3,2</text:p>
      <text:p text:style-name="P1736">CB,Pete June,25,2011,81,77,81,69,80,83,3,2</text:p>
      <text:p text:style-name="P1737">CB,Erny Turn,29,2008,79,68,77,69,75,69,3,2</text:p>
      <text:p text:style-name="P1738">CB,Mike Porch,25,2014,72,65,73,72,70,71,3,2</text:p>
      <text:p text:style-name="P1739">CB,Sam Kibbi,27,2009,72,68,71,60,69,66,3,2</text:p>
      <text:p text:style-name="P1740">CB,Dirk Ted,32,2005,69,71,66,70,61,59,3,2</text:p>
      <text:p text:style-name="P1741">DL,Barn Jury,31,2004,60,73,71,72,65,58,3,2</text:p>
      <text:p text:style-name="P1742">DL,Diao Lopez,28,2008,65,70,67,65,61,64,3,2</text:p>
      <text:p text:style-name="P1743">DL,Mark Cha,29,2007,61,60,59,68,54,70,3,2</text:p>
      <text:p text:style-name="P1744">DL,Suge Brown,26,2010,62,63,52,60,58,60,3,2</text:p>
      <text:p text:style-name="P1745">DL,Drew Smith,31,2005,63,55,67,63,52,59,3,2</text:p>
      <text:p text:style-name="P1746">DL,Jame Chore,27,2009,60,50,59,60,61,56,3,2</text:p>
      <text:p text:style-name="P1747">DL,Hoey Bear,24,2012,54,560,59,63,69,58,3,2</text:p>
      <text:p text:style-name="P1748">DL,Rub Rich,25,2011,53,63,60,58,57,60,3,2</text:p>
      <text:p text:style-name="P1749">DL,Jory Flower,27,2009,50,59,48,63,60,52,3,2</text:p>
      <text:p text:style-name="P1750">LB,Jam Peter,29,2007,78,79,70,80,79,78,3,2</text:p>
      <text:p text:style-name="P1751">LB,Mathew Gore,33,2004,77,75,69,77,76,73,3,2</text:p>
      <text:p text:style-name="P1752">LB,Craig Deon,28,2008,80,69,66,80,71,69,3,2</text:p>
      <text:p text:style-name="P1753">LB,Bill Houston,25,2011,76,81,60,71,68,70,3,2</text:p>
      <text:p text:style-name="P1754">LB,Panel Vale,26,2010,80,68,73,69,74,60,3,2</text:p>
      <text:p text:style-name="P1755">LB,Jesse White,24,2012,73,71,70,66,63,75,3,2</text:p>
      <text:p text:style-name="P1756">END_PLAYERS</text:p>
      <text:p text:style-name="P1757">######################################################################  Guns</text:p>
      <text:p text:style-name="P1758">Central HS Guns,CG</text:p>
      <text:p text:style-name="P1759">QB,Rakeem Don,28,2009,63,68,59,72,75,61,3,2</text:p>
      <text:p text:style-name="P1760">QB,Semor Costis,26,2010,65,67,60,68,69,60,3,2</text:p>
      <text:p text:style-name="P1761">RB,Kale Anderson,23,2014,67,70,65,68,71,55,3,2</text:p>
      <text:p text:style-name="P1762">RB,Buch Fisher,25,2012,68,65,60,59,65,54,3,2</text:p>
      <text:p text:style-name="P1763">RB,Chris Coughmen,33,2004,65,69,67,61,60,58,3,2</text:p>
      <text:p text:style-name="P1764">RB,Horus Rithel,31,2005,59,55,61,57,53,61,3,2</text:p>
      <text:p text:style-name="P1765">WR,Dieon Racon,27,2011,72,59,69,76,76,69,67,3,2</text:p>
      <text:p text:style-name="P1766">WR,Malcom Beatle,26,2010,67,66,60,74,61,68,3,2</text:p>
      <text:p text:style-name="P1767">WR,Oswell Ransey,22,2015,66,61,59,69,63,62,3,2</text:p>
      <text:p text:style-name="P1768">WR,Jared Pyrox,29,2008,54,58,61,71,58,45,3,2</text:p>
      <text:p text:style-name="P1769">WR,Fabian Bishop,28,2010,61,51,63,64,60,66,3,2</text:p>
      <text:p text:style-name="P1770">WR,Ernest Cathenger,27,2011,73,63,80,69,75,3,2</text:p>
      <text:p text:style-name="P1771">OL,Ronde White,24,2013,75,64,70,73,70,72,3,2</text:p>
      <text:p text:style-name="P1772">OL,Avery Ashley,33,2004,80,61,76,68,69,69,3,2</text:p>
      <text:p text:style-name="P1773">OL,Rico Chiles,32,2005,68,60,70,63,62,65,3,2</text:p>
      <text:p text:style-name="P1774">OL,Terri Perkins,27,2011,61,52,60,62,60,3,2</text:p>
      <text:p text:style-name="P1775">OL,Jaison Tutty,26,20012,60,57,54,54,59,3,2</text:p>
      <text:p text:style-name="P1776">OL,Dobe Hernandez,22,2015,65,60,48,51,58,60,3,2</text:p>
      <text:p text:style-name="P1777">OL,Harlod George,28,2010,63,34,53,47,65,3,2</text:p>
      <text:p text:style-name="P1778">OL,Marvin Smith,29,2009,61,55,52,46,60,3,2</text:p>
      <text:p text:style-name="P1779">OL,Jet Parker,23,2013,69,59,50,50,51,3,2</text:p>
      <text:p text:style-name="P1780">OL,Sted Rackt,26,2012,48,53,47,51,48,50,3,2</text:p>
      <text:p text:style-name="P1781">OL,Simon House,25,2012,56,61,43,50,44,56,3,2</text:p>
      <text:p text:style-name="P1782">K,Carl Tonie,29,2009,77,75,63,69,70,75,3,2</text:p>
      <text:p text:style-name="P1783">K,Key Kieth,33,2004,71,68,60,72,73,70,3,2</text:p>
      <text:p text:style-name="P1784">S,Ramon Needle,28,2010,73,68,76,74,68,57,3,2</text:p>
      <text:p text:style-name="P1785">S,Seven Packs,26,2012,67,76,66,68,72,69,3,2</text:p>
      <text:p text:style-name="P1786">CB,Pat Tin,24,2014,76,78,65,80,77,75,3,2</text:p>
      <text:p text:style-name="P1787">CB,Ramen Relt,22,2015,75,73,70,79,79,70,3,2</text:p>
      <text:p text:style-name="P1788">CB,Willie Knight,23,2015,71,68,71,66,73,71,3,2</text:p>
      <text:p text:style-name="P1789">CB,Harold Germany,28,2010,75,70,61,66,63,61,3,2</text:p>
      <text:p text:style-name="P1790">CB,Jan Priest,25,2012,70,65,62,63,60,59,3,2</text:p>
      <text:p text:style-name="P1791">CB,Cole Towel,26,2011,70,61,61,60,70,56,3,2</text:p>
      <text:p text:style-name="P1792">DL,Nick Henry,28,2009,73,71,76,73,60,78,3,2</text:p>
      <text:p text:style-name="P1793">DL,Mark Hope,25,2012,72,74,69,74,60,61,3,2</text:p>
      <text:p text:style-name="P1794">DL,Koleau Buke,24,2014,75,71,66,70,38,63,3,2</text:p>
      <text:p text:style-name="P1795">DL,Caleb Baden,28,2010,73,70,61,70,57,60,3,2</text:p>
      <text:p text:style-name="P1796">DL,Jacob Budden,28,2010,73,70,61,70,57,60,3,2</text:p>
      <text:p text:style-name="P1797">DL,Derrick Jodan,23,2014,70,66,65,63,60,50,3,2</text:p>
      <text:p text:style-name="P1798">DL,Rata Peterson,23,2015,70,60,63,67,52,51,3,2</text:p>
      <text:p text:style-name="P1799">DL,Cameron Ekrad,26,2011,71,66,61,61,50,50,3,2</text:p>
      <text:p text:style-name="P1800">DL,Terrel Ellis,26,2011,67,76,71,76,77,80,3,2</text:p>
      <text:p text:style-name="P1801">LB,Joshua Tellis,29,2008,68,71,67,66,70,77,3,2</text:p>
      <text:p text:style-name="P1802">LB,Raj Delee,27,2013,65,66,70,61,63,69,3,2</text:p>
      <text:p text:style-name="P1803">LB,Jackson Tide,32,2006,70,61,61,54,59,60,3,2</text:p>
      <text:p text:style-name="P1804">LB,Egnancio Dell,29,2009,67,59,60,58,61,64,3,2</text:p>
      <text:p text:style-name="P1805">LB,Samson Powers,25,2012,58,60,53,59,60,61,3,2</text:p>
      <text:p text:style-name="P1806">LB,Five One,28,2009,46,38,50,28,58,41,3,2</text:p>
      <text:p text:style-name="P1807">END_PLAYERS</text:p>
      <text:p text:style-name="P1808">######################################################################  Angels </text:p>
      <text:p text:style-name="P1809">St. Mary and Joesph Angels,MJA</text:p>
      <text:p text:style-name="P1810">QB,Beerus Turk,23,2014,79,78,84,83,78,81,3,2</text:p>
      <text:p text:style-name="P1811">QB,Diamond Lisk,30,2008,77,69,85,83,82,80,3,2</text:p>
      <text:p text:style-name="P1812">QB,Chad Gardwiler,28,2009,78,67,88,71,70,69,3,2</text:p>
      <text:p text:style-name="P1813">QB,Nafete Nirvang,33,2003,73,69,77,68,71,60,3,2</text:p>
      <text:p text:style-name="P1814">RB,Luffy Jocab,26,2010,80,71,83,79,83,79,3,2</text:p>
      <text:p text:style-name="P1815">RB,Nasir Miles,25,2012,77,71,81,68,71,3,2</text:p>
      <text:p text:style-name="P1816">RB,Cole Robinson,31,2005,71,68,78,79,68,72,78,3,2</text:p>
      <text:p text:style-name="P1817">RB,Andy Tarlone,27,2009,71,67,77,75,80,71,3,2</text:p>
      <text:p text:style-name="P1818">WR,Rah Johnson,25,2011,80,81,79,88,82,85,3,2</text:p>
      <text:p text:style-name="P1819">WR,Zane Wallace,28,2010,78,84,80,86,80,78,3,2</text:p>
      <text:p text:style-name="P1820">WR,Chile Davis,22,2013,77,80,81,79,76,80,3,2</text:p>
      <text:p text:style-name="P1821">WR,Mark Saint,29,2007,71,77,77,81,80,69,3,2</text:p>
      <text:p text:style-name="P1822">WR,Terrence Bob,27,2009,78,73,71,74,80,71,3,2</text:p>
      <text:p text:style-name="P1823">WR,Chance Oshay,24,2013,69,66,70,68,71,74,3,2</text:p>
      <text:p text:style-name="P1824">OL,Lenard Firey,26,2010,80,87,89,92,80,90,3,2</text:p>
      <text:p text:style-name="P1825">OL,Bosh Camper,26,2010,79,81,90,89,77,92,3,2</text:p>
      <text:p text:style-name="P1826">OL,Dexter Ocean,27,2009,76,78,77,88,75,89,3,2</text:p>
      <text:p text:style-name="P1827">OL,Athony Richard,31,2005,75,69,76,79,80,69,3,2</text:p>
      <text:p text:style-name="P1828">OL,Bain Boobley,23,2014,74,63,76,71,68,70,3,2</text:p>
      <text:p text:style-name="P1829">OL,Riley Mash,22,2015,73,62,68,79,61,60,3,2</text:p>
      <text:p text:style-name="P1830">OL,Yuko Punt,31,2005,70,61,67,68,65,70,3,2</text:p>
      <text:p text:style-name="P1831">OL,Tanner Vine,28,2010,66,70,61,63,65,64,3,2</text:p>
      <text:p text:style-name="P1832">OL,Katner Mlask,25,2011,58,70,68,61,55,54,3,2</text:p>
      <text:p text:style-name="P1833">OL,Mathew Kiss,23,2015,55,56,53,52,59,60,3,2</text:p>
      <text:p text:style-name="P1834">K,Orea Sean,22,2015,81,86,71,88,76,71,3,2</text:p>
      <text:p text:style-name="P1835">K,Wallie Suke,28,2010,78,80,73,79,76,69,3,2</text:p>
      <text:p text:style-name="P1836">K,Patrick Blat,24,2012,77,71,68,80,66,79,3,2</text:p>
      <text:p text:style-name="P1837">S,Andrew Rush,30,3006,68,72,66,71,68,64,3,2</text:p>
      <text:p text:style-name="P1838">S,Cody Gland,23,2014,70,68,61,63,61,60,3,2</text:p>
      <text:p text:style-name="P1839">CB,Tyler Philip,30,2006,71,69,64,75,78,65,3,2</text:p>
      <text:p text:style-name="P1840">CB,Gale Clean,25,2011,70,66,70,61,77,61,3,2</text:p>
      <text:p text:style-name="P1841">CB,Simon Hanson,31,2005,63,64,70,61,60,3,2</text:p>
      <text:p text:style-name="P1842">CB,John Math,31,2004,68,70,61,64,66,60,3,2</text:p>
      <text:p text:style-name="P1843">CB,Yollan Giovanny,27,2011,63,56,61,63,58,3,2</text:p>
      <text:p text:style-name="P1844">CB,joesph Logan,22,2015,68,59,66,63,64,60,3,2</text:p>
      <text:p text:style-name="P1845">CB,Carl Amy,25,2011,61,63,60,54,51,53,3,2</text:p>
      <text:p text:style-name="P1846">DL,Peter Lancast,24,2012,66,71,69,75,68,74,3,2</text:p>
      <text:p text:style-name="P1847">DL,London Ice,26,2011,67,69,71,68,73,70,3,2</text:p>
      <text:p text:style-name="P1848">DL,Joshua Bach,22,2015,69,71,63,61,60,58,3,2</text:p>
      <text:p text:style-name="P1849">DL,Bash Fargo,22,2015,59,64,67,61,68,60,3,2</text:p>
      <text:p text:style-name="P1850">DL,Samuel Express,27,2012,60,58,63,59,61,60,3,2</text:p>
      <text:p text:style-name="P1851">DL,Naserith Cred,23,2014,61,60,53,50,52,61,3,2</text:p>
      <text:p text:style-name="P1852">DL,Luky Randa,29,2007,57,60,55,48,,46,46,49,3,2</text:p>
      <text:p text:style-name="P1853">DL,Bishop Chase,22,2015,56,41,48,40,51,48,3,2</text:p>
      <text:p text:style-name="P1854">DL,Jacob Bryan,21,2015,59,60,4,43,41,45,3,2</text:p>
      <text:p text:style-name="P1855">LB,Bradly Title,30,2007,63,68,64,69,68,77,3,2</text:p>
      <text:p text:style-name="P1856">LB,Ethan Little,23,2014,61,67,60,66,69,71,3,2</text:p>
      <text:p text:style-name="P1857">LB,Dustin Car,34,2004,66,70,59,68,71,66,3,2</text:p>
      <text:p text:style-name="P1858">LB,Marcellus Red,33,2003,56,61,61,66,70,61,3,2</text:p>
      <text:p text:style-name="P1859">LB,Daniel Pine,23,2014,49,58,60,61,61,60,3,2</text:p>
      <text:p text:style-name="P1860">LB,Eduardo Brown,27,2011,46,60,59,58,59,60,3,2</text:p>
      <text:p text:style-name="P1861">END_PLAYERS</text:p>
      <text:p text:style-name="P1862"/>
      <text:p text:style-name="P18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5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er" style:display-name="Header" style:family="paragraph" style:parent-style-name="Normal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-asian="Times New Roman"/>
    </style:style>
    <style:style style:name="Footer" style:display-name="Footer" style:family="paragraph" style:parent-style-name="Normal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asian="Times New Roman"/>
    </style:style>
    <style:style style:name="PageNumber" style:display-name="Page Number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Preformatted" style:display-name="HTML Preformatted" style:family="paragraph" style:parent-style-name="Normal">
      <style:paragraph-properties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1" style:display-name="HTML Preformatted Char1" style:family="text" style:parent-style-name="DefaultParagraphFont">
      <style:text-properties style:font-name="Consolas" style:font-name-asian="Times New Roman" fo:font-size="10pt" style:font-size-asian="10pt" style:font-size-complex="10pt"/>
    </style:style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a0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in" fo:margin-left="0.1in" fo:margin-bottom="0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margin-right="0.25in"/>
    </style:style>
    <style:style style:name="F3" style:parent-style-name="a0" style:family="graphic">
      <style:graphic-properties style:wrap="none" draw:stroke="none" draw:fill="none" fo:border="none" fo:padding="0in" style:shadow="none" style:vertical-rel="paragraph" style:horizontal-rel="page-content" style:horizontal-pos="right" style:vertical-pos="from-top" style:writing-mode="lr-tb"/>
    </style:style>
  </office:automatic-styles>
  <office:master-styles>
    <style:master-page style:name="MP0" style:page-layout-name="PL0">
      <style:footer>
        <text:p text:style-name="P2"><draw:frame draw:style-name="F3" text:anchor-type="paragraph" svg:y="0.0006in" draw:z-index="0"><draw:text-box fo:min-height="0in" fo:min-width="0in"><text:p text:style-name="Footer"><text:span text:style-name="PageNumber">Page<text:s/></text:span><text:span text:style-name="PageNumber"><text:page-number text:fixed="false">25</text:page-number></text:span><text:span text:style-name="PageNumber"><text:s/>of<text:s/></text:span><text:span text:style-name="PageNumber"><text:page-count>113</text:page-count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hael Houston</meta:initial-creator>
    <dc:creator>Michael Houston</dc:creator>
    <meta:creation-date>2018-08-17T05:02:00Z</meta:creation-date>
    <dc:date>2018-08-17T05:02:00Z</dc:date>
    <meta:template xlink:href="Normal" xlink:type="simple"/>
    <meta:editing-cycles>2</meta:editing-cycles>
    <meta:editing-duration>PT0S</meta:editing-duration>
    <meta:document-statistic meta:page-count="5" meta:paragraph-count="170" meta:word-count="12716" meta:character-count="85032" meta:row-count="604" meta:non-whitespace-character-count="72486"/>
  </office:meta>
</office:document-meta>
</file>